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Pictures/100002000000001100000011B67B045FCAD2809B.png" manifest:media-type="image/png"/>
  <manifest:file-entry manifest:full-path="Pictures/100002000000000F00000011F8A84753E8C951DE.png" manifest:media-type="image/png"/>
  <manifest:file-entry manifest:full-path="Pictures/200000160000014D00000179F7199541A00D4463.svm" manifest:media-type="image/x-svm"/>
  <manifest:file-entry manifest:full-path="Pictures/1000020000000011000000124A0DF48ACE0185EC.png" manifest:media-type="image/png"/>
  <manifest:file-entry manifest:full-path="Pictures/1000020000000012000000122339D1E4C99428BB.png" manifest:media-type="image/png"/>
  <manifest:file-entry manifest:full-path="Pictures/10000200000000130000001068F5C9F8FBEBF234.png" manifest:media-type="image/png"/>
  <manifest:file-entry manifest:full-path="Pictures/200000160000019D000001607572561D5F7E2D74.svm" manifest:media-type="image/x-svm"/>
  <manifest:file-entry manifest:full-path="Pictures/20000016000001770000018ECCBF48DCF4254E05.svm" manifest:media-type="image/x-svm"/>
  <manifest:file-entry manifest:full-path="Pictures/1000020000000010000000106D08CA1BD2A131E6.png" manifest:media-type="image/png"/>
  <manifest:file-entry manifest:full-path="Pictures/10000000000000080000000804B398AF1D13287F.png" manifest:media-type="image/png"/>
  <manifest:file-entry manifest:full-path="Pictures/200000160000016B000001604FF208BA186EC24A.svm" manifest:media-type="image/x-svm"/>
  <manifest:file-entry manifest:full-path="Pictures/100002000000001100000010208624728676781C.png" manifest:media-type="image/png"/>
  <manifest:file-entry manifest:full-path="Pictures/20000016000001BA0000018E9EAD0F06A2DB8B5C.svm" manifest:media-type="image/x-svm"/>
  <manifest:file-entry manifest:full-path="Pictures/10000000000000590000004770A54E90FE7DADBF.png" manifest:media-type="image/png"/>
  <manifest:file-entry manifest:full-path="Pictures/1000020000000014000000121B20FB46A694C480.png" manifest:media-type="image/png"/>
  <manifest:file-entry manifest:full-path="Pictures/200000160000016600000160A10EAAA22C33D3F8.svm" manifest:media-type="image/x-svm"/>
  <manifest:file-entry manifest:full-path="Pictures/1000000000000020000000204B249CA79A42C6D7.png" manifest:media-type="image/png"/>
  <manifest:file-entry manifest:full-path="Pictures/1000020100000A26000000ECB5CB7417BB67109D.png" manifest:media-type="image/png"/>
  <manifest:file-entry manifest:full-path="Pictures/200000160000017B0000018E3A22CFFC1705831D.svm" manifest:media-type="image/x-svm"/>
  <manifest:file-entry manifest:full-path="Pictures/100002000000001100000012025F8DCF00D01DE5.png" manifest:media-type="image/png"/>
  <manifest:file-entry manifest:full-path="Pictures/10000000000000080000000884D992FE4BA6D708.png" manifest:media-type="image/png"/>
  <manifest:file-entry manifest:full-path="Pictures/1000000000000462000000589ACB62EABBDEC345.png" manifest:media-type="image/png"/>
  <manifest:file-entry manifest:full-path="Pictures/20000016000001840000018E9D79C29D9027D1A8.svm" manifest:media-type="image/x-svm"/>
  <manifest:file-entry manifest:full-path="Pictures/100000000000005E0000005E2AE0DE6D99012D70.png" manifest:media-type="image/png"/>
  <manifest:file-entry manifest:full-path="Pictures/100000000000005E0000005E667D0165F7F6D00A.png" manifest:media-type="image/png"/>
  <manifest:file-entry manifest:full-path="Pictures/200000160000017B00000160F36A2FE620BE6EBD.svm" manifest:media-type="image/x-svm"/>
  <manifest:file-entry manifest:full-path="Pictures/10000200000000100000001051CBAB3E0FBF0FE6.png" manifest:media-type="image/png"/>
  <manifest:file-entry manifest:full-path="Pictures/20000016000001910000018E1CC35465048EB635.svm" manifest:media-type="image/x-svm"/>
  <manifest:file-entry manifest:full-path="Pictures/200000160000017700000179BDFB1512F44B4625.svm" manifest:media-type="image/x-svm"/>
  <manifest:file-entry manifest:full-path="Pictures/100002000000001200000012AF4C86C705628D5F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9.603cm" fo:margin-left="0cm" fo:margin-top="0.101cm" fo:margin-bottom="0cm" table:align="left" fo:background-color="transparent">
        <style:background-image/>
      </style:table-properties>
    </style:style>
    <style:style style:name="Table2.A" style:family="table-column">
      <style:table-column-properties style:column-width="2.401cm"/>
    </style:style>
    <style:style style:name="Table2.1" style:family="table-row">
      <style:table-row-properties style:min-row-height="1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style:vertical-align="middle" fo:background-color="#a9ce7b" fo:padding="0cm" fo:border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.D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">
      <style:text-properties officeooo:paragraph-rsid="03335086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remier_5f_Titre_5f_Exercices_5f_avec_5f_Num_5f_Exo_5f_sans_5f_Titre" style:list-style-name="_5f_Numérotation_20_des_20_exercices" style:master-page-name="_31__5f_1_5f_SERIE_5f_G_5f_GAUCHE_5f_ET_5f_DROITE_5f_2COL">
      <style:paragraph-properties style:page-number="auto"/>
    </style:style>
    <style:style style:name="P111" style:family="paragraph" style:parent-style-name="_5f_Titre_5f_Exercices_5f_sans_5f_Titre" style:list-style-name="_5f_Numérotation_20_des_20_exercices"/>
    <style:style style:name="P112" style:family="paragraph" style:parent-style-name="_5f_Titre_5f_Exercices_5f_sans_5f_Titre" style:list-style-name="_5f_Numérotation_20_des_20_exercices" style:master-page-name="_31__5f_1_5f_SERIE_5f_G_5f_GAUCHE_5f_ET_5f_DROITE_5f_1COL">
      <style:paragraph-properties style:page-number="auto"/>
    </style:style>
    <style:style style:name="P11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style:paragraph-properties fo:text-align="center"/>
    </style:style>
    <style:style style:name="P118" style:family="paragraph">
      <loext:graphic-properties draw:fill="solid" draw:fill-color="#d7e12c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1" style:family="paragraph">
      <loext:graphic-properties draw:fill="solid" draw:fill-color="#1ca2b8"/>
    </style:style>
    <style:style style:name="P1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c0c0c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784b0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b4780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margin-left="0cm" fo:margin-right="0cm" fo:margin-top="0cm" fo:margin-bottom="0cm" fo:line-height="100%" fo:text-indent="0cm"/>
    </style:style>
    <style:style style:name="P13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style:paragraph-properties fo:margin-left="0cm" fo:margin-right="0cm" fo:margin-top="0cm" fo:margin-bottom="0cm" fo:line-height="100%" fo:text-indent="0cm" style:writing-mode="lr-tb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/>
      <style:paragraph-properties fo:text-align="center"/>
    </style:style>
    <style:style style:name="P154" style:family="paragraph">
      <loext:graphic-properties draw:fill="solid" draw:fill-color="#7fb241"/>
    </style:style>
    <style:style style:name="P15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2" style:family="text">
      <style:text-properties officeooo:rsid="0160d7ef"/>
    </style:style>
    <style:style style:name="T153" style:family="text">
      <style:text-properties officeooo:rsid="0072f07f"/>
    </style:style>
    <style:style style:name="T154" style:family="text">
      <style:text-properties officeooo:rsid="0268e0aa"/>
    </style:style>
    <style:style style:name="T155" style:family="text">
      <style:text-properties officeooo:rsid="026ec296"/>
    </style:style>
    <style:style style:name="T156" style:family="text">
      <style:text-properties officeooo:rsid="0272f9e5"/>
    </style:style>
    <style:style style:name="T157" style:family="text">
      <style:text-properties officeooo:rsid="02757f12"/>
    </style:style>
    <style:style style:name="T158" style:family="text">
      <style:text-properties officeooo:rsid="02735980"/>
    </style:style>
    <style:style style:name="T159" style:family="text">
      <style:text-properties officeooo:rsid="01b6dc57"/>
    </style:style>
    <style:style style:name="T160" style:family="text">
      <style:text-properties officeooo:rsid="00b5d2d1"/>
    </style:style>
    <style:style style:name="T161" style:family="text">
      <style:text-properties officeooo:rsid="015f088a"/>
    </style:style>
    <style:style style:name="T162" style:family="text">
      <style:text-properties officeooo:rsid="01f8729d"/>
    </style:style>
    <style:style style:name="T163" style:family="text">
      <style:text-properties officeooo:rsid="010c4d3a"/>
    </style:style>
    <style:style style:name="T164" style:family="text">
      <style:text-properties fo:font-size="16pt" style:font-size-asian="16pt" style:font-size-complex="16pt"/>
    </style:style>
    <style:style style:name="T165" style:family="text">
      <style:text-properties officeooo:rsid="00b6801f"/>
    </style:style>
    <style:style style:name="T166" style:family="text">
      <style:text-properties officeooo:rsid="016f3374"/>
    </style:style>
    <style:style style:name="T167" style:family="text">
      <style:text-properties officeooo:rsid="014407b5"/>
    </style:style>
    <style:style style:name="T168" style:family="text">
      <style:text-properties officeooo:rsid="008d016c"/>
    </style:style>
    <style:style style:name="T169" style:family="text">
      <style:text-properties officeooo:rsid="009e3fdd"/>
    </style:style>
    <style:style style:name="T170" style:family="text">
      <style:text-properties officeooo:rsid="00a4cf55"/>
    </style:style>
    <style:style style:name="T171" style:family="text">
      <style:text-properties officeooo:rsid="005a3fa8"/>
    </style:style>
    <style:style style:name="T172" style:family="text">
      <style:text-properties officeooo:rsid="00415f3a"/>
    </style:style>
    <style:style style:name="T173" style:family="text">
      <style:text-properties officeooo:rsid="00386ebd"/>
    </style:style>
    <style:style style:name="T174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5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6" style:family="text">
      <style:text-properties officeooo:rsid="00a59a60"/>
    </style:style>
    <style:style style:name="T177" style:family="text">
      <style:text-properties officeooo:rsid="01fe03f2"/>
    </style:style>
    <style:style style:name="T178" style:family="text">
      <style:text-properties officeooo:rsid="0096b4e2"/>
    </style:style>
    <style:style style:name="T179" style:family="text">
      <style:text-properties officeooo:rsid="0032e83a"/>
    </style:style>
    <style:style style:name="T180" style:family="text">
      <style:text-properties officeooo:rsid="002b33ed"/>
    </style:style>
    <style:style style:name="T181" style:family="text">
      <style:text-properties officeooo:rsid="00a59037"/>
    </style:style>
    <style:style style:name="T182" style:family="text">
      <style:text-properties style:use-window-font-color="true" loext:opacity="0%"/>
    </style:style>
    <style:style style:name="T183" style:family="text">
      <style:text-properties style:use-window-font-color="true" loext:opacity="0%" style:font-name="Bitstream Vera Sans" fo:font-size="10pt" fo:font-style="normal" fo:font-weight="normal" officeooo:rsid="03335086"/>
    </style:style>
    <style:style style:name="T184" style:family="text">
      <style:text-properties fo:language="fr" fo:country="FR" style:language-asian="zh" style:country-asian="CN" style:language-complex="hi" style:country-complex="IN"/>
    </style:style>
    <style:style style:name="T185" style:family="text">
      <style:text-properties officeooo:rsid="0334e222"/>
    </style:style>
    <style:style style:name="T186" style:family="text"/>
    <style:style style:name="T187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8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foreground"/>
    </style:style>
    <style:style style:name="gr15" style:family="graphic">
      <style:graphic-properties draw:stroke="none" draw:stroke-dash="Dashed_20__28_var_29__20_2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2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3cm" svg:stroke-color="#069a2e" draw:marker-start="" draw:marker-start-width="0.346cm" draw:marker-start-center="false" draw:marker-end="" draw:marker-end-width="0.346cm" draw:marker-end-center="false" draw:fill="none" draw:fill-color="#c0c0c0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3cm" svg:stroke-color="#ff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3cm" svg:stroke-color="#0000ff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3cm" svg:stroke-color="#0000ff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0.986cm" fo:min-width="3.05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9ce7b" draw:textarea-horizontal-align="justify" draw:textarea-vertical-align="middle" draw:auto-grow-height="false" fo:min-height="0.982cm" fo:min-width="3.06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84b04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b47804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solid" draw:fill-color="#ffff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solid" draw:fill-color="#fffff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1.164cm" fo:min-width="3.05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9ce7b" draw:textarea-horizontal-align="justify" draw:textarea-vertical-align="middle" draw:auto-grow-height="false" fo:min-height="1.164cm" fo:min-width="3.07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669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669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none" draw:stroke-dash="Dashed_20__28_var_29__20_434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cm" fo:min-width="0.28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" style:family="graphic">
      <style:graphic-properties draw:stroke="none" draw:stroke-dash="Dashed_20__28_var_29__20_437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2cm" fo:min-width="0.2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6" style:family="graphic">
      <style:graphic-properties draw:stroke="none" draw:stroke-dash="Dashed_20__28_var_29__20_438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cm" fo:min-width="0.25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7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1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1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solid" draw:stroke-dash="Dashed_20__28_var_29__20_670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670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none" draw:stroke-dash="Dashed_20__28_var_29__20_449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3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5" style:family="graphic">
      <style:graphic-properties draw:stroke="none" draw:stroke-dash="Dashed_20__28_var_29__20_450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6" style:family="graphic">
      <style:graphic-properties draw:stroke="none" draw:stroke-dash="Dashed_20__28_var_29__20_451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7" style:family="graphic">
      <style:graphic-properties draw:stroke="solid" draw:stroke-dash="Dashed_20__28_var_29__20_671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671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none" draw:stroke-dash="Dashed_20__28_var_29__20_452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0" style:family="graphic">
      <style:graphic-properties draw:stroke="none" draw:stroke-dash="Dashed_20__28_var_29__20_453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6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1" style:family="graphic">
      <style:graphic-properties draw:stroke="none" draw:stroke-dash="Dashed_20__28_var_29__20_454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670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670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none" draw:stroke-dash="Dashed_20__28_var_29__20_435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6" style:family="graphic">
      <style:graphic-properties draw:stroke="none" draw:stroke-dash="Dashed_20__28_var_29__20_436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3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7" style:family="graphic">
      <style:graphic-properties draw:stroke="none" draw:stroke-dash="Dashed_20__28_var_29__20_439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3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8" style:family="graphic">
      <style:graphic-properties draw:stroke="solid" draw:stroke-dash="Dashed_20__28_var_29__20_670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670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none" draw:stroke-dash="Dashed_20__28_var_29__20_440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3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1" style:family="graphic">
      <style:graphic-properties draw:stroke="none" draw:stroke-dash="Dashed_20__28_var_29__20_441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2" style:family="graphic">
      <style:graphic-properties draw:stroke="none" draw:stroke-dash="Dashed_20__28_var_29__20_442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3" style:family="graphic">
      <style:graphic-properties draw:stroke="solid" draw:stroke-dash="Dashed_20__28_var_29__20_670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670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none" draw:stroke-dash="Dashed_20__28_var_29__20_428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6" style:family="graphic">
      <style:graphic-properties draw:stroke="none" draw:stroke-dash="Dashed_20__28_var_29__20_429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7" style:family="graphic">
      <style:graphic-properties draw:stroke="none" draw:stroke-dash="Dashed_20__28_var_29__20_430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8" style:family="graphic">
      <style:graphic-properties draw:stroke="solid" draw:stroke-dash="Dashed_20__28_var_29__20_669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draw:stroke-dash="Dashed_20__28_var_29__20_669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none" draw:stroke-dash="Dashed_20__28_var_29__20_427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1" style:family="graphic">
      <style:graphic-properties draw:stroke="none" draw:stroke-dash="Dashed_20__28_var_29__20_443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2" style:family="graphic">
      <style:graphic-properties draw:stroke="none" draw:stroke-dash="Dashed_20__28_var_29__20_444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3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670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ed_20__28_var_29__20_670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none" draw:stroke-dash="Dashed_20__28_var_29__20_431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7" style:family="graphic">
      <style:graphic-properties draw:stroke="none" draw:stroke-dash="Dashed_20__28_var_29__20_432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8" style:family="graphic">
      <style:graphic-properties draw:stroke="none" draw:stroke-dash="Dashed_20__28_var_29__20_433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9ce7b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Dashed_20__28_var_29__20_669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3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none" draw:stroke-dash="Dashed_20__28_var_29__20_66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3" style:family="graphic">
      <style:graphic-properties draw:stroke="none" draw:stroke-dash="Dashed_20__28_var_29__20_31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04cm" fo:min-width="0.21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4" style:family="graphic">
      <style:graphic-properties draw:stroke="none" draw:stroke-dash="Dashed_20__28_var_29__20_66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04cm" fo:min-width="0.18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5" style:family="graphic">
      <style:graphic-properties draw:stroke="solid" draw:stroke-dash="Dashed_20__28_var_29__20_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3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none" draw:stroke-dash="Dashed_20__28_var_29__20_3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8" style:family="graphic">
      <style:graphic-properties draw:stroke="none" draw:stroke-dash="Dashed_20__28_var_29__20_3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9" style:family="graphic">
      <style:graphic-properties draw:stroke="none" draw:stroke-dash="Dashed_20__28_var_29__20_3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0" style:family="graphic">
      <style:graphic-properties draw:stroke="solid" draw:stroke-dash="Dashed_20__28_var_29__20_2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2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3" style:family="graphic">
      <style:graphic-properties draw:stroke="none" draw:stroke-dash="Dashed_20__28_var_29__20_2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4" style:family="graphic">
      <style:graphic-properties draw:stroke="none" draw:stroke-dash="Dashed_20__28_var_29__20_30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5" style:family="graphic">
      <style:graphic-properties draw:stroke="none" draw:stroke-dash="Dashed_20__28_var_29__20_30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6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79cm" fo:min-width="1.72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draw:stroke-dash="Dashed_20__28_var_29__20_2" svg:stroke-width="0.019cm" svg:stroke-color="#000000" draw:marker-start="" draw:marker-start-width="0.24cm" draw:marker-start-center="false" draw:marker-end="" draw:marker-end-width="0.24cm" draw:marker-end-center="false" draw:fill="solid" draw:fill-color="#729fc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8" style:family="graphic">
      <style:graphic-properties draw:stroke="solid" draw:stroke-dash="Dashed_20__28_var_29__20_2" svg:stroke-width="0.019cm" svg:stroke-color="#000000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9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51cm" fo:min-width="1.7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1" style:family="graphic">
      <style:graphic-properties draw:stroke="solid" draw:stroke-dash="Dashed_20__28_var_29__20_2" svg:stroke-width="0.019cm" svg:stroke-color="#999999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2" style:family="graphic">
      <style:graphic-properties draw:stroke="solid" draw:stroke-dash="Dashed_20__28_var_29__20_2" svg:stroke-width="0.011cm" svg:stroke-color="#999999" draw:marker-start="" draw:marker-start-width="0.22cm" draw:marker-start-center="false" draw:marker-end="" draw:marker-end-width="0.22cm" draw:marker-end-center="false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13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stroke-linejoin="non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487cm" fo:min-width="1.235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7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485cm" fo:min-width="1.23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487cm" fo:min-width="1.23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485cm" fo:min-width="1.235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492cm" fo:min-width="1.23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868cm" fo:min-width="1.617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2.007cm" fo:min-width="1.757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76cm" fo:min-width="1.72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4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28cm" fo:min-width="1.67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draw:stroke-dash="Dashed_20__28_var_29__20_2" svg:stroke-width="0.049cm" svg:stroke-color="#000000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1.954cm" fo:min-width="1.702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0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231" draw:name="Shape2_0" draw:style-name="gr11" draw:text-style-name="P120" svg:width="3.857cm" svg:height="0.803cm" draw:transform="rotate (0.0872664625997165) translate (0.693208333333333cm 1.44286111111111cm)">
        <draw:text-box>
          <text:p text:style-name="P117"><text:span text:style-name="T187">Série 1</text:span></text:p>
        </draw:text-box>
      </draw:frame>
      <draw:path text:anchor-type="page" text:anchor-page-number="2" draw:z-index="230" draw:name="Shape1_12" draw:style-name="gr12" draw:text-style-name="P121" svg:width="4.199cm" svg:height="2.24cm" svg:x="0cm" svg:y="0.001cm" svg:viewBox="0 0 4200 2241" svg:d="M0 2241l3864-288c203-15 352-168 335-342l-165-1611h-4034z">
        <text:p/>
      </draw:path>
      <draw:frame text:anchor-type="page" text:anchor-page-number="1" draw:z-index="229" draw:name="Shape2_4" draw:style-name="gr11" draw:text-style-name="P120" svg:width="3.857cm" svg:height="0.803cm" draw:transform="rotate (0.0872664625997165) translate (0.693208333333333cm 1.44286111111111cm)">
        <draw:text-box>
          <text:p text:style-name="P117"><text:span text:style-name="T187">S</text:span><text:span text:style-name="T187">é</text:span><text:span text:style-name="T187">r</text:span><text:span text:style-name="T187">i</text:span><text:span text:style-name="T187">e</text:span><text:span text:style-name="T187"> </text:span><text:span text:style-name="T187">1</text:span></text:p>
        </draw:text-box>
      </draw:frame>
      <draw:path text:anchor-type="page" text:anchor-page-number="1" draw:z-index="228" draw:name="Shape1_11" draw:style-name="gr12" draw:text-style-name="P121" svg:width="4.199cm" svg:height="2.24cm" svg:x="0cm" svg:y="0.001cm" svg:viewBox="0 0 4200 2241" svg:d="M0 2241l3864-288c203-15 352-168 335-342l-165-1611h-4034z">
        <text:p/>
      </draw:path>
      <text:list xml:id="list2315292907" text:style-name="_5f_Numérotation_20_des_20_exercices">
        <text:list-item>
          <text:h text:style-name="P110" text:outline-level="1"><text:span text:style-name="_5f_Caractères">Compare l’ouverture des deux portes :</text:span></text:h>
        </text:list-item>
      </text:list>
      <text:h text:style-name="_5f_Paragraphe" text:outline-level="1"><draw:g text:anchor-type="char" draw:z-index="226" draw:name="Shape12_0" draw:style-name="gr21"><draw:line draw:style-name="gr22" draw:text-style-name="P128" svg:x1="0.619cm" svg:y1="4.259cm" svg:x2="0.619cm" svg:y2="4.434cm"><text:p/></draw:line><draw:line draw:style-name="gr22" draw:text-style-name="P128" svg:x1="0.794cm" svg:y1="4.259cm" svg:x2="0.619cm" svg:y2="4.259cm"><text:p/></draw:line><draw:line draw:style-name="gr22" draw:text-style-name="P128" svg:x1="0.794cm" svg:y1="4.255cm" svg:x2="0.794cm" svg:y2="0.062cm"><text:p/></draw:line><draw:line draw:style-name="gr22" draw:text-style-name="P128" svg:x1="3.415cm" svg:y1="0.062cm" svg:x2="0.794cm" svg:y2="0.062cm"><text:p/></draw:line><draw:line draw:style-name="gr22" draw:text-style-name="P128" svg:x1="3.414cm" svg:y1="0.062cm" svg:x2="3.414cm" svg:y2="4.255cm"><text:p/></draw:line><draw:line draw:style-name="gr22" draw:text-style-name="P128" svg:x1="3.589cm" svg:y1="4.259cm" svg:x2="3.414cm" svg:y2="4.259cm"><text:p/></draw:line><draw:line draw:style-name="gr22" draw:text-style-name="P128" svg:x1="3.588cm" svg:y1="4.259cm" svg:x2="3.588cm" svg:y2="4.434cm"><text:p/></draw:line><draw:line draw:style-name="gr22" draw:text-style-name="P128" svg:x1="0.881cm" svg:y1="4.43cm" svg:x2="0.619cm" svg:y2="4.43cm"><text:p/></draw:line><draw:line draw:style-name="gr22" draw:text-style-name="P128" svg:x1="0.881cm" svg:y1="4.43cm" svg:x2="0.881cm" svg:y2="0.149cm"><text:p/></draw:line><draw:line draw:style-name="gr22" draw:text-style-name="P128" svg:x1="3.327cm" svg:y1="0.149cm" svg:x2="0.881cm" svg:y2="0.149cm"><text:p/></draw:line><draw:line draw:style-name="gr22" draw:text-style-name="P128" svg:x1="3.329cm" svg:y1="4.43cm" svg:x2="3.329cm" svg:y2="0.149cm"><text:p/></draw:line><draw:line draw:style-name="gr22" draw:text-style-name="P128" svg:x1="3.591cm" svg:y1="4.43cm" svg:x2="3.329cm" svg:y2="4.43cm"><text:p/></draw:line><draw:custom-shape draw:style-name="gr23" draw:text-style-name="P129" svg:width="4.968cm" svg:height="1.749cm" draw:transform="rotate (-1.5707963267949) translate (2.71286111111111cm 0.119944444444444cm)"><text:p/><draw:enhanced-geometry svg:viewBox="0 0 21600 21600" draw:glue-points="?f6 0 10800 ?f8 ?f11 10800 ?f9 21600 10800 ?f10 ?f5 10800" draw:text-areas="?f3 ?f3 ?f4 ?f4" draw:type="parallelogram" draw:modifiers="2997.4805038992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4" draw:text-style-name="P130" svg:width="4.98cm" svg:height="1.745cm" draw:transform="rotate (-1.5707963267949) translate (2.62995833333333cm 0.149930555555556cm)"><text:p/><draw:enhanced-geometry svg:viewBox="0 0 21600 21600" draw:glue-points="?f6 0 10800 ?f8 ?f11 10800 ?f9 21600 10800 ?f10 ?f5 10800" draw:text-areas="?f3 ?f3 ?f4 ?f4" draw:type="parallelogram" draw:modifiers="2997.4805038992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22" draw:text-style-name="P128" svg:x1="2.715cm" svg:y1="0.85cm" svg:x2="2.628cm" svg:y2="0.85cm"><text:p/></draw:line><draw:polygon draw:style-name="gr25" draw:text-style-name="P129" svg:width="0.086cm" svg:height="4.315cm" svg:x="2.628cm" svg:y="0.814cm" svg:viewBox="0 0 87 4316" draw:points="87,0 0,36 0,4316 87,4281"><text:p/></draw:polygon><draw:polygon draw:style-name="gr26" draw:text-style-name="P131" svg:width="2.969cm" svg:height="4.367cm" svg:x="0.619cm" svg:y="0.062cm" svg:viewBox="0 0 2970 4368" draw:points="0,4193 0,4368 262,4368 262,87 2708,87 2708,4368 2970,4368 2970,4193 2795,4193 2795,0 175,0 175,4193 175,4193"><text:p/></draw:polygon><draw:line draw:style-name="gr22" draw:text-style-name="P128" svg:x1="2.715cm" svg:y1="2.822cm" svg:x2="2.628cm" svg:y2="2.86cm"><text:p/></draw:line><draw:line draw:style-name="gr22" draw:text-style-name="P128" svg:x1="2.345cm" svg:y1="2.735cm" svg:x2="2.628cm" svg:y2="2.858cm"><text:p/></draw:line><draw:line draw:style-name="gr22" draw:text-style-name="P128" svg:x1="2.345cm" svg:y1="2.909cm" svg:x2="2.628cm" svg:y2="3.032cm"><text:p/></draw:line><draw:line draw:style-name="gr22" draw:text-style-name="P128" svg:x1="2.715cm" svg:y1="2.996cm" svg:x2="2.628cm" svg:y2="3.034cm"><text:p/></draw:line><draw:line draw:style-name="gr22" draw:text-style-name="P128" svg:x1="2.345cm" svg:y1="2.735cm" svg:x2="2.345cm" svg:y2="2.91cm"><text:p/></draw:line><draw:polygon draw:style-name="gr27" draw:text-style-name="P132" svg:width="0.436cm" svg:height="0.436cm" svg:x="2.283cm" svg:y="2.683cm" svg:viewBox="0 0 437 437" draw:points="349,140 0,0 0,289 349,437 437,390 437,76"><text:p/></draw:polygon><draw:line draw:style-name="gr22" draw:text-style-name="P128" svg:x1="2.628cm" svg:y1="2.772cm" svg:x2="2.628cm" svg:y2="3.121cm"><text:p/></draw:line><draw:custom-shape draw:style-name="gr28" draw:text-style-name="P133" svg:width="0.066cm" svg:height="0.087cm" svg:x="2.628cm" svg:y="2.946cm"><text:p/><draw:enhanced-geometry svg:viewBox="0 0 21600 21600" draw:type="rectangle" draw:enhanced-path="M 0 0 L 21600 0 21600 21600 0 21600 0 0 Z N"/></draw:custom-shape><draw:polygon draw:style-name="gr29" draw:text-style-name="P133" svg:width="0.065cm" svg:height="0.037cm" svg:x="2.628cm" svg:y="2.906cm" svg:viewBox="0 0 66 38" draw:points="65,38 66,0 0,38"><text:p/></draw:polygon><draw:line draw:style-name="gr22" draw:text-style-name="P128" svg:x1="7.961cm" svg:y1="4.259cm" svg:x2="7.961cm" svg:y2="4.434cm"><text:p/></draw:line><draw:line draw:style-name="gr22" draw:text-style-name="P128" svg:x1="7.782cm" svg:y1="4.259cm" svg:x2="7.957cm" svg:y2="4.259cm"><text:p/></draw:line><draw:line draw:style-name="gr22" draw:text-style-name="P128" svg:x1="7.782cm" svg:y1="4.255cm" svg:x2="7.782cm" svg:y2="0.062cm"><text:p/></draw:line><draw:line draw:style-name="gr22" draw:text-style-name="P128" svg:x1="5.161cm" svg:y1="0.062cm" svg:x2="7.782cm" svg:y2="0.062cm"><text:p/></draw:line><draw:line draw:style-name="gr22" draw:text-style-name="P128" svg:x1="5.161cm" svg:y1="0.062cm" svg:x2="5.161cm" svg:y2="4.255cm"><text:p/></draw:line><draw:line draw:style-name="gr22" draw:text-style-name="P128" svg:x1="4.985cm" svg:y1="4.259cm" svg:x2="5.16cm" svg:y2="4.259cm"><text:p/></draw:line><draw:line draw:style-name="gr22" draw:text-style-name="P128" svg:x1="4.985cm" svg:y1="4.259cm" svg:x2="4.985cm" svg:y2="4.434cm"><text:p/></draw:line><draw:line draw:style-name="gr22" draw:text-style-name="P128" svg:x1="7.695cm" svg:y1="4.43cm" svg:x2="7.957cm" svg:y2="4.43cm"><text:p/></draw:line><draw:line draw:style-name="gr22" draw:text-style-name="P128" svg:x1="7.695cm" svg:y1="4.43cm" svg:x2="7.695cm" svg:y2="0.149cm"><text:p/></draw:line><draw:line draw:style-name="gr22" draw:text-style-name="P128" svg:x1="5.249cm" svg:y1="0.149cm" svg:x2="7.695cm" svg:y2="0.149cm"><text:p/></draw:line><draw:line draw:style-name="gr22" draw:text-style-name="P128" svg:x1="5.249cm" svg:y1="4.43cm" svg:x2="5.249cm" svg:y2="0.149cm"><text:p/></draw:line><draw:line draw:style-name="gr22" draw:text-style-name="P128" svg:x1="4.985cm" svg:y1="4.43cm" svg:x2="5.247cm" svg:y2="4.43cm"><text:p/></draw:line><draw:custom-shape draw:style-name="gr30" draw:text-style-name="P129" svg:width="4.783cm" svg:height="1.923cm" draw:transform="rotate (-1.5707963267949) translate (7.60941666666667cm 0.128763888888889cm)"><text:p/><draw:enhanced-geometry svg:viewBox="0 0 21600 21600" draw:mirror-horizontal="true" draw:glue-points="?f6 0 10800 ?f8 ?f11 10800 ?f9 21600 10800 ?f10 ?f5 10800" draw:text-areas="?f3 ?f3 ?f4 ?f4" draw:type="parallelogram" draw:modifiers="2296.0182424136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polygon draw:style-name="gr25" draw:text-style-name="P129" svg:width="0.086cm" svg:height="4.313cm" svg:x="5.687cm" svg:y="0.642cm" svg:viewBox="0 0 87 4314" draw:points="0,0 87,17 87,4314 0,4276"><text:p/></draw:polygon><draw:polygon draw:style-name="gr26" draw:text-style-name="P131" svg:width="2.969cm" svg:height="4.367cm" svg:x="4.985cm" svg:y="0.062cm" svg:viewBox="0 0 2970 4368" draw:points="2970,4193 2970,4368 2708,4368 2708,87 262,87 262,4368 0,4368 0,4193 175,4193 175,0 2795,0 2795,4193 2795,4193"><text:p/></draw:polygon><draw:custom-shape draw:style-name="gr31" draw:text-style-name="P130" svg:width="4.806cm" svg:height="1.923cm" draw:transform="rotate (-1.5707963267949) translate (7.69408333333333cm 0.149930555555556cm)"><text:p/><draw:enhanced-geometry svg:viewBox="0 0 21600 21600" draw:mirror-horizontal="true" draw:glue-points="?f6 0 10800 ?f8 ?f11 10800 ?f9 21600 10800 ?f10 ?f5 10800" draw:text-areas="?f3 ?f3 ?f4 ?f4" draw:type="parallelogram" draw:modifiers="2296.0182424136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22" draw:text-style-name="P128" svg:x1="5.687cm" svg:y1="2.907cm" svg:x2="5.774cm" svg:y2="2.945cm"><text:p/></draw:line><draw:line draw:style-name="gr22" draw:text-style-name="P128" svg:x1="6.056cm" svg:y1="2.822cm" svg:x2="5.773cm" svg:y2="2.945cm"><text:p/></draw:line><draw:line draw:style-name="gr22" draw:text-style-name="P128" svg:x1="6.056cm" svg:y1="2.996cm" svg:x2="5.773cm" svg:y2="3.119cm"><text:p/></draw:line><draw:line draw:style-name="gr22" draw:text-style-name="P128" svg:x1="5.687cm" svg:y1="3.081cm" svg:x2="5.774cm" svg:y2="3.119cm"><text:p/></draw:line><draw:line draw:style-name="gr22" draw:text-style-name="P128" svg:x1="6.056cm" svg:y1="2.822cm" svg:x2="6.056cm" svg:y2="2.997cm"><text:p/></draw:line><draw:polygon draw:style-name="gr27" draw:text-style-name="P132" svg:width="0.436cm" svg:height="0.436cm" svg:x="5.687cm" svg:y="2.772cm" svg:viewBox="0 0 437 437" draw:points="87,140 437,0 437,289 87,437 0,390 0,76"><text:p/></draw:polygon><draw:line draw:style-name="gr22" draw:text-style-name="P128" svg:x1="5.773cm" svg:y1="2.857cm" svg:x2="5.773cm" svg:y2="3.206cm"><text:p/></draw:line><draw:custom-shape draw:style-name="gr28" draw:text-style-name="P133" svg:width="0.064cm" svg:height="0.089cm" svg:x="5.708cm" svg:y="3.032cm"><text:p/><draw:enhanced-geometry svg:viewBox="0 0 21600 21600" draw:mirror-horizontal="true" draw:type="rectangle" draw:enhanced-path="M 0 0 L 21600 0 21600 21600 0 21600 0 0 Z N"/></draw:custom-shape><draw:polygon draw:style-name="gr29" draw:text-style-name="P133" svg:width="0.065cm" svg:height="0.037cm" svg:x="5.707cm" svg:y="2.996cm" svg:viewBox="0 0 66 38" draw:points="1,38 0,0 66,38"><text:p/></draw:polygon></draw:g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_5f_Correction" text:outline-level="1"><text:span text:style-name="_5f_Caractères_5f_correction">La porte de gauche est plus ouverte,</text:span></text:h>
      <text:list xml:id="list61641059537539" text:continue-numbering="true" text:style-name="_5f_Numérotation_20_des_20_exercices">
        <text:list-item>
          <text:h text:style-name="P111" text:outline-level="1"><text:span text:style-name="_5f_Caractères">Le champ visuel est la portion d’espace que l’on peut voir devant soi en gardant les yeux im­mobiles. </text:span></text:h>
        </text:list-item>
      </text:list>
      <text:h text:style-name="_5f_Paragraphe" text:outline-level="1"><text:span text:style-name="_5f_Caractères">Compare les différents angles coloriés, représen­tant ci-dessous les champs de vision de l’homme et de quelques animaux :</text:span></text:h>
      <text:h text:style-name="_5f_Paragraphe" text:outline-level="1"><draw:g text:anchor-type="char" draw:z-index="212" draw:name="Shape13" draw:style-name="gr21"><draw:custom-shape draw:style-name="gr109" draw:text-style-name="P130" svg:width="2.251cm" svg:height="2.251cm" draw:transform="rotate (-0.64943701466709) translate (1.44638888888889cm 0.384527777777778cm)"><text:p/><draw:enhanced-geometry draw:glue-point-type="segments" draw:type="mso-spt100" draw:modifiers="-0.0997934936621598 105.38861417428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4"><draw:g draw:style-name="gr14"><draw:custom-shape draw:style-name="gr107" draw:text-style-name="P129" svg:width="0.17cm" svg:height="0.114cm" svg:x="1.436cm" svg:y="1.844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1.461cm" svg:y1="1.86cm" svg:x2="1.427cm" svg:y2="1.816cm"><text:p/></draw:line><draw:line draw:style-name="gr108" draw:text-style-name="P128" svg:x1="1.49cm" svg:y1="1.845cm" svg:x2="1.471cm" svg:y2="1.801cm"><text:p/></draw:line><draw:line draw:style-name="gr108" draw:text-style-name="P128" svg:x1="1.531cm" svg:y1="1.845cm" svg:x2="1.531cm" svg:y2="1.793cm"><text:p/></draw:line><draw:line draw:style-name="gr108" draw:text-style-name="P128" svg:x1="1.561cm" svg:y1="1.853cm" svg:x2="1.582cm" svg:y2="1.801cm"><text:p/></draw:line><draw:line draw:style-name="gr108" draw:text-style-name="P128" svg:x1="1.591cm" svg:y1="1.867cm" svg:x2="1.626cm" svg:y2="1.816cm"><text:p/></draw:line></draw:g><draw:g draw:style-name="gr14"><draw:g draw:style-name="gr14"><draw:line draw:style-name="gr108" draw:text-style-name="P128" svg:x1="1.778cm" svg:y1="1.845cm" svg:x2="1.778cm" svg:y2="1.793cm"><text:p/></draw:line><draw:g draw:style-name="gr14"><draw:custom-shape draw:style-name="gr107" draw:text-style-name="P129" svg:width="0.168cm" svg:height="0.114cm" svg:x="1.692cm" svg:y="1.847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1.715cm" svg:y1="1.863cm" svg:x2="1.681cm" svg:y2="1.819cm"><text:p/></draw:line><draw:line draw:style-name="gr108" draw:text-style-name="P128" svg:x1="1.747cm" svg:y1="1.845cm" svg:x2="1.728cm" svg:y2="1.801cm"><text:p/></draw:line><draw:line draw:style-name="gr108" draw:text-style-name="P128" svg:x1="1.815cm" svg:y1="1.853cm" svg:x2="1.836cm" svg:y2="1.801cm"><text:p/></draw:line><draw:line draw:style-name="gr108" draw:text-style-name="P128" svg:x1="1.845cm" svg:y1="1.87cm" svg:x2="1.88cm" svg:y2="1.819cm"><text:p/></draw:line></draw:g></draw:g></draw:g></draw:g></draw:g><draw:g text:anchor-type="char" draw:z-index="213" draw:name="Shape14" draw:style-name="gr21"><draw:custom-shape draw:style-name="gr106" draw:text-style-name="P130" svg:width="2.28cm" svg:height="2.28cm" draw:transform="skewX (0.000698131700797707) rotate (-2.0301669859198) translate (6.26886111111111cm 1.32291666666667cm)"><text:p/><draw:enhanced-geometry draw:glue-point-type="segments" draw:type="mso-spt100" draw:modifiers="-37.2637060787863 -16.668639649505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4"><draw:g draw:style-name="gr14"><draw:custom-shape draw:style-name="gr107" draw:text-style-name="P129" svg:width="0.168cm" svg:height="0.117cm" svg:x="4.529cm" svg:y="1.725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4.554cm" svg:y1="1.745cm" svg:x2="4.519cm" svg:y2="1.701cm"><text:p/></draw:line><draw:line draw:style-name="gr108" draw:text-style-name="P128" svg:x1="4.584cm" svg:y1="1.725cm" svg:x2="4.565cm" svg:y2="1.681cm"><text:p/></draw:line><draw:line draw:style-name="gr108" draw:text-style-name="P128" svg:x1="4.623cm" svg:y1="1.725cm" svg:x2="4.623cm" svg:y2="1.673cm"><text:p/></draw:line><draw:line draw:style-name="gr108" draw:text-style-name="P128" svg:x1="4.654cm" svg:y1="1.733cm" svg:x2="4.676cm" svg:y2="1.681cm"><text:p/></draw:line><draw:line draw:style-name="gr108" draw:text-style-name="P128" svg:x1="4.684cm" svg:y1="1.752cm" svg:x2="4.719cm" svg:y2="1.701cm"><text:p/></draw:line></draw:g><draw:g draw:style-name="gr14"><draw:g draw:style-name="gr14"><draw:line draw:style-name="gr108" draw:text-style-name="P128" svg:x1="4.877cm" svg:y1="1.725cm" svg:x2="4.877cm" svg:y2="1.673cm"><text:p/></draw:line><draw:g draw:style-name="gr14"><draw:custom-shape draw:style-name="gr107" draw:text-style-name="P129" svg:width="0.17cm" svg:height="0.114cm" svg:x="4.787cm" svg:y="1.72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4.813cm" svg:y1="1.747cm" svg:x2="4.778cm" svg:y2="1.703cm"><text:p/></draw:line><draw:line draw:style-name="gr108" draw:text-style-name="P128" svg:x1="4.843cm" svg:y1="1.725cm" svg:x2="4.824cm" svg:y2="1.681cm"><text:p/></draw:line><draw:line draw:style-name="gr108" draw:text-style-name="P128" svg:x1="4.913cm" svg:y1="1.733cm" svg:x2="4.935cm" svg:y2="1.681cm"><text:p/></draw:line><draw:line draw:style-name="gr108" draw:text-style-name="P128" svg:x1="4.942cm" svg:y1="1.754cm" svg:x2="4.977cm" svg:y2="1.703cm"><text:p/></draw:line></draw:g></draw:g></draw:g></draw:g></draw:g><draw:g text:anchor-type="char" draw:z-index="205" draw:name="Shape15" draw:style-name="gr21"><draw:custom-shape draw:style-name="gr125" draw:text-style-name="P130" svg:width="2.253cm" svg:height="2.255cm" draw:transform="rotate (-1.8470819473856) translate (9.00465277777778cm 1.38818055555556cm)"><text:p/><draw:enhanced-geometry draw:glue-point-type="segments" draw:type="mso-spt100" draw:modifiers="-115.808811910967 83.047042531826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4"><draw:g draw:style-name="gr14"><draw:custom-shape draw:style-name="gr107" draw:text-style-name="P129" svg:width="0.168cm" svg:height="0.114cm" svg:x="7.383cm" svg:y="2.28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7.408cm" svg:y1="2.307cm" svg:x2="7.374cm" svg:y2="2.263cm"><text:p/></draw:line><draw:line draw:style-name="gr108" draw:text-style-name="P128" svg:x1="7.438cm" svg:y1="2.287cm" svg:x2="7.419cm" svg:y2="2.243cm"><text:p/></draw:line><draw:line draw:style-name="gr108" draw:text-style-name="P128" svg:x1="7.476cm" svg:y1="2.287cm" svg:x2="7.476cm" svg:y2="2.235cm"><text:p/></draw:line><draw:line draw:style-name="gr108" draw:text-style-name="P128" svg:x1="7.508cm" svg:y1="2.295cm" svg:x2="7.529cm" svg:y2="2.243cm"><text:p/></draw:line><draw:line draw:style-name="gr108" draw:text-style-name="P128" svg:x1="7.537cm" svg:y1="2.314cm" svg:x2="7.572cm" svg:y2="2.263cm"><text:p/></draw:line></draw:g><draw:g draw:style-name="gr14"><draw:g draw:style-name="gr14"><draw:line draw:style-name="gr108" draw:text-style-name="P128" svg:x1="7.726cm" svg:y1="2.289cm" svg:x2="7.726cm" svg:y2="2.237cm"><text:p/></draw:line><draw:g draw:style-name="gr14"><draw:custom-shape draw:style-name="gr107" draw:text-style-name="P129" svg:width="0.172cm" svg:height="0.115cm" svg:x="7.636cm" svg:y="2.28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7.663cm" svg:y1="2.307cm" svg:x2="7.629cm" svg:y2="2.263cm"><text:p/></draw:line><draw:line draw:style-name="gr108" draw:text-style-name="P128" svg:x1="7.692cm" svg:y1="2.293cm" svg:x2="7.673cm" svg:y2="2.249cm"><text:p/></draw:line><draw:line draw:style-name="gr108" draw:text-style-name="P128" svg:x1="7.763cm" svg:y1="2.301cm" svg:x2="7.784cm" svg:y2="2.249cm"><text:p/></draw:line><draw:line draw:style-name="gr108" draw:text-style-name="P128" svg:x1="7.792cm" svg:y1="2.314cm" svg:x2="7.827cm" svg:y2="2.263cm"><text:p/></draw:line></draw:g></draw:g></draw:g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Numéros_20_exercices"/></text:h>
      <text:h text:style-name="_5f_Paragraphe" text:outline-level="1"><text:span text:style-name="_5f_Caractères"><text:tab/>Chien <text:tab/><text:tab/> <text:s text:c="3"/>Cheval <text:tab/> <text:s text:c="5"/>Hibou</text:span></text:h>
      <text:h text:style-name="_5f_Paragraphe" text:outline-level="1"><draw:g text:anchor-type="char" draw:z-index="208" draw:name="Shape18" draw:style-name="gr21"><draw:custom-shape draw:style-name="gr122" draw:text-style-name="P130" svg:width="2.308cm" svg:height="2.308cm" draw:transform="rotate (-2.97002678811875) translate (8.31673611111111cm 2.49766666666667cm)"><text:p/><draw:enhanced-geometry draw:glue-point-type="segments" draw:type="mso-spt100" draw:modifiers="-78.9788424101405 -78.60587512059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4"><draw:g draw:style-name="gr14"><draw:custom-shape draw:style-name="gr107" draw:text-style-name="P129" svg:width="0.174cm" svg:height="0.115cm" svg:x="6.752cm" svg:y="1.427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6.78cm" svg:y1="1.444cm" svg:x2="6.745cm" svg:y2="1.399cm"><text:p/></draw:line><draw:line draw:style-name="gr108" draw:text-style-name="P128" svg:x1="6.81cm" svg:y1="1.427cm" svg:x2="6.791cm" svg:y2="1.382cm"><text:p/></draw:line><draw:line draw:style-name="gr108" draw:text-style-name="P128" svg:x1="6.849cm" svg:y1="1.427cm" svg:x2="6.849cm" svg:y2="1.374cm"><text:p/></draw:line><draw:line draw:style-name="gr108" draw:text-style-name="P128" svg:x1="6.88cm" svg:y1="1.435cm" svg:x2="6.902cm" svg:y2="1.382cm"><text:p/></draw:line><draw:line draw:style-name="gr108" draw:text-style-name="P128" svg:x1="6.916cm" svg:y1="1.451cm" svg:x2="6.952cm" svg:y2="1.399cm"><text:p/></draw:line></draw:g><draw:g draw:style-name="gr14"><draw:g draw:style-name="gr14"><draw:line draw:style-name="gr108" draw:text-style-name="P128" svg:x1="7.112cm" svg:y1="1.428cm" svg:x2="7.112cm" svg:y2="1.375cm"><text:p/></draw:line><draw:g draw:style-name="gr14"><draw:custom-shape draw:style-name="gr107" draw:text-style-name="P129" svg:width="0.174cm" svg:height="0.115cm" svg:x="7.015cm" svg:y="1.429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7.041cm" svg:y1="1.446cm" svg:x2="7.006cm" svg:y2="1.401cm"><text:p/></draw:line><draw:line draw:style-name="gr108" draw:text-style-name="P128" svg:x1="7.071cm" svg:y1="1.428cm" svg:x2="7.052cm" svg:y2="1.383cm"><text:p/></draw:line><draw:line draw:style-name="gr108" draw:text-style-name="P128" svg:x1="7.141cm" svg:y1="1.436cm" svg:x2="7.163cm" svg:y2="1.383cm"><text:p/></draw:line><draw:line draw:style-name="gr108" draw:text-style-name="P128" svg:x1="7.171cm" svg:y1="1.453cm" svg:x2="7.207cm" svg:y2="1.401cm"><text:p/></draw:line></draw:g></draw:g></draw:g></draw:g></draw:g><text:span text:style-name="_5f_Caractères"/></text:h>
      <text:h text:style-name="_5f_Paragraphe" text:outline-level="1"><draw:g text:anchor-type="char" draw:z-index="207" draw:name="Shape17" draw:style-name="gr21"><draw:custom-shape draw:style-name="gr123" draw:text-style-name="P130" svg:width="2.274cm" svg:height="2.276cm" draw:transform="rotate (-2.97002678811875) translate (5.62327777777778cm 2.2225cm)"><text:p/><draw:enhanced-geometry draw:glue-point-type="segments" draw:type="mso-spt100" draw:modifiers="-114.718264889907 -44.167364226560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4"><draw:g draw:style-name="gr14"><draw:custom-shape draw:style-name="gr107" draw:text-style-name="P129" svg:width="0.17cm" svg:height="0.115cm" svg:x="4.076cm" svg:y="1.142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4.101cm" svg:y1="1.159cm" svg:x2="4.066cm" svg:y2="1.115cm"><text:p/></draw:line><draw:line draw:style-name="gr108" draw:text-style-name="P128" svg:x1="4.132cm" svg:y1="1.143cm" svg:x2="4.113cm" svg:y2="1.099cm"><text:p/></draw:line><draw:line draw:style-name="gr108" draw:text-style-name="P128" svg:x1="4.173cm" svg:y1="1.143cm" svg:x2="4.173cm" svg:y2="1.091cm"><text:p/></draw:line><draw:line draw:style-name="gr108" draw:text-style-name="P128" svg:x1="4.203cm" svg:y1="1.151cm" svg:x2="4.225cm" svg:y2="1.099cm"><text:p/></draw:line><draw:line draw:style-name="gr108" draw:text-style-name="P128" svg:x1="4.23cm" svg:y1="1.166cm" svg:x2="4.265cm" svg:y2="1.115cm"><text:p/></draw:line></draw:g><draw:g draw:style-name="gr14"><draw:g draw:style-name="gr14"><draw:line draw:style-name="gr108" draw:text-style-name="P128" svg:x1="4.427cm" svg:y1="1.144cm" svg:x2="4.427cm" svg:y2="1.092cm"><text:p/></draw:line><draw:g draw:style-name="gr14"><draw:custom-shape draw:style-name="gr107" draw:text-style-name="P129" svg:width="0.172cm" svg:height="0.114cm" svg:x="4.332cm" svg:y="1.145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4.359cm" svg:y1="1.164cm" svg:x2="4.324cm" svg:y2="1.12cm"><text:p/></draw:line><draw:line draw:style-name="gr108" draw:text-style-name="P128" svg:x1="4.393cm" svg:y1="1.143cm" svg:x2="4.374cm" svg:y2="1.099cm"><text:p/></draw:line><draw:line draw:style-name="gr108" draw:text-style-name="P128" svg:x1="4.459cm" svg:y1="1.151cm" svg:x2="4.481cm" svg:y2="1.099cm"><text:p/></draw:line><draw:line draw:style-name="gr108" draw:text-style-name="P128" svg:x1="4.488cm" svg:y1="1.171cm" svg:x2="4.523cm" svg:y2="1.12cm"><text:p/></draw:line></draw:g></draw:g></draw:g></draw:g></draw:g><draw:g text:anchor-type="char" draw:z-index="206" draw:name="Shape16" draw:style-name="gr21"><draw:custom-shape draw:style-name="gr124" draw:text-style-name="P130" svg:width="2.23cm" svg:height="2.229cm" draw:transform="skewX (0.00244346095279221) rotate (-2.02301113598663) translate (3.19263888888889cm 1.31586111111111cm)"><text:p/><draw:enhanced-geometry draw:glue-point-type="segments" draw:type="mso-spt100" draw:modifiers="-105.62984721336 54.09985611601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4"><draw:g draw:style-name="gr14"><draw:custom-shape draw:style-name="gr107" draw:text-style-name="P129" svg:width="0.17cm" svg:height="0.114cm" svg:x="1.485cm" svg:y="1.64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1.511cm" svg:y1="1.663cm" svg:x2="1.477cm" svg:y2="1.619cm"><text:p/></draw:line><draw:line draw:style-name="gr108" draw:text-style-name="P128" svg:x1="1.544cm" svg:y1="1.647cm" svg:x2="1.525cm" svg:y2="1.603cm"><text:p/></draw:line><draw:line draw:style-name="gr108" draw:text-style-name="P128" svg:x1="1.579cm" svg:y1="1.647cm" svg:x2="1.579cm" svg:y2="1.596cm"><text:p/></draw:line><draw:line draw:style-name="gr108" draw:text-style-name="P128" svg:x1="1.61cm" svg:y1="1.654cm" svg:x2="1.631cm" svg:y2="1.603cm"><text:p/></draw:line><draw:line draw:style-name="gr108" draw:text-style-name="P128" svg:x1="1.64cm" svg:y1="1.669cm" svg:x2="1.675cm" svg:y2="1.619cm"><text:p/></draw:line></draw:g><draw:g draw:style-name="gr14"><draw:g draw:style-name="gr14"><draw:line draw:style-name="gr108" draw:text-style-name="P128" svg:x1="1.827cm" svg:y1="1.647cm" svg:x2="1.827cm" svg:y2="1.596cm"><text:p/></draw:line><draw:g draw:style-name="gr14"><draw:custom-shape draw:style-name="gr107" draw:text-style-name="P129" svg:width="0.168cm" svg:height="0.115cm" svg:x="1.737cm" svg:y="1.648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1.764cm" svg:y1="1.663cm" svg:x2="1.73cm" svg:y2="1.619cm"><text:p/></draw:line><draw:line draw:style-name="gr108" draw:text-style-name="P128" svg:x1="1.795cm" svg:y1="1.647cm" svg:x2="1.776cm" svg:y2="1.603cm"><text:p/></draw:line><draw:line draw:style-name="gr108" draw:text-style-name="P128" svg:x1="1.864cm" svg:y1="1.654cm" svg:x2="1.885cm" svg:y2="1.603cm"><text:p/></draw:line><draw:line draw:style-name="gr108" draw:text-style-name="P128" svg:x1="1.894cm" svg:y1="1.669cm" svg:x2="1.929cm" svg:y2="1.619cm"><text:p/></draw:line></draw:g></draw:g></draw:g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<text:tab/>Crabe<text:tab/><text:tab/>Chat<text:tab/><text:tab/>Mouche </text:span></text:h>
      <text:h text:style-name="_5f_Paragraphe" text:outline-level="1"/>
      <text:h text:style-name="_5f_Paragraphe" text:outline-level="1"><draw:g text:anchor-type="char" draw:z-index="209" draw:name="Shape19" draw:style-name="gr21"><draw:custom-shape draw:style-name="gr121" draw:text-style-name="P130" svg:width="2.169cm" svg:height="2.169cm" draw:transform="rotate (-2.02301113598663) translate (3.12561111111111cm 0.855486111111111cm)"><text:p/><draw:enhanced-geometry draw:glue-point-type="segments" draw:type="mso-spt100" draw:modifiers="-114.578673591313 64.69322220250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4"><draw:g draw:style-name="gr14"><draw:custom-shape draw:style-name="gr107" draw:text-style-name="P129" svg:width="0.163cm" svg:height="0.108cm" svg:x="1.453cm" svg:y="1.555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1.476cm" svg:y1="1.571cm" svg:x2="1.443cm" svg:y2="1.529cm"><text:p/></draw:line><draw:line draw:style-name="gr108" draw:text-style-name="P128" svg:x1="1.505cm" svg:y1="1.555cm" svg:x2="1.487cm" svg:y2="1.513cm"><text:p/></draw:line><draw:line draw:style-name="gr108" draw:text-style-name="P128" svg:x1="1.54cm" svg:y1="1.553cm" svg:x2="1.54cm" svg:y2="1.503cm"><text:p/></draw:line><draw:line draw:style-name="gr108" draw:text-style-name="P128" svg:x1="1.57cm" svg:y1="1.563cm" svg:x2="1.591cm" svg:y2="1.513cm"><text:p/></draw:line><draw:line draw:style-name="gr108" draw:text-style-name="P128" svg:x1="1.6cm" svg:y1="1.578cm" svg:x2="1.634cm" svg:y2="1.529cm"><text:p/></draw:line></draw:g><draw:g draw:style-name="gr14"><draw:g draw:style-name="gr14"><draw:line draw:style-name="gr108" draw:text-style-name="P128" svg:x1="1.784cm" svg:y1="1.556cm" svg:x2="1.784cm" svg:y2="1.506cm"><text:p/></draw:line><draw:g draw:style-name="gr14"><draw:custom-shape draw:style-name="gr107" draw:text-style-name="P129" svg:width="0.163cm" svg:height="0.108cm" svg:x="1.698cm" svg:y="1.557cm"><text:p/><draw:enhanced-geometry svg:viewBox="0 0 21600 21600" draw:type="block-arc" draw:modifiers="-169.590280348451 9813.34675153938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08" draw:text-style-name="P128" svg:x1="1.723cm" svg:y1="1.575cm" svg:x2="1.69cm" svg:y2="1.533cm"><text:p/></draw:line><draw:line draw:style-name="gr108" draw:text-style-name="P128" svg:x1="1.752cm" svg:y1="1.556cm" svg:x2="1.734cm" svg:y2="1.514cm"><text:p/></draw:line><draw:line draw:style-name="gr108" draw:text-style-name="P128" svg:x1="1.817cm" svg:y1="1.564cm" svg:x2="1.838cm" svg:y2="1.514cm"><text:p/></draw:line><draw:line draw:style-name="gr108" draw:text-style-name="P128" svg:x1="1.845cm" svg:y1="1.582cm" svg:x2="1.879cm" svg:y2="1.533cm"><text:p/></draw:line></draw:g></draw:g></draw:g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<text:s text:c="8"/>Homme </text:span></text:h>
      <text:h text:style-name="_5f_Paragraphe_5f_Correction" text:outline-level="1"><text:span text:style-name="_5f_Caractères_5f_correction">Mouche &gt; Cheval &gt; Chat &gt; Chien <text:s/>&gt; Crabe </text:span></text:h>
      <text:h text:style-name="_5f_Paragraphe_5f_Correction" text:outline-level="1"><text:span text:style-name="_5f_Caractères_5f_correction">Crabe <text:s/>&gt; Homme &gt; Hibou</text:span></text:h>
      <text:p text:style-name="_5f_Paragraphe_5f_Réponse_5f_Pointillés_5f_Grisés"><text:span text:style-name="Character_5f_20_5f_style"/></text:p>
      <text:p text:style-name="_5f_Paragraphe_5f_Réponse_5f_Pointillés_5f_Grisés"><text:span text:style-name="Character_5f_20_5f_style"/></text:p>
      <text:p text:style-name="_5f_Paragraphe_5f_Réponse_5f_Pointillés_5f_Grisés"><text:span text:style-name="Character_5f_20_5f_style"/></text:p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61641005211058" text:continue-numbering="true" text:style-name="_5f_Numérotation_20_des_20_exercices">
        <text:list-item>
          <text:h text:style-name="_5f_Titre_5f_Exercices_5f_sans_5f_Titre" text:outline-level="1"><text:span text:style-name="_5f_Caractères">On s’intéresse aux aiguilles d’une horloge.</text:span></text:h>
        </text:list-item>
      </text:list>
      <text:list xml:id="list4159697159" text:style-name="_5f_Numérotation_20_des_20_exercices">
        <text:list-item>
          <text:list>
            <text:list-item>
              <text:p text:style-name="_5f_Paragraphe_5f_avec_5f_Num_5f_Question"><text:span text:style-name="_5f_Caractères">Cite une heure à laquelle la petite et la grande ai­guille forment un angle droit.</text:span></text:p>
            </text:list-item>
          </text:list>
        </text:list-item>
      </text:list>
      <text:h text:style-name="_5f_Paragraphe_5f_Correction" text:outline-level="1"><text:span text:style-name="_5f_Caractères_5f_correction"><text:s/>12 h 15 <text:s text:c="3"/>13h 20 (</text:span><text:span text:style-name="_5f_Caractères_5f_correction"><text:span text:style-name="T182"> </text:span></text:span><text:span text:style-name="_5f_Caractères_5f_correction">environ car les deux aiguilles tournent en même temps. )</text:span></text:h>
      <text:list xml:id="list61640947285724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Même question avec un angle plat.</text:span></text:p>
            </text:list-item>
          </text:list>
        </text:list-item>
      </text:list>
      <text:h text:style-name="_5f_Paragraphe_5f_Correction" text:outline-level="1"><text:span text:style-name="_5f_Caractères_5f_correction">12 h </text:span><text:span text:style-name="_5f_Caractères_5f_correction"><text:span text:style-name="T184">30 <text:s text:c="4"/>9 h 15 </text:span></text:span><text:span text:style-name="_5f_Caractères_5f_correction">( environ car les deux aiguilles tournent en même temps. )</text:span></text:h>
      <text:list xml:id="list61642590878660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Même question avec un angle nul.</text:span></text:p>
            </text:list-item>
          </text:list>
        </text:list-item>
      </text:list>
      <text:h text:style-name="_5f_Paragraphe_5f_Correction" text:outline-level="1"><text:span text:style-name="_5f_Caractères_5f_correction">12 h (exact) <text:s text:c="3"/>13 h </text:span><text:span text:style-name="_5f_Caractères_5f_correction"><text:span text:style-name="T184">05 <text:s text:c="2"/>14 h 10 </text:span></text:span><text:span text:style-name="_5f_Caractères_5f_correction">( environ car les deux aiguilles tournent en même temps. )</text:span></text:h>
      <text:list xml:id="list61641994618443" text:continue-list="list61641005211058" text:style-name="_5f_Numérotation_20_des_20_exercices">
        <text:list-item>
          <text:h text:style-name="P111" text:outline-level="1"><text:span text:style-name="_5f_Caractères">Pour chaque cas, indique la nature de l'angle vert (aigu ou obtus).</text:span></text:h>
        </text:list-item>
      </text:list>
      <text:section text:style-name="Sect1" text:name="Section1">
        <text:h text:style-name="_5f_Paragraphe" text:outline-level="1"><draw:g text:anchor-type="char" draw:z-index="214" draw:name="Shape6_0" draw:style-name="gr21"><draw:path draw:style-name="gr89" draw:text-style-name="P144" svg:width="0.745cm" svg:height="0.712cm" svg:x="0.343cm" svg:y="2.563cm" svg:viewBox="0 0 746 713" svg:d="M122 11c-122 702-122 702-122 702h746l-5-67-5-69-22-104-42-88-53-94-74-79-69-69-111-71-111-47-127-25z"><text:p/></draw:path><draw:g draw:style-name="gr14"><draw:polygon draw:style-name="gr100" draw:text-style-name="P145" svg:width="1.5cm" svg:height="2.253cm" svg:x="0.344cm" svg:y="1.042cm" svg:viewBox="0 0 1501 2254" draw:points="0,2254 1501,2254 0,0"><text:p/></draw:polygon><draw:polygon draw:style-name="gr101" draw:text-style-name="P145" svg:width="0.75cm" svg:height="1.123cm" svg:x="0.621cm" svg:y="1.912cm" svg:viewBox="0 0 751 1124" draw:points="0,1124 751,1124 0,0"><text:p/></draw:polygon></draw:g><draw:line draw:style-name="gr102" draw:text-style-name="P137" svg:x1="0.343cm" svg:y1="3.281cm" svg:x2="2.672cm" svg:y2="3.281cm"><text:p/></draw:line><draw:line draw:style-name="gr40" draw:text-style-name="P137" svg:x1="0.343cm" svg:y1="3.278cm" svg:x2="0.847cm" svg:y2="0.397cm"><text:p/></draw:line><draw:frame draw:style-name="gr103" draw:text-style-name="P136" svg:width="0.283cm" svg:height="0.414cm" svg:x="-0.002cm" svg:y="3.297cm"><draw:text-box><text:p text:style-name="P135"><text:span text:style-name="T190">O</text:span></text:p></draw:text-box></draw:frame><draw:frame draw:style-name="gr104" draw:text-style-name="P150" svg:width="0.193cm" svg:height="0.489cm" svg:x="0.495cm" svg:y="0.268cm"><draw:text-box><text:p text:style-name="P135"><text:span text:style-name="T194">x</text:span></text:p></draw:text-box></draw:frame><draw:frame draw:style-name="gr105" draw:text-style-name="P150" svg:width="0.193cm" svg:height="0.489cm" svg:x="2.381cm" svg:y="3.245cm"><draw:text-box><text:p text:style-name="P135"><text:span text:style-name="T194">y</text:span></text:p></draw:text-box></draw:fram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char" draw:z-index="215" draw:name="Shape7_0" draw:style-name="gr21"><draw:path draw:style-name="gr89" draw:text-style-name="P146" svg:width="0.631cm" svg:height="0.97cm" svg:x="1.487cm" svg:y="1.242cm" svg:viewBox="0 0 632 971" svg:d="M518 971c120-664 114-667 114-667l-534-304-67 121-4 96c0 0-14 94-24 88s12 119 12 119l19 111 61 114 64 92 87 94 87 88 94 21z"><text:p/></draw:path><draw:g draw:style-name="gr14"><draw:polygon draw:style-name="gr95" draw:text-style-name="P147" svg:width="1.308cm" svg:height="2.705cm" svg:x="0.806cm" svg:y="0.789cm" svg:viewBox="0 0 1309 2706" draw:points="1309,735 0,0 195,2706"><text:p/></draw:polygon><draw:polygon draw:style-name="gr96" draw:text-style-name="P147" svg:width="0.65cm" svg:height="1.348cm" svg:x="1.09cm" svg:y="1.242cm" svg:viewBox="0 0 651 1349" draw:points="651,373 0,0 102,1349"><text:p/></draw:polygon></draw:g><draw:line draw:style-name="gr40" draw:text-style-name="P148" svg:x1="2.117cm" svg:y1="1.547cm" svg:x2="0.183cm" svg:y2="0.455cm"><text:p/></draw:line><draw:line draw:style-name="gr40" draw:text-style-name="P148" svg:x1="2.119cm" svg:y1="1.542cm" svg:x2="1.755cm" svg:y2="3.74cm"><text:p/></draw:line><draw:frame draw:style-name="gr97" draw:text-style-name="P149" svg:width="0.246cm" svg:height="0.414cm" svg:x="2.247cm" svg:y="1.221cm"><draw:text-box><text:p text:style-name="P135"><text:span text:style-name="T193">A</text:span></text:p></draw:text-box></draw:frame><draw:frame draw:style-name="gr98" draw:text-style-name="P149" svg:width="0.246cm" svg:height="0.414cm" svg:x="1.996cm" svg:y="3.173cm"><draw:text-box><text:p text:style-name="P135"><text:span text:style-name="T193">B</text:span></text:p></draw:text-box></draw:frame><draw:frame draw:style-name="gr99" draw:text-style-name="P149" svg:width="0.251cm" svg:height="0.414cm" svg:x="0.599cm" svg:y="0.141cm"><draw:text-box><text:p text:style-name="P135"><text:span text:style-name="T193">C</text:span></text:p></draw:text-box></draw:frame><draw:line draw:style-name="gr40" draw:text-style-name="P148" svg:x1="0.433cm" svg:y1="0.762cm" svg:x2="0.574cm" svg:y2="0.496cm"><text:p/></draw:line><draw:line draw:style-name="gr40" draw:text-style-name="P148" svg:x1="1.695cm" svg:y1="3.274cm" svg:x2="1.99cm" svg:y2="3.327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char" draw:z-index="216" draw:name="Shape5_0" draw:style-name="gr21"><draw:path draw:style-name="gr89" draw:text-style-name="P144" svg:width="0.597cm" svg:height="0.825cm" svg:x="1.007cm" svg:y="1.557cm" svg:viewBox="0 0 598 826" svg:d="M519 0c-519 316-519 316-519 316l328 510 64-49c0 0 67-67 61-59s77-104 77-104l52-138 16-154-18-177-33-89z"><text:p/></draw:path><draw:g draw:style-name="gr14"><draw:polygon draw:style-name="gr90" draw:text-style-name="P145" svg:width="1.893cm" svg:height="2.472cm" svg:x="1.014cm" svg:y="0.653cm" svg:viewBox="0 0 1894 2473" draw:points="0,1219 819,2473 1894,0"><text:p/></draw:polygon><draw:polygon draw:style-name="gr91" draw:text-style-name="P145" svg:width="0.947cm" svg:height="1.237cm" svg:x="1.382cm" svg:y="1.355cm" svg:viewBox="0 0 948 1238" draw:points="0,603 406,1238 948,0"><text:p/></draw:polygon></draw:g><draw:line draw:style-name="gr40" draw:text-style-name="P137" svg:x1="1.014cm" svg:y1="1.875cm" svg:x2="2.152cm" svg:y2="3.632cm"><text:p/></draw:line><draw:line draw:style-name="gr40" draw:text-style-name="P137" svg:x1="1.016cm" svg:y1="1.877cm" svg:x2="3.318cm" svg:y2="0.494cm"><text:p/></draw:line><draw:frame draw:style-name="gr92" draw:text-style-name="P136" svg:width="0.276cm" svg:height="0.477cm" svg:x="0.661cm" svg:y="1.648cm"><draw:text-box><text:p text:style-name="P135"><text:span text:style-name="T190">R</text:span></text:p></draw:text-box></draw:frame><draw:frame draw:style-name="gr93" draw:text-style-name="P142" svg:width="0.214cm" svg:height="0.505cm" svg:x="1.799cm" svg:y="3.318cm"><draw:text-box><text:p text:style-name="P135"><text:span text:style-name="T192">s</text:span></text:p></draw:text-box></draw:frame><draw:frame draw:style-name="gr94" draw:text-style-name="P142" svg:width="0.184cm" svg:height="0.505cm" svg:x="3.018cm" svg:y="0.168cm"><draw:text-box><text:p text:style-name="P135"><text:span text:style-name="T192">t</text:span></text:p></draw:text-box></draw:fram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Character_5f_20_5f_style"/></text:h>
        <text:h text:style-name="_5f_Paragraphe" text:outline-level="1"><text:span text:style-name="Character_5f_20_5f_style"/></text:h>
      </text:section>
      <text:h text:style-name="_5f_Paragraphe_5f_Correction" text:outline-level="1"><text:span text:style-name="_5f_Caractères_5f_correction"><draw:frame draw:style-name="fr6" draw:name="Objet1" text:anchor-type="as-char" svg:y="-0.437cm" svg:width="0.921cm" svg:height="0.536cm" draw:z-index="372"><draw:object xlink:href="./Object 9" xlink:type="simple" xlink:show="embed" xlink:actuate="onLoad"/><draw:image xlink:href="./ObjectReplacements/Object 9" xlink:type="simple" xlink:show="embed" xlink:actuate="onLoad"/></draw:frame></text:span><text:span text:style-name="_5f_Caractères_5f_correction"><text:s/>est un angle aigu.</text:span></text:h>
      <text:h text:style-name="_5f_Paragraphe_5f_Correction" text:outline-level="1"><text:span text:style-name="_5f_Caractères_5f_correction"><draw:frame draw:style-name="fr6" draw:name="Objet2" text:anchor-type="as-char" svg:y="-0.381cm" svg:width="0.72cm" svg:height="0.464cm" draw:z-index="37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aractères_5f_correction"><text:s/>est un angle </text:span><text:span text:style-name="_5f_Caractères_5f_correction"><text:span text:style-name="T184">obtus</text:span></text:span><text:span text:style-name="_5f_Caractères_5f_correction">.</text:span></text:h>
      <text:h text:style-name="_5f_Paragraphe_5f_Correction" text:outline-level="1"><text:span text:style-name="_5f_Caractères_5f_correction"><draw:frame draw:style-name="fr6" draw:name="Objet3" text:anchor-type="as-char" svg:y="-0.432cm" svg:width="0.739cm" svg:height="0.531cm" draw:z-index="374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_5f_correction"><text:s/>est un angle aigu (presque droit).</text:span></text:h>
      <text:list xml:id="list61641120354011" text:continue-numbering="true" text:style-name="_5f_Numérotation_20_des_20_exercices">
        <text:list-item>
          <text:h text:style-name="P111" text:outline-level="1"><text:span text:style-name="_5f_Caractères">En utilisant l’équerre si nécessaire, classe les angles dans le tableau ci-dessous.</text:span></text:h>
        </text:list-item>
      </text:list>
      <text:h text:style-name="_5f_Paragraphe" text:outline-level="1"><draw:g text:anchor-type="paragraph" draw:z-index="225" draw:name="Shape4" draw:style-name="gr13"><draw:line draw:style-name="gr32" draw:text-style-name="P134" svg:x1="9.046cm" svg:y1="1.449cm" svg:x2="7.304cm" svg:y2="-0.044cm"><text:p/></draw:line><draw:line draw:style-name="gr33" draw:text-style-name="P134" svg:x1="9.046cm" svg:y1="1.45cm" svg:x2="8.822cm" svg:y2="3.733cm"><text:p/></draw:line><draw:frame draw:style-name="gr34" draw:text-style-name="P136" svg:width="0.29cm" svg:height="0.421cm" svg:x="9.001cm" svg:y="3.385cm"><draw:text-box><text:p text:style-name="P135"><text:span text:style-name="T190">O</text:span></text:p></draw:text-box></draw:frame><draw:frame draw:style-name="gr35" draw:text-style-name="P136" svg:width="0.271cm" svg:height="0.422cm" svg:x="9.112cm" svg:y="1.253cm"><draw:text-box><text:p text:style-name="P135"><text:span text:style-name="T190">N</text:span></text:p></draw:text-box></draw:frame><draw:frame draw:style-name="gr36" draw:text-style-name="P136" svg:width="0.258cm" svg:height="0.421cm" svg:x="7.62cm" svg:y="-0.183cm"><draw:text-box><text:p text:style-name="P135"><text:span text:style-name="T190">L</text:span></text:p></draw:text-box></draw:frame><draw:line draw:style-name="gr37" draw:text-style-name="P137" svg:x1="7.446cm" svg:y1="0.216cm" svg:x2="7.6cm" svg:y2="0.045cm"><text:p/></draw:line><draw:line draw:style-name="gr37" draw:text-style-name="P137" svg:x1="8.74cm" svg:y1="3.52cm" svg:x2="8.947cm" svg:y2="3.555cm"><text:p/></draw:line><draw:path draw:style-name="gr38" draw:text-style-name="P138" svg:width="0.625cm" svg:height="1.057cm" svg:x="8.361cm" svg:y="0.994cm" svg:viewBox="0 0 626 1058" svg:d="M154 0c-62 71-106 167-106 167l-41 128-7 156 17 111 17 74 71 131 83 107 100 84 66 39 111 42c0 0 106 15 100 15s61 4 61 4"><text:p/></draw:path><draw:line draw:style-name="gr37" draw:text-style-name="P137" svg:x1="8.482cm" svg:y1="1.577cm" svg:x2="8.338cm" svg:y2="1.774cm"><text:p/></draw:line><draw:line draw:style-name="gr37" draw:text-style-name="P137" svg:x1="8.449cm" svg:y1="1.487cm" svg:x2="8.305cm" svg:y2="1.684cm"><text:p/></draw:line><draw:line draw:style-name="gr37" draw:text-style-name="P137" svg:x1="8.524cm" svg:y1="1.644cm" svg:x2="8.382cm" svg:y2="1.841cm"><text:p/></draw:line></draw:g><draw:g text:anchor-type="char" draw:z-index="217" draw:name="DrawObject4" draw:style-name="gr51"><draw:line draw:style-name="gr84" draw:text-style-name="P134" svg:x1="4.482cm" svg:y1="0.679cm" svg:x2="2.168cm" svg:y2="0.884cm"><text:p/></draw:line><draw:line draw:style-name="gr85" draw:text-style-name="P134" svg:x1="4.433cm" svg:y1="0.679cm" svg:x2="6.594cm" svg:y2="0.411cm"><text:p/></draw:line><draw:frame draw:style-name="gr86" draw:text-style-name="P142" svg:width="0.232cm" svg:height="0.489cm" svg:x="6.389cm" svg:y="0.412cm"><draw:text-box><text:p text:style-name="P135"><text:span text:style-name="T192">z</text:span></text:p></draw:text-box></draw:frame><draw:frame draw:style-name="gr87" draw:text-style-name="P136" svg:width="0.276cm" svg:height="0.414cm" svg:x="4.346cm" svg:y="0.726cm"><draw:text-box><text:p text:style-name="P135"><text:span text:style-name="T190">D</text:span></text:p></draw:text-box></draw:frame><draw:frame draw:style-name="gr88" draw:text-style-name="P142" svg:width="0.232cm" svg:height="0.489cm" svg:x="2.172cm" svg:y="0.889cm"><draw:text-box><text:p text:style-name="P135"><text:span text:style-name="T192">t</text:span></text:p></draw:text-box></draw:frame><draw:path draw:style-name="gr38" draw:text-style-name="P138" svg:width="1.268cm" svg:height="0.685cm" svg:x="3.825cm" svg:y="0.052cm" svg:viewBox="0 0 1269 686" svg:d="M0 686c0-102 17-207 17-207l36-106 57-97 92-113 108-78 133-63 128-22c0 0 145 0 140 0s163 35 163 35l69 44 84 48c0 0 80 80 80 75s70 88 70 88c0 0 51 111 48 101-4-10 40 92 40 88s4 65 4 65"><text:p/></draw:path><draw:path draw:style-name="gr38" draw:text-style-name="P138" svg:width="1.43cm" svg:height="0.785cm" svg:x="3.743cm" svg:y="-0.033cm" svg:viewBox="0 0 1431 786" svg:d="M0 786c0-70 17-194 7-184-9 9 50-176 50-176l67-106 73-92 102-96 153-84c0 0 150-35 144-35s136-13 136-13l128 17 150 44c0 0 123 71 118 71-4 0 113 92 113 92l92 123c0 0 54 105 54 92s31 105 31 105l13 79"><text:p/></draw:path></draw:g><text:span text:style-name="_5f_Caractères"/></text:h>
      <text:h text:style-name="_5f_Paragraphe" text:outline-level="1"><draw:g text:anchor-type="char" draw:z-index="218" draw:name="DrawObject3" draw:style-name="gr51"><draw:line draw:style-name="gr78" draw:text-style-name="P134" svg:x1="1.014cm" svg:y1="2.198cm" svg:x2="2.771cm" svg:y2="1.445cm"><text:p/></draw:line><draw:line draw:style-name="gr79" draw:text-style-name="P134" svg:x1="1.011cm" svg:y1="2.197cm" svg:x2="0.413cm" svg:y2="0.375cm"><text:p/></draw:line><draw:frame draw:style-name="gr80" draw:text-style-name="P136" svg:width="0.246cm" svg:height="0.414cm" svg:x="0.875cm" svg:y="2.255cm"><draw:text-box><text:p text:style-name="P135"><text:span text:style-name="T190">A</text:span></text:p></draw:text-box></draw:frame><draw:frame draw:style-name="gr81" draw:text-style-name="P136" svg:width="0.246cm" svg:height="0.414cm" svg:x="2.545cm" svg:y="1.658cm"><draw:text-box><text:p text:style-name="P135"><text:span text:style-name="T190">B</text:span></text:p></draw:text-box></draw:frame><draw:frame draw:style-name="gr82" draw:text-style-name="P136" svg:width="0.251cm" svg:height="0.414cm" svg:x="0.178cm" svg:y="0.648cm"><draw:text-box><text:p text:style-name="P135"><text:span text:style-name="T190">C</text:span></text:p></draw:text-box></draw:frame><draw:line draw:style-name="gr37" draw:text-style-name="P137" svg:x1="0.427cm" svg:y1="0.744cm" svg:x2="0.634cm" svg:y2="0.646cm"><text:p/></draw:line><draw:line draw:style-name="gr37" draw:text-style-name="P137" svg:x1="2.459cm" svg:y1="1.468cm" svg:x2="2.58cm" svg:y2="1.664cm"><text:p/></draw:line><draw:path draw:style-name="gr38" draw:text-style-name="P138" svg:width="0.861cm" svg:height="0.428cm" svg:x="0.801cm" svg:y="1.498cm" svg:viewBox="0 0 862 429" svg:d="M0 61c44-30 129-54 129-54l118-7 106 12 99 19c0 0 142 51 98 34-44-18 96 65 96 65 0 0 71 71 74 66 4-5 75 92 79 92s40 84 40 84l23 57"><text:p/></draw:path><draw:line draw:style-name="gr83" draw:text-style-name="P143" svg:x1="1.321cm" svg:y1="1.445cm" svg:x2="1.321cm" svg:y2="1.654cm"><text:p/></draw:line></draw:g><text:span text:style-name="_5f_Caractères"/></text:h>
      <text:h text:style-name="_5f_Paragraphe" text:outline-level="1"><text:span text:style-name="Character_5f_20_5f_style"/></text:h>
      <text:h text:style-name="_5f_Paragraphe" text:outline-level="1"><draw:g text:anchor-type="char" draw:z-index="220" draw:name="DrawObject2" draw:style-name="gr51"><draw:line draw:style-name="gr68" draw:text-style-name="P134" svg:x1="4.924cm" svg:y1="1.808cm" svg:x2="3.6cm" svg:y2="0.068cm"><text:p/></draw:line><draw:line draw:style-name="gr69" draw:text-style-name="P134" svg:x1="4.922cm" svg:y1="1.803cm" svg:x2="3.454cm" svg:y2="2.92cm"><text:p/></draw:line><draw:frame draw:style-name="gr70" draw:text-style-name="P136" svg:width="0.234cm" svg:height="0.414cm" svg:x="3.899cm" svg:y="2.718cm"><draw:text-box><text:p text:style-name="P135"><text:span text:style-name="T190">F</text:span></text:p></draw:text-box></draw:frame><draw:frame draw:style-name="gr71" draw:text-style-name="P136" svg:width="0.278cm" svg:height="0.414cm" svg:x="5.01cm" svg:y="1.667cm"><draw:text-box><text:p text:style-name="P135"><text:span text:style-name="T190">G</text:span></text:p></draw:text-box></draw:frame><draw:frame draw:style-name="gr72" draw:text-style-name="P136" svg:width="0.232cm" svg:height="0.414cm" svg:x="3.928cm" svg:y="0.007cm"><draw:text-box><text:p text:style-name="P135"><text:span text:style-name="T190">E</text:span></text:p></draw:text-box></draw:frame><draw:line draw:style-name="gr37" draw:text-style-name="P137" svg:x1="3.72cm" svg:y1="0.385cm" svg:x2="3.885cm" svg:y2="0.226cm"><text:p/></draw:line><draw:line draw:style-name="gr37" draw:text-style-name="P137" svg:x1="3.744cm" svg:y1="2.564cm" svg:x2="3.884cm" svg:y2="2.746cm"><text:p/></draw:line><draw:path draw:style-name="gr38" draw:text-style-name="P138" svg:width="0.261cm" svg:height="0.938cm" svg:x="4.246cm" svg:y="1.279cm" svg:viewBox="0 0 262 939" svg:d="M262 0c-74 61-130 123-130 123l-81 118-44 165-7 142 7 112 41 112 44 81 48 86"><text:p/></draw:path><draw:ellipse draw:style-name="gr38" draw:text-style-name="P138" svg:width="0.19cm" svg:height="0.175cm" svg:x="4.181cm" svg:y="1.723cm"><text:p/></draw:ellipse></draw:g><text:span text:style-name="_5f_Caractères"/></text:h>
      <text:h text:style-name="_5f_Paragraphe" text:outline-level="1"><draw:g text:anchor-type="char" draw:z-index="221" draw:name="DrawObject1" draw:style-name="gr51"><draw:line draw:style-name="gr63" draw:text-style-name="P134" svg:x1="7.023cm" svg:y1="0.783cm" svg:x2="6.287cm" svg:y2="2.955cm"><text:p/></draw:line><draw:line draw:style-name="gr64" draw:text-style-name="P134" svg:x1="7.024cm" svg:y1="0.783cm" svg:x2="8.04cm" svg:y2="2.841cm"><text:p/></draw:line><draw:frame draw:style-name="gr65" draw:text-style-name="P142" svg:width="0.232cm" svg:height="0.489cm" svg:x="6.144cm" svg:y="2.524cm"><draw:text-box><text:p text:style-name="P135"><text:span text:style-name="T192">h</text:span></text:p></draw:text-box></draw:frame><draw:frame draw:style-name="gr66" draw:text-style-name="P142" svg:width="0.331cm" svg:height="0.489cm" svg:x="8.021cm" svg:y="2.378cm"><draw:text-box><text:p text:style-name="P135"><text:span text:style-name="T192">m</text:span></text:p></draw:text-box></draw:frame><draw:frame draw:style-name="gr67" draw:text-style-name="P136" svg:width="0.235cm" svg:height="0.414cm" svg:x="6.922cm" svg:y="0.39cm"><draw:text-box><text:p text:style-name="P135"><text:span text:style-name="T190">K</text:span></text:p></draw:text-box></draw:frame><draw:path draw:style-name="gr38" draw:text-style-name="P138" svg:width="0.579cm" svg:height="0.089cm" svg:x="6.784cm" svg:y="1.461cm" svg:viewBox="0 0 580 90" svg:d="M0 42c101 33 189 48 189 48l110-4h74l123-44 84-42v3"><text:p/></draw:path><draw:path draw:style-name="gr38" draw:text-style-name="P138" svg:width="0.641cm" svg:height="0.094cm" svg:x="6.771cm" svg:y="1.565cm" svg:viewBox="0 0 642 95" svg:d="M0 34c75 37 177 56 177 56 0 0 126 5 118 5-7 0 136-11 136-11 0 0 127-40 124-36-2 4 87-48 87-48"><text:p/></draw:path><draw:line draw:style-name="gr37" draw:text-style-name="P137" svg:x1="7.001cm" svg:y1="1.475cm" svg:x2="7.21cm" svg:y2="1.782cm"><text:p/></draw:line></draw:g><text:span text:style-name="_5f_Caractères"/></text:h>
      <text:h text:style-name="_5f_Paragraphe" text:outline-level="1"><text:span text:style-name="Character_5f_20_5f_style"/></text:h>
      <text:h text:style-name="_5f_Paragraphe" text:outline-level="1"><draw:g text:anchor-type="char" draw:z-index="219" draw:name="DrawObject8" draw:style-name="gr51"><draw:line draw:name="Shape8" draw:style-name="gr73" draw:text-style-name="P134" svg:x1="1.077cm" svg:y1="0.298cm" svg:x2="1.93cm" svg:y2="3.454cm"><text:p/></draw:line><draw:line draw:name="Shape9" draw:style-name="gr74" draw:text-style-name="P134" svg:x1="1.631cm" svg:y1="1.9cm" svg:x2="1.41cm" svg:y2="1.96cm"><text:p/></draw:line><draw:frame draw:name="Shape10" draw:style-name="gr75" draw:text-style-name="P142" svg:width="0.232cm" svg:height="0.489cm" svg:x="1.624cm" svg:y="3.152cm"><draw:text-box><text:p text:style-name="P135"><text:span text:style-name="T192">v</text:span></text:p></draw:text-box></draw:frame><draw:frame draw:name="Shape11" draw:style-name="gr76" draw:text-style-name="P142" svg:width="0.232cm" svg:height="0.489cm" svg:x="0.901cm" svg:y="0.27cm"><draw:text-box><text:p text:style-name="P135"><text:span text:style-name="T192">x</text:span></text:p></draw:text-box></draw:frame><draw:frame draw:name="Shape20" draw:style-name="gr77" draw:text-style-name="P136" svg:width="0.232cm" svg:height="0.414cm" svg:x="1.181cm" svg:y="1.829cm"><draw:text-box><text:p text:style-name="P135"><text:span text:style-name="T190">Y</text:span></text:p></draw:text-box></draw:frame><draw:path draw:name="Shape21" draw:style-name="gr38" draw:text-style-name="P138" svg:width="0.779cm" svg:height="1.25cm" svg:x="1.358cm" svg:y="1.298cm" svg:viewBox="0 0 780 1251" svg:d="M0 9c157-9 262-9 262-9 0 0 136 40 131 40s134 80 134 80l109 108 78 109 54 149c0 0 12 167 12 146 0-20-8 106-8 101 0-4-31 125-31 125l-53 119-96 125c0 0-132 88-124 88s-90 45-90 45l-50 16"><text:p/></draw:path><draw:line draw:name="Shape22" draw:style-name="gr37" draw:text-style-name="P137" svg:x1="2.188cm" svg:y1="1.599cm" svg:x2="1.958cm" svg:y2="1.806cm"><text:p/></draw:line><draw:line draw:name="Shape23" draw:style-name="gr37" draw:text-style-name="P137" svg:x1="2.232cm" svg:y1="1.679cm" svg:x2="2.002cm" svg:y2="1.886cm"><text:p/></draw:line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draw:g text:anchor-type="char" draw:z-index="222" draw:name="DrawObject5" draw:style-name="gr51"><draw:line draw:style-name="gr57" draw:text-style-name="P134" svg:x1="4.449cm" svg:y1="0.666cm" svg:x2="3.429cm" svg:y2="2.065cm"><text:p/></draw:line><draw:line draw:style-name="gr58" draw:text-style-name="P134" svg:x1="4.445cm" svg:y1="0.672cm" svg:x2="5.771cm" svg:y2="2.147cm"><text:p/></draw:line><draw:frame draw:style-name="gr59" draw:text-style-name="P142" svg:width="0.232cm" svg:height="0.489cm" svg:x="5.708cm" svg:y="1.684cm"><draw:text-box><text:p text:style-name="P135"><text:span text:style-name="T192">s</text:span></text:p></draw:text-box></draw:frame><draw:frame draw:style-name="gr60" draw:text-style-name="P136" svg:width="0.262cm" svg:height="0.414cm" svg:x="4.341cm" svg:y="0.34cm"><draw:text-box><text:p text:style-name="P135"><text:span text:style-name="T190">U</text:span></text:p></draw:text-box></draw:frame><draw:frame draw:style-name="gr61" draw:text-style-name="P142" svg:width="0.288cm" svg:height="0.489cm" svg:x="3.2cm" svg:y="1.686cm"><draw:text-box><text:p text:style-name="P135"><text:span text:style-name="T192">w</text:span></text:p></draw:text-box></draw:frame><draw:path draw:style-name="gr38" draw:text-style-name="P138" svg:width="0.883cm" svg:height="0.2cm" svg:x="4.038cm" svg:y="1.195cm" svg:viewBox="0 0 884 201" svg:d="M0 27c71 63 177 118 177 118l93 35 169 21 134-18c0 0 138-49 131-49-8 0 101-59 101-59l79-75"><text:p/></draw:path><draw:path draw:style-name="gr62" draw:text-style-name="P138" svg:width="0.346cm" svg:height="0.153cm" svg:x="4.28cm" svg:y="1.307cm" svg:viewBox="0 0 347 154" svg:d="M0 127c0-42 16-99 75-100 65-2 84 57 115 92 32 39 105 54 136 0l17-44 4-44-8-31"><text:p/></draw:path></draw:g><text:span text:style-name="Character_5f_20_5f_style"/></text:h>
      <text:h text:style-name="_5f_Paragraphe" text:outline-level="1"><draw:g text:anchor-type="char" draw:z-index="223" draw:name="DrawObject6" draw:style-name="gr51"><draw:line draw:style-name="gr52" draw:text-style-name="P134" svg:x1="7.966cm" svg:y1="1.748cm" svg:x2="9.426cm" svg:y2="1.136cm"><text:p/></draw:line><draw:line draw:style-name="gr53" draw:text-style-name="P134" svg:x1="7.966cm" svg:y1="1.748cm" svg:x2="7.293cm" svg:y2="0.283cm"><text:p/></draw:line><draw:frame draw:style-name="gr54" draw:text-style-name="P136" svg:width="0.234cm" svg:height="0.414cm" svg:x="9.331cm" svg:y="1.316cm"><draw:text-box><text:p text:style-name="P135"><text:span text:style-name="T190">P</text:span></text:p></draw:text-box></draw:frame><draw:frame draw:style-name="gr55" draw:text-style-name="P136" svg:width="0.283cm" svg:height="0.414cm" svg:x="7.786cm" svg:y="1.795cm"><draw:text-box><text:p text:style-name="P135"><text:span text:style-name="T190">Q</text:span></text:p></draw:text-box></draw:frame><draw:frame draw:style-name="gr56" draw:text-style-name="P136" svg:width="0.249cm" svg:height="0.414cm" svg:x="7.024cm" svg:y="0.342cm"><draw:text-box><text:p text:style-name="P135"><text:span text:style-name="T190">R</text:span></text:p></draw:text-box></draw:frame><draw:line draw:style-name="gr37" draw:text-style-name="P137" svg:x1="7.273cm" svg:y1="0.502cm" svg:x2="7.48cm" svg:y2="0.402cm"><text:p/></draw:line><draw:line draw:style-name="gr37" draw:text-style-name="P137" svg:x1="9.239cm" svg:y1="1.118cm" svg:x2="9.337cm" svg:y2="1.325cm"><text:p/></draw:line><draw:circle draw:style-name="gr40" draw:text-style-name="P141" svg:width="1.324cm" svg:height="1.324cm" svg:x="7.287cm" svg:y="1.044cm" draw:kind="arc" draw:start-angle="16.98" draw:end-angle="114.09"><text:p/></draw:circle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_5f_Caractères"/></text:h>
      <text:h text:style-name="_5f_Paragraphe" text:outline-level="1"><text:span text:style-name="Character_5f_20_5f_style"/></text:h>
      <text:h text:style-name="_5f_Paragraphe" text:outline-level="1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h text:style-name="_5f_Tableau_5f_Centré_5f_Gras" text:outline-level="1">Aigu</text:h>
          </table:table-cell>
          <table:table-cell table:style-name="Table2.A1" office:value-type="string">
            <text:h text:style-name="_5f_Tableau_5f_Centré_5f_Gras" text:outline-level="1">Droit</text:h>
          </table:table-cell>
          <table:table-cell table:style-name="Table2.A1" office:value-type="string">
            <text:h text:style-name="_5f_Tableau_5f_Centré_5f_Gras" text:outline-level="1">Obtus</text:h>
          </table:table-cell>
          <table:table-cell table:style-name="Table2.D1" office:value-type="string">
            <text:h text:style-name="_5f_Tableau_5f_Centré_5f_Gras" text:outline-level="1">Plat</text:h>
          </table:table-cell>
        </table:table-row>
        <table:table-row table:style-name="Table2.1">
          <table:table-cell table:style-name="Table2.A2" office:value-type="string">
            <text:h text:style-name="_5f_Tableau_5f_Centré_5f_Gras" text:outline-level="1"><draw:frame draw:style-name="fr6" draw:name="Objet96" text:anchor-type="as-char" svg:y="-0.358cm" svg:width="0.72cm" svg:height="0.434cm" draw:z-index="375"><draw:object xlink:href="./Object 12" xlink:type="simple" xlink:show="embed" xlink:actuate="onLoad"/><draw:image xlink:href="./ObjectReplacements/Object 12" xlink:type="simple" xlink:show="embed" xlink:actuate="onLoad"/><svg:desc>formule</svg:desc></draw:frame></text:h>
            <text:h text:style-name="_5f_Tableau_5f_Centré_5f_Gras" text:outline-level="1"><draw:frame draw:style-name="fr6" draw:name="Objet98" text:anchor-type="as-char" svg:y="-0.416cm" svg:width="0.877cm" svg:height="0.508cm" draw:z-index="376"><draw:object xlink:href="./Object 13" xlink:type="simple" xlink:show="embed" xlink:actuate="onLoad"/><draw:image xlink:href="./ObjectReplacements/Object 13" xlink:type="simple" xlink:show="embed" xlink:actuate="onLoad"/><svg:desc>formule</svg:desc></draw:frame></text:h>
            <text:h text:style-name="_5f_Tableau_5f_Centré_5f_Gras" text:outline-level="1"><draw:frame draw:style-name="fr6" draw:name="Objet66" text:anchor-type="as-char" svg:y="-0.377cm" svg:width="0.841cm" svg:height="0.467cm" draw:z-index="377"><draw:object xlink:href="./Object 14" xlink:type="simple" xlink:show="embed" xlink:actuate="onLoad"/><draw:image xlink:href="./ObjectReplacements/Object 14" xlink:type="simple" xlink:show="embed" xlink:actuate="onLoad"/><svg:desc>formule</svg:desc></draw:frame></text:h>
          </table:table-cell>
          <table:table-cell table:style-name="Table2.B2" office:value-type="string">
            <text:h text:style-name="_5f_Tableau_5f_Centré" text:outline-level="1"><draw:frame draw:style-name="fr6" draw:name="Objet99" text:anchor-type="as-char" svg:y="-0.358cm" svg:width="0.746cm" svg:height="0.434cm" draw:z-index="378"><draw:object xlink:href="./Object 15" xlink:type="simple" xlink:show="embed" xlink:actuate="onLoad"/><draw:image xlink:href="./ObjectReplacements/Object 15" xlink:type="simple" xlink:show="embed" xlink:actuate="onLoad"/><svg:desc>formule</svg:desc></draw:frame></text:h>
          </table:table-cell>
          <table:table-cell table:style-name="Table2.C2" office:value-type="string">
            <text:h text:style-name="_5f_Tableau_5f_Centré" text:outline-level="1"><draw:frame draw:style-name="fr6" draw:name="Objet101" text:anchor-type="as-char" svg:y="-0.358cm" svg:width="0.727cm" svg:height="0.434cm" draw:z-index="379"><draw:object xlink:href="./Object 16" xlink:type="simple" xlink:show="embed" xlink:actuate="onLoad"/><draw:image xlink:href="./ObjectReplacements/Object 16" xlink:type="simple" xlink:show="embed" xlink:actuate="onLoad"/><svg:desc>formule</svg:desc></draw:frame></text:h>
            <text:h text:style-name="_5f_Tableau_5f_Centré" text:outline-level="1"><draw:frame draw:style-name="fr6" draw:name="Objet97" text:anchor-type="as-char" svg:y="-0.377cm" svg:width="0.713cm" svg:height="0.467cm" draw:z-index="380"><draw:object xlink:href="./Object 17" xlink:type="simple" xlink:show="embed" xlink:actuate="onLoad"/><draw:image xlink:href="./ObjectReplacements/Object 17" xlink:type="simple" xlink:show="embed" xlink:actuate="onLoad"/><svg:desc>formule</svg:desc></draw:frame></text:h>
            <text:h text:style-name="_5f_Tableau_5f_Centré" text:outline-level="1"><draw:frame draw:style-name="fr6" draw:name="Objet100" text:anchor-type="as-char" svg:y="-0.358cm" svg:width="0.714cm" svg:height="0.434cm" draw:z-index="381"><draw:object xlink:href="./Object 18" xlink:type="simple" xlink:show="embed" xlink:actuate="onLoad"/><draw:image xlink:href="./ObjectReplacements/Object 18" xlink:type="simple" xlink:show="embed" xlink:actuate="onLoad"/><svg:desc>formule</svg:desc></draw:frame></text:h>
          </table:table-cell>
          <table:table-cell table:style-name="Table2.D2" office:value-type="string">
            <text:h text:style-name="_5f_Tableau_5f_Centré" text:outline-level="1"><draw:frame draw:style-name="fr6" draw:name="Objet103" text:anchor-type="as-char" svg:y="-0.377cm" svg:width="0.785cm" svg:height="0.467cm" draw:z-index="382"><draw:object xlink:href="./Object 19" xlink:type="simple" xlink:show="embed" xlink:actuate="onLoad"/><draw:image xlink:href="./ObjectReplacements/Object 19" xlink:type="simple" xlink:show="embed" xlink:actuate="onLoad"/><svg:desc>formule</svg:desc></draw:frame></text:h>
          </table:table-cell>
        </table:table-row>
      </table:table>
      <text:h text:style-name="_5f_Paragraphe" text:outline-level="1"/>
      <text:list xml:id="list61641807872078" text:continue-numbering="true" text:style-name="_5f_Numérotation_20_des_20_exercices">
        <text:list-item>
          <text:h text:style-name="P112" text:outline-level="1"><draw:g text:anchor-type="paragraph" draw:z-index="211" draw:name="DrawObject7" draw:style-name="gr110"><draw:g draw:style-name="gr14"><draw:line draw:style-name="gr111" draw:text-style-name="P128" svg:x1="2.208cm" svg:y1="1.335cm" svg:x2="2.208cm" svg:y2="9.938cm"><text:p/></draw:line><draw:line draw:style-name="gr111" draw:text-style-name="P128" svg:x1="2.99cm" svg:y1="1.335cm" svg:x2="2.99cm" svg:y2="9.938cm"><text:p/></draw:line><draw:line draw:style-name="gr111" draw:text-style-name="P128" svg:x1="2.208cm" svg:y1="1.335cm" svg:x2="2.208cm" svg:y2="9.938cm"><text:p/></draw:line><draw:line draw:style-name="gr111" draw:text-style-name="P128" svg:x1="3.766cm" svg:y1="1.335cm" svg:x2="3.766cm" svg:y2="9.938cm"><text:p/></draw:line><draw:line draw:style-name="gr111" draw:text-style-name="P128" svg:x1="4.551cm" svg:y1="1.335cm" svg:x2="4.551cm" svg:y2="9.938cm"><text:p/></draw:line><draw:line draw:style-name="gr111" draw:text-style-name="P128" svg:x1="5.334cm" svg:y1="1.335cm" svg:x2="5.334cm" svg:y2="9.938cm"><text:p/></draw:line><draw:line draw:style-name="gr111" draw:text-style-name="P128" svg:x1="6.118cm" svg:y1="1.335cm" svg:x2="6.118cm" svg:y2="9.938cm"><text:p/></draw:line><draw:line draw:style-name="gr111" draw:text-style-name="P128" svg:x1="6.9cm" svg:y1="1.335cm" svg:x2="6.9cm" svg:y2="9.938cm"><text:p/></draw:line><draw:line draw:style-name="gr111" draw:text-style-name="P128" svg:x1="7.68cm" svg:y1="1.335cm" svg:x2="7.68cm" svg:y2="9.938cm"><text:p/></draw:line><draw:line draw:style-name="gr111" draw:text-style-name="P128" svg:x1="8.464cm" svg:y1="1.335cm" svg:x2="8.464cm" svg:y2="9.938cm"><text:p/></draw:line><draw:line draw:style-name="gr111" draw:text-style-name="P128" svg:x1="9.246cm" svg:y1="1.335cm" svg:x2="9.246cm" svg:y2="9.938cm"><text:p/></draw:line><draw:line draw:style-name="gr111" draw:text-style-name="P128" svg:x1="10.026cm" svg:y1="1.335cm" svg:x2="10.026cm" svg:y2="9.938cm"><text:p/></draw:line><draw:line draw:style-name="gr111" draw:text-style-name="P128" svg:x1="10.81cm" svg:y1="1.335cm" svg:x2="10.81cm" svg:y2="9.938cm"><text:p/></draw:line><draw:line draw:style-name="gr111" draw:text-style-name="P128" svg:x1="11.587cm" svg:y1="1.335cm" svg:x2="11.587cm" svg:y2="9.938cm"><text:p/></draw:line><draw:line draw:style-name="gr111" draw:text-style-name="P128" svg:x1="12.372cm" svg:y1="1.335cm" svg:x2="12.372cm" svg:y2="9.938cm"><text:p/></draw:line><draw:line draw:style-name="gr111" draw:text-style-name="P128" svg:x1="13.157cm" svg:y1="1.335cm" svg:x2="13.157cm" svg:y2="9.938cm"><text:p/></draw:line><draw:line draw:style-name="gr111" draw:text-style-name="P128" svg:x1="13.94cm" svg:y1="1.335cm" svg:x2="13.94cm" svg:y2="9.938cm"><text:p/></draw:line><draw:line draw:style-name="gr111" draw:text-style-name="P128" svg:x1="14.718cm" svg:y1="1.335cm" svg:x2="14.718cm" svg:y2="9.938cm"><text:p/></draw:line><draw:line draw:style-name="gr111" draw:text-style-name="P128" svg:x1="15.502cm" svg:y1="1.335cm" svg:x2="15.502cm" svg:y2="9.938cm"><text:p/></draw:line><draw:line draw:style-name="gr112" draw:text-style-name="P128" svg:x1="2.362cm" svg:y1="1.335cm" svg:x2="2.362cm" svg:y2="9.938cm"><text:p/></draw:line><draw:line draw:style-name="gr112" draw:text-style-name="P128" svg:x1="2.519cm" svg:y1="1.335cm" svg:x2="2.519cm" svg:y2="9.938cm"><text:p/></draw:line><draw:line draw:style-name="gr112" draw:text-style-name="P128" svg:x1="2.676cm" svg:y1="1.335cm" svg:x2="2.676cm" svg:y2="9.938cm"><text:p/></draw:line><draw:line draw:style-name="gr112" draw:text-style-name="P128" svg:x1="2.833cm" svg:y1="1.335cm" svg:x2="2.833cm" svg:y2="9.938cm"><text:p/></draw:line><draw:line draw:style-name="gr112" draw:text-style-name="P128" svg:x1="3.146cm" svg:y1="1.335cm" svg:x2="3.146cm" svg:y2="9.938cm"><text:p/></draw:line><draw:line draw:style-name="gr112" draw:text-style-name="P128" svg:x1="3.302cm" svg:y1="1.335cm" svg:x2="3.302cm" svg:y2="9.938cm"><text:p/></draw:line><draw:line draw:style-name="gr112" draw:text-style-name="P128" svg:x1="3.459cm" svg:y1="1.335cm" svg:x2="3.459cm" svg:y2="9.938cm"><text:p/></draw:line><draw:line draw:style-name="gr112" draw:text-style-name="P128" svg:x1="3.616cm" svg:y1="1.335cm" svg:x2="3.616cm" svg:y2="9.938cm"><text:p/></draw:line><draw:line draw:style-name="gr112" draw:text-style-name="P128" svg:x1="3.926cm" svg:y1="1.335cm" svg:x2="3.926cm" svg:y2="9.938cm"><text:p/></draw:line><draw:line draw:style-name="gr112" draw:text-style-name="P128" svg:x1="4.083cm" svg:y1="1.335cm" svg:x2="4.083cm" svg:y2="9.938cm"><text:p/></draw:line><draw:line draw:style-name="gr112" draw:text-style-name="P128" svg:x1="4.24cm" svg:y1="1.335cm" svg:x2="4.24cm" svg:y2="9.938cm"><text:p/></draw:line><draw:line draw:style-name="gr112" draw:text-style-name="P128" svg:x1="4.397cm" svg:y1="1.335cm" svg:x2="4.397cm" svg:y2="9.938cm"><text:p/></draw:line><draw:g draw:style-name="gr14"><draw:line draw:style-name="gr112" draw:text-style-name="P128" svg:x1="4.708cm" svg:y1="1.335cm" svg:x2="4.708cm" svg:y2="9.938cm"><text:p/></draw:line><draw:line draw:style-name="gr112" draw:text-style-name="P128" svg:x1="4.865cm" svg:y1="1.335cm" svg:x2="4.865cm" svg:y2="9.938cm"><text:p/></draw:line><draw:line draw:style-name="gr112" draw:text-style-name="P128" svg:x1="5.022cm" svg:y1="1.335cm" svg:x2="5.022cm" svg:y2="9.938cm"><text:p/></draw:line><draw:line draw:style-name="gr112" draw:text-style-name="P128" svg:x1="5.179cm" svg:y1="1.335cm" svg:x2="5.179cm" svg:y2="9.938cm"><text:p/></draw:line></draw:g><draw:g draw:style-name="gr14"><draw:line draw:style-name="gr112" draw:text-style-name="P128" svg:x1="5.491cm" svg:y1="1.335cm" svg:x2="5.491cm" svg:y2="9.938cm"><text:p/></draw:line><draw:line draw:style-name="gr112" draw:text-style-name="P128" svg:x1="5.648cm" svg:y1="1.335cm" svg:x2="5.648cm" svg:y2="9.938cm"><text:p/></draw:line><draw:line draw:style-name="gr112" draw:text-style-name="P128" svg:x1="5.805cm" svg:y1="1.335cm" svg:x2="5.805cm" svg:y2="9.938cm"><text:p/></draw:line><draw:line draw:style-name="gr112" draw:text-style-name="P128" svg:x1="5.961cm" svg:y1="1.335cm" svg:x2="5.961cm" svg:y2="9.938cm"><text:p/></draw:line></draw:g><draw:g draw:style-name="gr14"><draw:line draw:style-name="gr112" draw:text-style-name="P128" svg:x1="6.276cm" svg:y1="1.335cm" svg:x2="6.276cm" svg:y2="9.938cm"><text:p/></draw:line><draw:line draw:style-name="gr112" draw:text-style-name="P128" svg:x1="6.429cm" svg:y1="1.335cm" svg:x2="6.429cm" svg:y2="9.938cm"><text:p/></draw:line><draw:line draw:style-name="gr112" draw:text-style-name="P128" svg:x1="6.586cm" svg:y1="1.335cm" svg:x2="6.586cm" svg:y2="9.938cm"><text:p/></draw:line><draw:line draw:style-name="gr112" draw:text-style-name="P128" svg:x1="6.743cm" svg:y1="1.335cm" svg:x2="6.743cm" svg:y2="9.938cm"><text:p/></draw:line></draw:g><draw:g draw:style-name="gr14"><draw:line draw:style-name="gr112" draw:text-style-name="P128" svg:x1="7.057cm" svg:y1="1.335cm" svg:x2="7.057cm" svg:y2="9.938cm"><text:p/></draw:line><draw:line draw:style-name="gr112" draw:text-style-name="P128" svg:x1="7.211cm" svg:y1="1.335cm" svg:x2="7.211cm" svg:y2="9.938cm"><text:p/></draw:line><draw:line draw:style-name="gr112" draw:text-style-name="P128" svg:x1="7.366cm" svg:y1="1.335cm" svg:x2="7.366cm" svg:y2="9.938cm"><text:p/></draw:line><draw:line draw:style-name="gr112" draw:text-style-name="P128" svg:x1="7.523cm" svg:y1="1.335cm" svg:x2="7.523cm" svg:y2="9.938cm"><text:p/></draw:line></draw:g><draw:g draw:style-name="gr14"><draw:line draw:style-name="gr112" draw:text-style-name="P128" svg:x1="7.837cm" svg:y1="1.335cm" svg:x2="7.837cm" svg:y2="9.938cm"><text:p/></draw:line><draw:line draw:style-name="gr112" draw:text-style-name="P128" svg:x1="7.994cm" svg:y1="1.335cm" svg:x2="7.994cm" svg:y2="9.938cm"><text:p/></draw:line><draw:line draw:style-name="gr112" draw:text-style-name="P128" svg:x1="8.151cm" svg:y1="1.335cm" svg:x2="8.151cm" svg:y2="9.938cm"><text:p/></draw:line><draw:line draw:style-name="gr112" draw:text-style-name="P128" svg:x1="8.308cm" svg:y1="1.335cm" svg:x2="8.308cm" svg:y2="9.938cm"><text:p/></draw:line></draw:g><draw:g draw:style-name="gr14"><draw:line draw:style-name="gr112" draw:text-style-name="P128" svg:x1="8.618cm" svg:y1="1.335cm" svg:x2="8.618cm" svg:y2="9.938cm"><text:p/></draw:line><draw:line draw:style-name="gr112" draw:text-style-name="P128" svg:x1="8.775cm" svg:y1="1.335cm" svg:x2="8.775cm" svg:y2="9.938cm"><text:p/></draw:line><draw:line draw:style-name="gr112" draw:text-style-name="P128" svg:x1="8.932cm" svg:y1="1.335cm" svg:x2="8.932cm" svg:y2="9.938cm"><text:p/></draw:line><draw:line draw:style-name="gr112" draw:text-style-name="P128" svg:x1="9.089cm" svg:y1="1.335cm" svg:x2="9.089cm" svg:y2="9.938cm"><text:p/></draw:line></draw:g><draw:g draw:style-name="gr14"><draw:line draw:style-name="gr112" draw:text-style-name="P128" svg:x1="9.398cm" svg:y1="1.335cm" svg:x2="9.398cm" svg:y2="9.938cm"><text:p/></draw:line><draw:line draw:style-name="gr112" draw:text-style-name="P128" svg:x1="9.555cm" svg:y1="1.335cm" svg:x2="9.555cm" svg:y2="9.938cm"><text:p/></draw:line><draw:line draw:style-name="gr112" draw:text-style-name="P128" svg:x1="9.712cm" svg:y1="1.335cm" svg:x2="9.712cm" svg:y2="9.938cm"><text:p/></draw:line><draw:line draw:style-name="gr112" draw:text-style-name="P128" svg:x1="9.869cm" svg:y1="1.335cm" svg:x2="9.869cm" svg:y2="9.938cm"><text:p/></draw:line></draw:g><draw:g draw:style-name="gr14"><draw:line draw:style-name="gr112" draw:text-style-name="P128" svg:x1="10.183cm" svg:y1="1.335cm" svg:x2="10.183cm" svg:y2="9.938cm"><text:p/></draw:line><draw:line draw:style-name="gr112" draw:text-style-name="P128" svg:x1="10.34cm" svg:y1="1.335cm" svg:x2="10.34cm" svg:y2="9.938cm"><text:p/></draw:line><draw:line draw:style-name="gr112" draw:text-style-name="P128" svg:x1="10.497cm" svg:y1="1.335cm" svg:x2="10.497cm" svg:y2="9.938cm"><text:p/></draw:line><draw:line draw:style-name="gr112" draw:text-style-name="P128" svg:x1="10.653cm" svg:y1="1.335cm" svg:x2="10.653cm" svg:y2="9.938cm"><text:p/></draw:line></draw:g><draw:g draw:style-name="gr14"><draw:line draw:style-name="gr112" draw:text-style-name="P128" svg:x1="10.967cm" svg:y1="1.335cm" svg:x2="10.967cm" svg:y2="9.938cm"><text:p/></draw:line><draw:line draw:style-name="gr112" draw:text-style-name="P128" svg:x1="11.124cm" svg:y1="1.335cm" svg:x2="11.124cm" svg:y2="9.938cm"><text:p/></draw:line><draw:line draw:style-name="gr112" draw:text-style-name="P128" svg:x1="11.279cm" svg:y1="1.335cm" svg:x2="11.279cm" svg:y2="9.938cm"><text:p/></draw:line><draw:line draw:style-name="gr112" draw:text-style-name="P128" svg:x1="11.43cm" svg:y1="1.335cm" svg:x2="11.43cm" svg:y2="9.938cm"><text:p/></draw:line></draw:g><draw:g draw:style-name="gr14"><draw:line draw:style-name="gr112" draw:text-style-name="P128" svg:x1="11.75cm" svg:y1="1.335cm" svg:x2="11.75cm" svg:y2="9.938cm"><text:p/></draw:line><draw:line draw:style-name="gr112" draw:text-style-name="P128" svg:x1="11.901cm" svg:y1="1.335cm" svg:x2="11.901cm" svg:y2="9.938cm"><text:p/></draw:line><draw:line draw:style-name="gr112" draw:text-style-name="P128" svg:x1="12.058cm" svg:y1="1.335cm" svg:x2="12.058cm" svg:y2="9.938cm"><text:p/></draw:line><draw:line draw:style-name="gr112" draw:text-style-name="P128" svg:x1="12.215cm" svg:y1="1.335cm" svg:x2="12.215cm" svg:y2="9.938cm"><text:p/></draw:line></draw:g><draw:g draw:style-name="gr14"><draw:line draw:style-name="gr112" draw:text-style-name="P128" svg:x1="12.529cm" svg:y1="1.335cm" svg:x2="12.529cm" svg:y2="9.938cm"><text:p/></draw:line><draw:line draw:style-name="gr112" draw:text-style-name="P128" svg:x1="12.686cm" svg:y1="1.335cm" svg:x2="12.686cm" svg:y2="9.938cm"><text:p/></draw:line><draw:line draw:style-name="gr112" draw:text-style-name="P128" svg:x1="12.843cm" svg:y1="1.335cm" svg:x2="12.843cm" svg:y2="9.938cm"><text:p/></draw:line><draw:line draw:style-name="gr112" draw:text-style-name="P128" svg:x1="13cm" svg:y1="1.335cm" svg:x2="13cm" svg:y2="9.938cm"><text:p/></draw:line></draw:g><draw:g draw:style-name="gr14"><draw:line draw:style-name="gr112" draw:text-style-name="P128" svg:x1="13.312cm" svg:y1="1.335cm" svg:x2="13.312cm" svg:y2="9.938cm"><text:p/></draw:line><draw:line draw:style-name="gr112" draw:text-style-name="P128" svg:x1="13.469cm" svg:y1="1.335cm" svg:x2="13.469cm" svg:y2="9.938cm"><text:p/></draw:line><draw:line draw:style-name="gr112" draw:text-style-name="P128" svg:x1="13.625cm" svg:y1="1.335cm" svg:x2="13.625cm" svg:y2="9.938cm"><text:p/></draw:line><draw:line draw:style-name="gr112" draw:text-style-name="P128" svg:x1="13.783cm" svg:y1="1.335cm" svg:x2="13.783cm" svg:y2="9.938cm"><text:p/></draw:line></draw:g><draw:g draw:style-name="gr14"><draw:line draw:style-name="gr112" draw:text-style-name="P128" svg:x1="14.09cm" svg:y1="1.335cm" svg:x2="14.09cm" svg:y2="9.938cm"><text:p/></draw:line><draw:line draw:style-name="gr112" draw:text-style-name="P128" svg:x1="14.247cm" svg:y1="1.335cm" svg:x2="14.247cm" svg:y2="9.938cm"><text:p/></draw:line><draw:line draw:style-name="gr112" draw:text-style-name="P128" svg:x1="14.404cm" svg:y1="1.335cm" svg:x2="14.404cm" svg:y2="9.938cm"><text:p/></draw:line><draw:line draw:style-name="gr112" draw:text-style-name="P128" svg:x1="14.561cm" svg:y1="1.335cm" svg:x2="14.561cm" svg:y2="9.938cm"><text:p/></draw:line></draw:g><draw:g draw:style-name="gr14"><draw:line draw:style-name="gr112" draw:text-style-name="P128" svg:x1="14.875cm" svg:y1="1.335cm" svg:x2="14.875cm" svg:y2="9.938cm"><text:p/></draw:line><draw:line draw:style-name="gr112" draw:text-style-name="P128" svg:x1="15.032cm" svg:y1="1.335cm" svg:x2="15.032cm" svg:y2="9.938cm"><text:p/></draw:line><draw:line draw:style-name="gr112" draw:text-style-name="P128" svg:x1="15.189cm" svg:y1="1.335cm" svg:x2="15.189cm" svg:y2="9.938cm"><text:p/></draw:line><draw:line draw:style-name="gr112" draw:text-style-name="P128" svg:x1="15.346cm" svg:y1="1.335cm" svg:x2="15.346cm" svg:y2="9.938cm"><text:p/></draw:line></draw:g><draw:line draw:style-name="gr111" draw:text-style-name="P128" svg:x1="2.208cm" svg:y1="1.335cm" svg:x2="15.503cm" svg:y2="1.335cm"><text:p/></draw:line><draw:line draw:style-name="gr111" draw:text-style-name="P128" svg:x1="2.208cm" svg:y1="2.111cm" svg:x2="15.503cm" svg:y2="2.111cm"><text:p/></draw:line><draw:line draw:style-name="gr111" draw:text-style-name="P128" svg:x1="2.208cm" svg:y1="2.896cm" svg:x2="15.503cm" svg:y2="2.896cm"><text:p/></draw:line><draw:line draw:style-name="gr111" draw:text-style-name="P128" svg:x1="2.208cm" svg:y1="3.681cm" svg:x2="15.503cm" svg:y2="3.681cm"><text:p/></draw:line><draw:line draw:style-name="gr111" draw:text-style-name="P128" svg:x1="2.208cm" svg:y1="4.457cm" svg:x2="15.503cm" svg:y2="4.457cm"><text:p/></draw:line><draw:line draw:style-name="gr111" draw:text-style-name="P128" svg:x1="2.208cm" svg:y1="5.242cm" svg:x2="15.503cm" svg:y2="5.242cm"><text:p/></draw:line><draw:line draw:style-name="gr111" draw:text-style-name="P128" svg:x1="2.208cm" svg:y1="6.027cm" svg:x2="15.503cm" svg:y2="6.027cm"><text:p/></draw:line><draw:line draw:style-name="gr111" draw:text-style-name="P128" svg:x1="2.208cm" svg:y1="6.81cm" svg:x2="15.503cm" svg:y2="6.81cm"><text:p/></draw:line><draw:line draw:style-name="gr111" draw:text-style-name="P128" svg:x1="2.208cm" svg:y1="7.588cm" svg:x2="15.503cm" svg:y2="7.588cm"><text:p/></draw:line><draw:line draw:style-name="gr111" draw:text-style-name="P128" svg:x1="2.208cm" svg:y1="8.371cm" svg:x2="15.503cm" svg:y2="8.371cm"><text:p/></draw:line><draw:line draw:style-name="gr111" draw:text-style-name="P128" svg:x1="2.208cm" svg:y1="9.156cm" svg:x2="15.503cm" svg:y2="9.156cm"><text:p/></draw:line><draw:line draw:style-name="gr111" draw:text-style-name="P128" svg:x1="2.208cm" svg:y1="9.934cm" svg:x2="15.503cm" svg:y2="9.934cm"><text:p/></draw:line><draw:g draw:style-name="gr14"><draw:line draw:style-name="gr112" draw:text-style-name="P128" svg:x1="2.208cm" svg:y1="1.492cm" svg:x2="15.503cm" svg:y2="1.492cm"><text:p/></draw:line><draw:line draw:style-name="gr112" draw:text-style-name="P128" svg:x1="2.208cm" svg:y1="1.649cm" svg:x2="15.503cm" svg:y2="1.649cm"><text:p/></draw:line><draw:line draw:style-name="gr112" draw:text-style-name="P128" svg:x1="2.208cm" svg:y1="1.806cm" svg:x2="15.503cm" svg:y2="1.806cm"><text:p/></draw:line><draw:line draw:style-name="gr112" draw:text-style-name="P128" svg:x1="2.208cm" svg:y1="1.963cm" svg:x2="15.503cm" svg:y2="1.963cm"><text:p/></draw:line></draw:g><draw:g draw:style-name="gr14"><draw:line draw:style-name="gr112" draw:text-style-name="P128" svg:x1="2.208cm" svg:y1="2.268cm" svg:x2="15.503cm" svg:y2="2.268cm"><text:p/></draw:line><draw:line draw:style-name="gr112" draw:text-style-name="P128" svg:x1="2.208cm" svg:y1="2.425cm" svg:x2="15.503cm" svg:y2="2.425cm"><text:p/></draw:line><draw:line draw:style-name="gr112" draw:text-style-name="P128" svg:x1="2.208cm" svg:y1="2.582cm" svg:x2="15.503cm" svg:y2="2.582cm"><text:p/></draw:line><draw:line draw:style-name="gr112" draw:text-style-name="P128" svg:x1="2.208cm" svg:y1="2.739cm" svg:x2="15.503cm" svg:y2="2.739cm"><text:p/></draw:line></draw:g><draw:g draw:style-name="gr14"><draw:line draw:style-name="gr112" draw:text-style-name="P128" svg:x1="2.208cm" svg:y1="3.053cm" svg:x2="15.503cm" svg:y2="3.053cm"><text:p/></draw:line><draw:line draw:style-name="gr112" draw:text-style-name="P128" svg:x1="2.208cm" svg:y1="3.21cm" svg:x2="15.503cm" svg:y2="3.21cm"><text:p/></draw:line><draw:line draw:style-name="gr112" draw:text-style-name="P128" svg:x1="2.208cm" svg:y1="3.367cm" svg:x2="15.503cm" svg:y2="3.367cm"><text:p/></draw:line><draw:line draw:style-name="gr112" draw:text-style-name="P128" svg:x1="2.208cm" svg:y1="3.524cm" svg:x2="15.503cm" svg:y2="3.524cm"><text:p/></draw:line></draw:g><draw:g draw:style-name="gr14"><draw:line draw:style-name="gr112" draw:text-style-name="P128" svg:x1="2.208cm" svg:y1="3.838cm" svg:x2="15.503cm" svg:y2="3.838cm"><text:p/></draw:line><draw:line draw:style-name="gr112" draw:text-style-name="P128" svg:x1="2.208cm" svg:y1="3.995cm" svg:x2="15.503cm" svg:y2="3.995cm"><text:p/></draw:line><draw:line draw:style-name="gr112" draw:text-style-name="P128" svg:x1="2.208cm" svg:y1="4.152cm" svg:x2="15.503cm" svg:y2="4.152cm"><text:p/></draw:line><draw:line draw:style-name="gr112" draw:text-style-name="P128" svg:x1="2.208cm" svg:y1="4.307cm" svg:x2="15.503cm" svg:y2="4.307cm"><text:p/></draw:line></draw:g><draw:g draw:style-name="gr14"><draw:line draw:style-name="gr112" draw:text-style-name="P128" svg:x1="2.208cm" svg:y1="4.614cm" svg:x2="15.503cm" svg:y2="4.614cm"><text:p/></draw:line><draw:line draw:style-name="gr112" draw:text-style-name="P128" svg:x1="2.208cm" svg:y1="4.771cm" svg:x2="15.503cm" svg:y2="4.771cm"><text:p/></draw:line><draw:line draw:style-name="gr112" draw:text-style-name="P128" svg:x1="2.208cm" svg:y1="4.928cm" svg:x2="15.503cm" svg:y2="4.928cm"><text:p/></draw:line><draw:line draw:style-name="gr112" draw:text-style-name="P128" svg:x1="2.208cm" svg:y1="5.085cm" svg:x2="15.503cm" svg:y2="5.085cm"><text:p/></draw:line></draw:g><draw:g draw:style-name="gr14"><draw:line draw:style-name="gr112" draw:text-style-name="P128" svg:x1="2.208cm" svg:y1="5.399cm" svg:x2="15.503cm" svg:y2="5.399cm"><text:p/></draw:line><draw:line draw:style-name="gr112" draw:text-style-name="P128" svg:x1="2.208cm" svg:y1="5.556cm" svg:x2="15.503cm" svg:y2="5.556cm"><text:p/></draw:line><draw:line draw:style-name="gr112" draw:text-style-name="P128" svg:x1="2.208cm" svg:y1="5.713cm" svg:x2="15.503cm" svg:y2="5.713cm"><text:p/></draw:line><draw:line draw:style-name="gr112" draw:text-style-name="P128" svg:x1="2.208cm" svg:y1="5.87cm" svg:x2="15.503cm" svg:y2="5.87cm"><text:p/></draw:line></draw:g><draw:g draw:style-name="gr14"><draw:line draw:style-name="gr112" draw:text-style-name="P128" svg:x1="2.208cm" svg:y1="6.184cm" svg:x2="15.503cm" svg:y2="6.184cm"><text:p/></draw:line><draw:line draw:style-name="gr112" draw:text-style-name="P128" svg:x1="2.208cm" svg:y1="6.339cm" svg:x2="15.503cm" svg:y2="6.339cm"><text:p/></draw:line><draw:line draw:style-name="gr112" draw:text-style-name="P128" svg:x1="2.208cm" svg:y1="6.496cm" svg:x2="15.503cm" svg:y2="6.496cm"><text:p/></draw:line><draw:line draw:style-name="gr112" draw:text-style-name="P128" svg:x1="2.208cm" svg:y1="6.653cm" svg:x2="15.503cm" svg:y2="6.653cm"><text:p/></draw:line></draw:g><draw:g draw:style-name="gr14"><draw:line draw:style-name="gr112" draw:text-style-name="P128" svg:x1="2.208cm" svg:y1="6.967cm" svg:x2="15.503cm" svg:y2="6.967cm"><text:p/></draw:line><draw:line draw:style-name="gr112" draw:text-style-name="P128" svg:x1="2.208cm" svg:y1="7.124cm" svg:x2="15.503cm" svg:y2="7.124cm"><text:p/></draw:line><draw:line draw:style-name="gr112" draw:text-style-name="P128" svg:x1="2.208cm" svg:y1="7.281cm" svg:x2="15.503cm" svg:y2="7.281cm"><text:p/></draw:line><draw:line draw:style-name="gr112" draw:text-style-name="P128" svg:x1="2.208cm" svg:y1="7.431cm" svg:x2="15.503cm" svg:y2="7.431cm"><text:p/></draw:line></draw:g><draw:g draw:style-name="gr14"><draw:line draw:style-name="gr112" draw:text-style-name="P128" svg:x1="2.208cm" svg:y1="7.745cm" svg:x2="15.503cm" svg:y2="7.745cm"><text:p/></draw:line><draw:line draw:style-name="gr112" draw:text-style-name="P128" svg:x1="2.208cm" svg:y1="7.902cm" svg:x2="15.503cm" svg:y2="7.902cm"><text:p/></draw:line><draw:line draw:style-name="gr112" draw:text-style-name="P128" svg:x1="2.208cm" svg:y1="8.059cm" svg:x2="15.503cm" svg:y2="8.059cm"><text:p/></draw:line><draw:line draw:style-name="gr112" draw:text-style-name="P128" svg:x1="2.208cm" svg:y1="8.216cm" svg:x2="15.503cm" svg:y2="8.216cm"><text:p/></draw:line></draw:g><draw:g draw:style-name="gr14"><draw:line draw:style-name="gr112" draw:text-style-name="P128" svg:x1="2.208cm" svg:y1="8.528cm" svg:x2="15.503cm" svg:y2="8.528cm"><text:p/></draw:line><draw:line draw:style-name="gr112" draw:text-style-name="P128" svg:x1="2.208cm" svg:y1="8.685cm" svg:x2="15.503cm" svg:y2="8.685cm"><text:p/></draw:line><draw:line draw:style-name="gr112" draw:text-style-name="P128" svg:x1="2.208cm" svg:y1="8.842cm" svg:x2="15.503cm" svg:y2="8.842cm"><text:p/></draw:line><draw:line draw:style-name="gr112" draw:text-style-name="P128" svg:x1="2.208cm" svg:y1="8.999cm" svg:x2="15.503cm" svg:y2="8.999cm"><text:p/></draw:line></draw:g><draw:g draw:style-name="gr14"><draw:line draw:style-name="gr112" draw:text-style-name="P128" svg:x1="2.208cm" svg:y1="9.313cm" svg:x2="15.503cm" svg:y2="9.313cm"><text:p/></draw:line><draw:line draw:style-name="gr112" draw:text-style-name="P128" svg:x1="2.208cm" svg:y1="9.47cm" svg:x2="15.503cm" svg:y2="9.47cm"><text:p/></draw:line><draw:line draw:style-name="gr112" draw:text-style-name="P128" svg:x1="2.208cm" svg:y1="9.627cm" svg:x2="15.503cm" svg:y2="9.627cm"><text:p/></draw:line><draw:line draw:style-name="gr112" draw:text-style-name="P128" svg:x1="2.208cm" svg:y1="9.777cm" svg:x2="15.503cm" svg:y2="9.777cm"><text:p/></draw:line></draw:g></draw:g><draw:g draw:style-name="gr14"><draw:line draw:style-name="gr113" draw:text-style-name="P128" svg:x1="3.01cm" svg:y1="2.111cm" svg:x2="5.747cm" svg:y2="2.111cm"><text:p/></draw:line><draw:line draw:style-name="gr113" draw:text-style-name="P128" svg:x1="3.01cm" svg:y1="2.111cm" svg:x2="4.868cm" svg:y2="3.988cm"><text:p/></draw:line><draw:custom-shape draw:style-name="gr114" draw:text-style-name="P130" svg:width="1.786cm" svg:height="1.788cm" draw:transform="skewX (-0.00104719755119665) rotate (-2.02301113598663) translate (4.20158333333333cm 1.69686111111111cm)"><text:p/><draw:enhanced-geometry draw:glue-point-type="segments" draw:type="mso-spt100" draw:modifiers="-69.3146541795682 -116.05645668978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15" draw:text-style-name="P152" svg:width="0.315cm" svg:height="0.625cm" svg:x="3.79cm" svg:y="2.332cm"><draw:text-box><text:p text:style-name="P151"><text:span text:style-name="T195"><text:s/></text:span></text:p></draw:text-box></draw:frame></draw:g><draw:g draw:style-name="gr14"><draw:line draw:style-name="gr113" draw:text-style-name="P128" svg:x1="7.702cm" svg:y1="2.111cm" svg:x2="9.326cm" svg:y2="3.753cm"><text:p/></draw:line><draw:line draw:style-name="gr113" draw:text-style-name="P128" svg:x1="7.702cm" svg:y1="2.111cm" svg:x2="6.041cm" svg:y2="3.753cm"><text:p/></draw:line><draw:custom-shape draw:style-name="gr114" draw:text-style-name="P130" svg:width="1.786cm" svg:height="1.788cm" draw:transform="skewX (-0.00104719755119665) rotate (-2.02301113598663) translate (8.89352777777778cm 1.69686111111111cm)"><text:p/><draw:enhanced-geometry draw:glue-point-type="segments" draw:type="mso-spt100" draw:modifiers="18.9966541554886 -70.332906118893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16" draw:text-style-name="P153" svg:width="0.378cm" svg:height="0.352cm" svg:x="3.931cm" svg:y="2.286cm"><draw:image xlink:href="Pictures/200000160000017B00000160F36A2FE620BE6EBD.svm" xlink:type="simple" xlink:show="embed" xlink:actuate="onLoad" draw:mime-type="image/x-svm"><text:p/></draw:image><draw:image xlink:href="Pictures/100002000000001100000010208624728676781C.png" xlink:type="simple" xlink:show="embed" xlink:actuate="onLoad" draw:mime-type="image/png"/></draw:frame><draw:frame draw:style-name="gr116" draw:text-style-name="P153" svg:width="0.378cm" svg:height="0.398cm" svg:x="7.632cm" svg:y="3.186cm"><draw:image xlink:href="Pictures/200000160000017B0000018E3A22CFFC1705831D.svm" xlink:type="simple" xlink:show="embed" xlink:actuate="onLoad" draw:mime-type="image/x-svm"><text:p/></draw:image><draw:image xlink:href="Pictures/100002000000001100000012025F8DCF00D01DE5.png" xlink:type="simple" xlink:show="embed" xlink:actuate="onLoad" draw:mime-type="image/png"/></draw:frame><draw:frame draw:style-name="gr116" draw:text-style-name="P153" svg:width="0.357cm" svg:height="0.352cm" svg:x="10.932cm" svg:y="2.939cm"><draw:image xlink:href="Pictures/200000160000016600000160A10EAAA22C33D3F8.svm" xlink:type="simple" xlink:show="embed" xlink:actuate="onLoad" draw:mime-type="image/x-svm"><text:p/></draw:image><draw:image xlink:href="Pictures/10000200000000100000001051CBAB3E0FBF0FE6.png" xlink:type="simple" xlink:show="embed" xlink:actuate="onLoad" draw:mime-type="image/png"/></draw:frame><draw:frame draw:style-name="gr116" draw:text-style-name="P153" svg:width="0.401cm" svg:height="0.398cm" svg:x="14.031cm" svg:y="2.739cm"><draw:image xlink:href="Pictures/20000016000001910000018E1CC35465048EB635.svm" xlink:type="simple" xlink:show="embed" xlink:actuate="onLoad" draw:mime-type="image/x-svm"><text:p/></draw:image><draw:image xlink:href="Pictures/100002000000001200000012AF4C86C705628D5F.png" xlink:type="simple" xlink:show="embed" xlink:actuate="onLoad" draw:mime-type="image/png"/></draw:frame></draw:g><draw:g draw:style-name="gr14"><draw:line draw:style-name="gr113" draw:text-style-name="P128" svg:x1="12.35cm" svg:y1="3.665cm" svg:x2="10.063cm" svg:y2="3.665cm"><text:p/></draw:line><draw:line draw:style-name="gr113" draw:text-style-name="P128" svg:x1="12.348cm" svg:y1="3.669cm" svg:x2="10.922cm" svg:y2="2.261cm"><text:p/></draw:line><draw:custom-shape draw:style-name="gr117" draw:text-style-name="P130" svg:width="1.788cm" svg:height="1.786cm" draw:transform="rotate (-2.02301113598663) translate (13.5466666666667cm 3.24379166666667cm)"><text:p/><draw:enhanced-geometry draw:glue-point-type="segments" draw:type="mso-spt100" draw:modifiers="108.114192036629 63.34371358233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14"><draw:line draw:style-name="gr113" draw:text-style-name="P128" svg:x1="13.134cm" svg:y1="2.111cm" svg:x2="15.345cm" svg:y2="2.111cm"><text:p/></draw:line><draw:line draw:style-name="gr113" draw:text-style-name="P128" svg:x1="13.134cm" svg:y1="2.111cm" svg:x2="13.155cm" svg:y2="4.457cm"><text:p/></draw:line><draw:custom-shape draw:style-name="gr114" draw:text-style-name="P130" svg:width="1.786cm" svg:height="1.788cm" draw:transform="rotate (-2.02301113598663) translate (14.3245416666667cm 1.69333333333333cm)"><text:p/><draw:enhanced-geometry draw:glue-point-type="segments" draw:type="mso-spt100" draw:modifiers="-27.1311965801173 -115.47085827708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14"><draw:line draw:style-name="gr113" draw:text-style-name="P128" svg:x1="4.57cm" svg:y1="6.804cm" svg:x2="4.551cm" svg:y2="4.771cm"><text:p/></draw:line><draw:line draw:style-name="gr113" draw:text-style-name="P128" svg:x1="4.572cm" svg:y1="6.81cm" svg:x2="2.676cm" svg:y2="6.81cm"><text:p/></draw:line><draw:custom-shape draw:style-name="gr118" draw:text-style-name="P130" svg:width="1.788cm" svg:height="1.788cm" draw:transform="rotate (-2.02301113598663) translate (5.76615277777778cm 6.38880555555556cm)"><text:p/><draw:enhanced-geometry draw:glue-point-type="segments" draw:type="mso-spt100" draw:modifiers="153.434948822922 63.139127196839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14"><draw:line draw:style-name="gr113" draw:text-style-name="P128" svg:x1="6.918cm" svg:y1="5.272cm" svg:x2="9.245cm" svg:y2="5.272cm"><text:p/></draw:line><draw:line draw:style-name="gr113" draw:text-style-name="P128" svg:x1="6.917cm" svg:y1="5.272cm" svg:x2="5.334cm" svg:y2="6.836cm"><text:p/></draw:line><draw:custom-shape draw:style-name="gr114" draw:text-style-name="P130" svg:width="1.786cm" svg:height="1.788cm" draw:transform="rotate (-2.02301113598663) translate (8.11036111111111cm 4.85069444444444cm)"><text:p/><draw:enhanced-geometry draw:glue-point-type="segments" draw:type="mso-spt100" draw:modifiers="18.3225308255591 -115.76001123750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14"><draw:line draw:style-name="gr113" draw:text-style-name="P128" svg:x1="10.825cm" svg:y1="5.272cm" svg:x2="12.472cm" svg:y2="5.272cm"><text:p/></draw:line><draw:line draw:style-name="gr113" draw:text-style-name="P128" svg:x1="10.826cm" svg:y1="5.272cm" svg:x2="9.791cm" svg:y2="6.836cm"><text:p/></draw:line><draw:custom-shape draw:style-name="gr114" draw:text-style-name="P130" svg:width="1.786cm" svg:height="1.788cm" draw:transform="rotate (-2.02301113598663) translate (12.0226666666667cm 4.85245833333333cm)"><text:p/><draw:enhanced-geometry draw:glue-point-type="segments" draw:type="mso-spt100" draw:modifiers="7.11253496809213 -115.76001123750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14"><draw:line draw:style-name="gr113" draw:text-style-name="P128" svg:x1="14.717cm" svg:y1="6.806cm" svg:x2="15.504cm" svg:y2="5.242cm"><text:p/></draw:line><draw:line draw:style-name="gr113" draw:text-style-name="P128" svg:x1="14.716cm" svg:y1="6.805cm" svg:x2="13.469cm" svg:y2="4.928cm"><text:p/></draw:line><draw:custom-shape draw:style-name="gr118" draw:text-style-name="P130" svg:width="1.788cm" svg:height="1.788cm" draw:transform="skewX (-0.00104719755119659) rotate (-2.02301113598663) translate (15.9102777777778cm 6.38704166666667cm)"><text:p/><draw:enhanced-geometry draw:glue-point-type="segments" draw:type="mso-spt100" draw:modifiers="-179.947192844894 120.49243516301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line draw:style-name="gr113" draw:text-style-name="P128" svg:x1="4.572cm" svg:y1="7.618cm" svg:x2="5.335cm" svg:y2="9.152cm"><text:p/></draw:line><draw:line draw:style-name="gr113" draw:text-style-name="P128" svg:x1="4.573cm" svg:y1="7.618cm" svg:x2="2.99cm" svg:y2="8.37cm"><text:p/></draw:line><draw:custom-shape draw:style-name="gr118" draw:text-style-name="P130" svg:width="1.788cm" svg:height="1.788cm" draw:transform="skewX (0.00191986217719393) rotate (-2.02301113598663) translate (5.76438888888889cm 7.19843055555556cm)"><text:p/><draw:enhanced-geometry draw:glue-point-type="segments" draw:type="mso-spt100" draw:modifiers="38.9965619650865 -51.500257761988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4"><draw:line draw:style-name="gr113" draw:text-style-name="P128" svg:x1="8.461cm" svg:y1="7.588cm" svg:x2="9.382cm" svg:y2="8.953cm"><text:p/></draw:line><draw:line draw:style-name="gr113" draw:text-style-name="P128" svg:x1="8.461cm" svg:y1="7.588cm" svg:x2="6.586cm" svg:y2="7.604cm"><text:p/></draw:line><draw:custom-shape draw:style-name="gr119" draw:text-style-name="P130" svg:width="1.786cm" svg:height="1.786cm" draw:transform="skewX (0.00104719755119662) rotate (-3.00039551710345) translate (9.47913888888889cm 8.33966666666667cm)"><text:p/><draw:enhanced-geometry draw:glue-point-type="segments" draw:type="mso-spt100" draw:modifiers="7.11253496809213 -115.76001123750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14"><draw:line draw:style-name="gr113" draw:text-style-name="P128" svg:x1="12.358cm" svg:y1="6.819cm" svg:x2="12.375cm" svg:y2="9.549cm"><text:p/></draw:line><draw:line draw:style-name="gr113" draw:text-style-name="P128" svg:x1="12.359cm" svg:y1="6.819cm" svg:x2="10.61cm" svg:y2="8.59cm"><text:p/></draw:line><draw:custom-shape draw:style-name="gr120" draw:text-style-name="P130" svg:width="1.788cm" svg:height="1.793cm" draw:transform="skewX (-0.00104719755119657) rotate (2.71782671120557) translate (12.811125cm 7.985125cm)"><text:p/><draw:enhanced-geometry draw:glue-point-type="segments" draw:type="mso-spt100" draw:modifiers="-69.3146541795682 -113.68208772453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frame draw:style-name="gr116" draw:text-style-name="P153" svg:width="0.378cm" svg:height="0.352cm" svg:x="3.931cm" svg:y="2.284cm"><draw:image xlink:href="Pictures/200000160000017B00000160F36A2FE620BE6EBD.svm" xlink:type="simple" xlink:show="embed" xlink:actuate="onLoad" draw:mime-type="image/x-svm"><text:p/></draw:image><draw:image xlink:href="Pictures/100002000000001100000010208624728676781C.png" xlink:type="simple" xlink:show="embed" xlink:actuate="onLoad" draw:mime-type="image/png"/></draw:frame><draw:frame draw:style-name="gr116" draw:text-style-name="P153" svg:width="0.364cm" svg:height="0.352cm" svg:x="3.531cm" svg:y="5.685cm"><draw:image xlink:href="Pictures/200000160000016B000001604FF208BA186EC24A.svm" xlink:type="simple" xlink:show="embed" xlink:actuate="onLoad" draw:mime-type="image/x-svm"><text:p/></draw:image><draw:image xlink:href="Pictures/1000020000000010000000106D08CA1BD2A131E6.png" xlink:type="simple" xlink:show="embed" xlink:actuate="onLoad" draw:mime-type="image/png"/></draw:frame><draw:frame draw:style-name="gr116" draw:text-style-name="P153" svg:width="0.442cm" svg:height="0.398cm" svg:x="7.348cm" svg:y="6.137cm"><draw:image xlink:href="Pictures/20000016000001BA0000018E9EAD0F06A2DB8B5C.svm" xlink:type="simple" xlink:show="embed" xlink:actuate="onLoad" draw:mime-type="image/x-svm"><text:p/></draw:image><draw:image xlink:href="Pictures/1000020000000014000000121B20FB46A694C480.png" xlink:type="simple" xlink:show="embed" xlink:actuate="onLoad" draw:mime-type="image/png"/></draw:frame><draw:frame draw:style-name="gr116" draw:text-style-name="P153" svg:width="0.412cm" svg:height="0.352cm" svg:x="11.31cm" svg:y="6.137cm"><draw:image xlink:href="Pictures/200000160000019D000001607572561D5F7E2D74.svm" xlink:type="simple" xlink:show="embed" xlink:actuate="onLoad" draw:mime-type="image/x-svm"><text:p/></draw:image><draw:image xlink:href="Pictures/10000200000000130000001068F5C9F8FBEBF234.png" xlink:type="simple" xlink:show="embed" xlink:actuate="onLoad" draw:mime-type="image/png"/></draw:frame><draw:frame draw:style-name="gr116" draw:text-style-name="P153" svg:width="0.375cm" svg:height="0.398cm" svg:x="14.409cm" svg:y="5.436cm"><draw:image xlink:href="Pictures/20000016000001770000018ECCBF48DCF4254E05.svm" xlink:type="simple" xlink:show="embed" xlink:actuate="onLoad" draw:mime-type="image/x-svm"><text:p/></draw:image><draw:image xlink:href="Pictures/1000020000000011000000124A0DF48ACE0185EC.png" xlink:type="simple" xlink:show="embed" xlink:actuate="onLoad" draw:mime-type="image/png"/></draw:frame><draw:frame draw:style-name="gr116" draw:text-style-name="P153" svg:width="0.364cm" svg:height="0.352cm" svg:x="3.531cm" svg:y="5.687cm"><draw:image xlink:href="Pictures/200000160000016B000001604FF208BA186EC24A.svm" xlink:type="simple" xlink:show="embed" xlink:actuate="onLoad" draw:mime-type="image/x-svm"><text:p/></draw:image><draw:image xlink:href="Pictures/1000020000000010000000106D08CA1BD2A131E6.png" xlink:type="simple" xlink:show="embed" xlink:actuate="onLoad" draw:mime-type="image/png"/></draw:frame><draw:frame draw:style-name="gr116" draw:text-style-name="P153" svg:width="0.332cm" svg:height="0.376cm" svg:x="4.11cm" svg:y="8.636cm"><draw:image xlink:href="Pictures/200000160000014D00000179F7199541A00D4463.svm" xlink:type="simple" xlink:show="embed" xlink:actuate="onLoad" draw:mime-type="image/x-svm"><text:p/></draw:image><draw:image xlink:href="Pictures/100002000000000F00000011F8A84753E8C951DE.png" xlink:type="simple" xlink:show="embed" xlink:actuate="onLoad" draw:mime-type="image/png"/></draw:frame><draw:frame draw:style-name="gr116" draw:text-style-name="P153" svg:width="0.375cm" svg:height="0.378cm" svg:x="7.71cm" svg:y="8.484cm"><draw:image xlink:href="Pictures/200000160000017700000179BDFB1512F44B4625.svm" xlink:type="simple" xlink:show="embed" xlink:actuate="onLoad" draw:mime-type="image/x-svm"><text:p/></draw:image><draw:image xlink:href="Pictures/100002000000001100000011B67B045FCAD2809B.png" xlink:type="simple" xlink:show="embed" xlink:actuate="onLoad" draw:mime-type="image/png"/></draw:frame><draw:frame draw:style-name="gr116" draw:text-style-name="P153" svg:width="0.389cm" svg:height="0.399cm" svg:x="11.647cm" svg:y="7.784cm"><draw:image xlink:href="Pictures/20000016000001840000018E9D79C29D9027D1A8.svm" xlink:type="simple" xlink:show="embed" xlink:actuate="onLoad" draw:mime-type="image/x-svm"><text:p/></draw:image><draw:image xlink:href="Pictures/1000020000000012000000122339D1E4C99428BB.png" xlink:type="simple" xlink:show="embed" xlink:actuate="onLoad" draw:mime-type="image/png"/></draw:frame></draw:g><text:span text:style-name="_5f_Caractères"><text:span text:style-name="T183">On considère</text:span></text:span><text:span text:style-name="_5f_Caractères"> les angles ci-dessous : </text:span></text:h>
        </text:list-item>
      </text:list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6164272583234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ite ceux qui semblent être droits. </text:span></text:p>
            </text:list-item>
          </text:list>
        </text:list-item>
      </text:list>
      <text:h text:style-name="_5f_Paragraphe_5f_Correction" text:outline-level="1"><text:span text:style-name="_5f_Caractères_5f_correction"><draw:frame draw:style-name="fr6" draw:name="Objet4" text:anchor-type="as-char" svg:y="-0.363cm" svg:width="0.191cm" svg:height="0.439cm" draw:z-index="395"><draw:object xlink:href="./Object 20" xlink:type="simple" xlink:show="embed" xlink:actuate="onLoad"/><draw:image xlink:href="./ObjectReplacements/Object 20" xlink:type="simple" xlink:show="embed" xlink:actuate="onLoad"/></draw:frame></text:span><text:span text:style-name="_5f_Caractères_5f_correction">, </text:span><text:span text:style-name="_5f_Caractères_5f_correction"><draw:frame draw:style-name="fr6" draw:name="Objet5" text:anchor-type="as-char" svg:y="-0.363cm" svg:width="0.219cm" svg:height="0.439cm" draw:z-index="39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_5f_Caractères_5f_correction">, </text:span><text:span text:style-name="_5f_Caractères_5f_correction"><draw:frame draw:style-name="fr6" draw:name="Objet6" text:anchor-type="as-char" svg:y="-0.314cm" svg:width="0.175cm" svg:height="0.39cm" draw:z-index="397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85">et</text:span></text:span><text:span text:style-name="_5f_Caractères_5f_correction"> </text:span><text:span text:style-name="_5f_Caractères_5f_correction"><draw:frame draw:style-name="fr6" draw:name="Objet7" text:anchor-type="as-char" svg:y="-0.344cm" svg:width="0.116cm" svg:height="0.42cm" draw:z-index="398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Caractères">.</text:span></text:h>
      <text:list xml:id="list6164215672323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ls sont les angles qui peuvent être superposables ?</text:span></text:p>
            </text:list-item>
          </text:list>
        </text:list-item>
      </text:list>
      <text:h text:style-name="_5f_Paragraphe_5f_Correction" text:outline-level="1"><text:span text:style-name="_5f_Caractères_5f_correction"><draw:frame draw:style-name="fr6" draw:name="Objet8" text:anchor-type="as-char" svg:y="-0.363cm" svg:width="0.191cm" svg:height="0.439cm" draw:z-index="399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_5f_Caractères_5f_correction">, </text:span><text:span text:style-name="_5f_Caractères_5f_correction"><draw:frame draw:style-name="fr6" draw:name="Objet9" text:anchor-type="as-char" svg:y="-0.363cm" svg:width="0.219cm" svg:height="0.439cm" draw:z-index="400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_5f_Caractères_5f_correction">, </text:span><text:span text:style-name="_5f_Caractères_5f_correction"><draw:frame draw:style-name="fr6" draw:name="Objet10" text:anchor-type="as-char" svg:y="-0.314cm" svg:width="0.175cm" svg:height="0.39cm" draw:z-index="401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85">et </text:span></text:span><text:span text:style-name="_5f_Caractères_5f_correction"><draw:frame draw:style-name="fr6" draw:name="Objet11" text:anchor-type="as-char" svg:y="-0.344cm" svg:width="0.116cm" svg:height="0.42cm" draw:z-index="402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_5f_Caractères_5f_correction"><text:s/>; <text:s text:c="2"/> </text:span><text:span text:style-name="_5f_Caractères_5f_correction"><draw:frame draw:style-name="fr6" draw:name="Objet12" text:anchor-type="as-char" svg:y="-0.342cm" svg:width="0.194cm" svg:height="0.42cm" draw:z-index="403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_5f_Caractères_5f_correction"> </text:span><text:span text:style-name="_5f_Caractères_5f_correction"><text:span text:style-name="T185">et </text:span></text:span><text:span text:style-name="_5f_Caractères_5f_correction"><draw:frame draw:style-name="fr6" draw:name="Objet13" text:anchor-type="as-char" svg:y="-0.314cm" svg:width="0.228cm" svg:height="0.39cm" draw:z-index="404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_5f_Caractères_5f_correction"><text:s/>; <text:s text:c="5"/></text:span><text:span text:style-name="_5f_Caractères_5f_correction"><draw:frame draw:style-name="fr6" draw:name="Objet14" text:anchor-type="as-char" svg:y="-0.314cm" svg:width="0.176cm" svg:height="0.39cm" draw:z-index="405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_5f_Caractères_5f_correction">, </text:span><text:span text:style-name="_5f_Caractères_5f_correction"><draw:frame draw:style-name="fr6" draw:name="Objet15" text:anchor-type="as-char" svg:y="-0.314cm" svg:width="0.192cm" svg:height="0.39cm" draw:z-index="406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85">et</text:span></text:span><text:span text:style-name="_5f_Caractères_5f_correction"> </text:span><text:span text:style-name="_5f_Caractères_5f_correction"><draw:frame draw:style-name="fr6" draw:name="Objet17" text:anchor-type="as-char" svg:y="-0.363cm" svg:width="0.203cm" svg:height="0.439cm" draw:z-index="407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_5f_Caractères_5f_correction">. </text:span></text:h>
      <text:section text:style-name="Sect2" text:name="Section3">
        <text:list xml:id="list61641708673220" text:continue-numbering="true" text:style-name="_5f_Numérotation_20_des_20_exercices">
          <text:list-item>
            <text:h text:style-name="P111" text:outline-level="1"><text:span text:style-name="_5f_Caractères">En utilisant l’équerre, donne la nature des angles cités.</text:span></text:h>
          </text:list-item>
        </text:list>
        <text:h text:style-name="_5f_Paragraphe" text:outline-level="1"><draw:g text:anchor-type="paragraph" draw:z-index="224" draw:name="Shape10_1" draw:style-name="gr13"><draw:frame draw:style-name="gr39" draw:text-style-name="P139" svg:width="0.228cm" svg:height="0.414cm" svg:x="1.228cm" svg:y="0cm"><draw:text-box><text:p text:style-name="P135"><text:span text:style-name="T191">S</text:span></text:p></draw:text-box></draw:frame><draw:g draw:style-name="gr14"><draw:line draw:style-name="gr40" draw:text-style-name="P140" svg:x1="0.049cm" svg:y1="0.975cm" svg:x2="5.538cm" svg:y2="3.531cm"><text:p/></draw:line><draw:line draw:style-name="gr40" draw:text-style-name="P140" svg:x1="3.06cm" svg:y1="4.151cm" svg:x2="0.827cm" svg:y2="0.052cm"><text:p/></draw:line><draw:line draw:style-name="gr40" draw:text-style-name="P140" svg:x1="6.747cm" svg:y1="0.189cm" svg:x2="2.522cm" svg:y2="4.085cm"><text:p/></draw:line><draw:line draw:style-name="gr40" draw:text-style-name="P140" svg:x1="0cm" svg:y1="2.972cm" svg:x2="7.013cm" svg:y2="2.633cm"><text:p/></draw:line><draw:line draw:style-name="gr41" draw:text-style-name="P140" svg:x1="6.429cm" svg:y1="0.33cm" svg:x2="6.607cm" svg:y2="0.526cm"><text:p/></draw:line><draw:line draw:style-name="gr41" draw:text-style-name="P140" svg:x1="6.579cm" svg:y1="2.529cm" svg:x2="6.595cm" svg:y2="2.785cm"><text:p/></draw:line><draw:line draw:style-name="gr41" draw:text-style-name="P140" svg:x1="0.217cm" svg:y1="3.094cm" svg:x2="0.206cm" svg:y2="2.836cm"><text:p/></draw:line><draw:line draw:style-name="gr41" draw:text-style-name="P140" svg:x1="0.274cm" svg:y1="1.234cm" svg:x2="0.387cm" svg:y2="1.001cm"><text:p/></draw:line><draw:line draw:style-name="gr41" draw:text-style-name="P140" svg:x1="5.212cm" svg:y1="3.533cm" svg:x2="5.327cm" svg:y2="3.298cm"><text:p/></draw:line><draw:line draw:style-name="gr41" draw:text-style-name="P140" svg:x1="0.886cm" svg:y1="0.425cm" svg:x2="1.136cm" svg:y2="0.319cm"><text:p/></draw:line></draw:g><draw:frame draw:style-name="gr42" draw:text-style-name="P139" svg:width="0.227cm" svg:height="0.414cm" svg:x="0.386cm" svg:y="0.633cm"><draw:text-box><text:p text:style-name="P135"><text:span text:style-name="T191">E</text:span></text:p></draw:text-box></draw:frame><draw:frame draw:style-name="gr43" draw:text-style-name="P139" svg:width="0.249cm" svg:height="0.414cm" svg:x="0.109cm" svg:y="2.402cm"><draw:text-box><text:p text:style-name="P135"><text:span text:style-name="T191">R</text:span></text:p></draw:text-box></draw:frame><draw:frame draw:style-name="gr44" draw:text-style-name="P139" svg:width="0.207cm" svg:height="0.414cm" svg:x="2.141cm" svg:y="2.902cm"><draw:text-box><text:p text:style-name="P135"><text:span text:style-name="T191">F</text:span></text:p></draw:text-box></draw:frame><draw:frame draw:style-name="gr45" draw:text-style-name="P139" svg:width="0.246cm" svg:height="0.414cm" svg:x="1.804cm" svg:y="1.328cm"><draw:text-box><text:p text:style-name="P135"><text:span text:style-name="T191">A</text:span></text:p></draw:text-box></draw:frame><draw:frame draw:style-name="gr46" draw:text-style-name="P139" svg:width="0.235cm" svg:height="0.414cm" svg:x="2.704cm" svg:y="3.963cm"><draw:text-box><text:p text:style-name="P135"><text:span text:style-name="T191">K</text:span></text:p></draw:text-box></draw:frame><draw:frame draw:style-name="gr47" draw:text-style-name="P139" svg:width="0.218cm" svg:height="0.414cm" svg:x="3.773cm" svg:y="2.231cm"><draw:text-box><text:p text:style-name="P135"><text:span text:style-name="T191">P</text:span></text:p></draw:text-box></draw:frame><draw:frame draw:style-name="gr48" draw:text-style-name="P139" svg:width="0.278cm" svg:height="0.414cm" svg:x="4.988cm" svg:y="3.584cm"><draw:text-box><text:p text:style-name="P135"><text:span text:style-name="T191">G</text:span></text:p></draw:text-box></draw:frame><draw:frame draw:style-name="gr49" draw:text-style-name="P139" svg:width="0.269cm" svg:height="0.414cm" svg:x="6.429cm" svg:y="2.829cm"><draw:text-box><text:p text:style-name="P135"><text:span text:style-name="T191">H</text:span></text:p></draw:text-box></draw:frame><draw:frame draw:style-name="gr50" draw:text-style-name="P139" svg:width="0.276cm" svg:height="0.414cm" svg:x="6.609cm" svg:y="0.499cm"><draw:text-box><text:p text:style-name="P135"><text:span text:style-name="T191">D</text:span></text:p></draw:text-box></draw:frame></draw:g><text:span text:style-name="_5f_Caractères"/></text:h>
        <text:h text:style-name="_5f_Paragraphe" text:outline-level="1"><text:span text:style-name="Character_5f_20_5f_style"/></text:h>
        <text:h text:style-name="_5f_Paragraphe" text:outline-level="1"><text:span text:style-name="Character_5f_20_5f_style"/></text:h>
        <text:h text:style-name="_5f_Paragraphe" text:outline-level="1"><text:span text:style-name="Character_5f_20_5f_style"/></text:h>
        <text:h text:style-name="_5f_Paragraphe" text:outline-level="1"><text:span text:style-name="Character_5f_20_5f_style"/></text:h>
        <text:h text:style-name="_5f_Paragraphe" text:outline-level="1"><text:span text:style-name="Character_5f_20_5f_style"/></text:h>
        <text:h text:style-name="_5f_Paragraphe" text:outline-level="1"><text:span text:style-name="Character_5f_20_5f_style"/></text:h>
        <text:h text:style-name="_5f_Paragraphe" text:outline-level="1"><text:span text:style-name="Character_5f_20_5f_style"/></text:h>
        <text:h text:style-name="_5f_Paragraphe" text:outline-level="1"><text:span text:style-name="Character_5f_20_5f_style"/></text:h>
        <text:h text:style-name="_5f_Paragraphe" text:outline-level="1"><text:span text:style-name="_5f_Caractères"><draw:frame draw:style-name="fr5" draw:name="Object23" text:anchor-type="as-char" svg:y="-0.358cm" svg:width="0.64cm" svg:height="0.434cm" draw:z-index="408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<text:s/>semble être un angle </text:span><text:span text:style-name="_5f_Caractères_5f_correction">obtus</text:span><text:span text:style-name="_5f_Caractères">.</text:span></text:h>
        <text:h text:style-name="_5f_Paragraphe" text:outline-level="1"><text:span text:style-name="_5f_Caractères"><draw:frame draw:style-name="fr5" draw:name="Object24" text:anchor-type="as-char" svg:y="-0.358cm" svg:width="0.767cm" svg:height="0.434cm" draw:z-index="40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<text:s/>semble être un angle <text:s/></text:span><text:span text:style-name="_5f_Caractères_5f_correction">aigu</text:span><text:span text:style-name="_5f_Caractères">.</text:span></text:h>
        <text:h text:style-name="_5f_Paragraphe" text:outline-level="1"><text:span text:style-name="_5f_Caractères"><draw:frame draw:style-name="fr5" draw:name="Object25" text:anchor-type="as-char" svg:y="-0.358cm" svg:width="0.718cm" svg:height="0.434cm" draw:z-index="41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<text:s/>semble être un angle </text:span><text:span text:style-name="_5f_Caractères_5f_correction">aigu</text:span><text:span text:style-name="_5f_pointillés_20_gris"><text:span text:style-name="T182">.</text:span></text:span></text:h>
        <text:h text:style-name="_5f_Paragraphe" text:outline-level="1"><text:span text:style-name="_5f_Caractères"><draw:frame draw:style-name="fr5" draw:name="Object26" text:anchor-type="as-char" svg:y="-0.358cm" svg:width="0.661cm" svg:height="0.434cm" draw:z-index="41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<text:s/>semble être un angle </text:span><text:span text:style-name="_5f_Caractères_5f_correction">aigu</text:span><text:span text:style-name="_5f_Caractères">.</text:span></text:h>
        <text:h text:style-name="P102" text:outline-level="1"><text:span text:style-name="_5f_Caractères"><draw:frame draw:style-name="fr5" draw:name="Object39" text:anchor-type="as-char" svg:y="-0.353cm" svg:width="0.757cm" svg:height="0.429cm" draw:z-index="41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<text:s/>semble être un angle </text:span><text:span text:style-name="_5f_Caractères_5f_correction">obtus <text:s/>(plat)</text:span><text:span text:style-name="_5f_pointillés_20_gris"><text:span text:style-name="T182">.</text:span></text:span></text:h>
        <text:h text:style-name="_5f_Paragraphe" text:outline-level="1"><text:span text:style-name="_5f_Caractères"><draw:frame draw:style-name="fr5" draw:name="Object27" text:anchor-type="as-char" svg:y="-0.358cm" svg:width="0.707cm" svg:height="0.434cm" draw:z-index="41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<text:s/>semble être un angle </text:span><text:span text:style-name="_5f_Caractères_5f_correction">obtus</text:span><text:span text:style-name="_5f_Caractères">.</text:span></text:h>
        <text:h text:style-name="_5f_Paragraphe" text:outline-level="1"><text:span text:style-name="_5f_Caractères"><draw:frame draw:style-name="fr5" draw:name="Object40" text:anchor-type="as-char" svg:y="-0.358cm" svg:width="0.683cm" svg:height="0.434cm" draw:z-index="41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<text:s/>semble être un angle </text:span><text:span text:style-name="_5f_Caractères_5f_correction">aigu (nul).</text:span></text:h>
        <text:h text:style-name="P102" text:outline-level="1"><text:span text:style-name="_5f_Caractères"><draw:frame draw:style-name="fr5" draw:name="Object41" text:anchor-type="as-char" svg:y="-0.358cm" svg:width="0.771cm" svg:height="0.434cm" draw:z-index="41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_5f_Caractères"><text:s/>semble être un angle </text:span><text:span text:style-name="_5f_Caractères_5f_correction">aigu</text:span><text:span text:style-name="_5f_pointillés_20_gris"><text:span text:style-name="T182">.</text:span></text:span></text:h>
        <text:h text:style-name="_5f_Paragraphe" text:outline-level="1"><text:span text:style-name="_5f_pointillés_20_gris"/></text:h>
        <text:list xml:id="list61642219950051" text:continue-numbering="true" text:style-name="_5f_Numérotation_20_des_20_exercices">
          <text:list-item>
            <text:h text:style-name="_5f_Titre_5f_Exercices_5f_sans_5f_Titre" text:outline-level="1"><text:span text:style-name="_5f_Caractères">Marque les angles semblant aigus avec un arc rouge, les angles semblant obtus avec un arc bleu et les angles semblant droits avec un carré vert.</text:span></text:h>
          </text:list-item>
        </text:list>
        <text:h text:style-name="_5f_Paragraphe" text:outline-level="1"><draw:g text:anchor-type="paragraph" draw:z-index="227" draw:name="Forme1" draw:style-name="gr13"><draw:g draw:name="Shape22_0" draw:style-name="gr14"><draw:frame draw:style-name="gr15" draw:text-style-name="P123" svg:width="0.445cm" svg:height="0.279cm" svg:x="5.599cm" svg:y="2.106cm"><draw:text-box><text:p text:style-name="P122"><text:span text:style-name="T188">A</text:span></text:p></draw:text-box></draw:frame><draw:frame draw:style-name="gr15" draw:text-style-name="P123" svg:width="0.445cm" svg:height="0.279cm" svg:x="4.987cm" svg:y="0.24cm"><draw:text-box><text:p text:style-name="P122"><text:span text:style-name="T188">B</text:span></text:p></draw:text-box></draw:frame><draw:frame draw:style-name="gr15" draw:text-style-name="P123" svg:width="0.449cm" svg:height="0.285cm" svg:x="2.157cm" svg:y="0.254cm"><draw:text-box><text:p text:style-name="P122"><text:span text:style-name="T188">C</text:span></text:p></draw:text-box></draw:frame><draw:frame draw:style-name="gr15" draw:text-style-name="P123" svg:width="0.445cm" svg:height="0.279cm" svg:x="2.35cm" svg:y="3.609cm"><draw:text-box><text:p text:style-name="P122"><text:span text:style-name="T188">D</text:span></text:p></draw:text-box></draw:frame><draw:frame draw:style-name="gr15" draw:text-style-name="P123" svg:width="0.447cm" svg:height="0.279cm" svg:x="3.385cm" svg:y="2.229cm"><draw:text-box><text:p text:style-name="P122"><text:span text:style-name="T188">E</text:span></text:p></draw:text-box></draw:frame><draw:frame draw:style-name="gr15" draw:text-style-name="P123" svg:width="0.447cm" svg:height="0.279cm" svg:x="5.548cm" svg:y="3.845cm"><draw:text-box><text:p text:style-name="P122"><text:span text:style-name="T188">F</text:span></text:p></draw:text-box></draw:frame><draw:frame draw:style-name="gr15" draw:text-style-name="P123" svg:width="0.447cm" svg:height="0.279cm" svg:x="5.553cm" svg:y="10.684cm"><draw:text-box><text:p text:style-name="P122"><text:span text:style-name="T188">G</text:span></text:p></draw:text-box></draw:frame><draw:frame draw:style-name="gr15" draw:text-style-name="P123" svg:width="0.451cm" svg:height="0.279cm" svg:x="2.101cm" svg:y="10.528cm"><draw:text-box><text:p text:style-name="P122"><text:span text:style-name="T188">H</text:span></text:p></draw:text-box></draw:frame><draw:frame draw:style-name="gr15" draw:text-style-name="P123" svg:width="0.445cm" svg:height="0.278cm" svg:x="4.62cm" svg:y="9.609cm"><draw:text-box><text:p text:style-name="P122"><text:span text:style-name="T188">I</text:span></text:p></draw:text-box></draw:frame><draw:frame draw:style-name="gr15" draw:text-style-name="P123" svg:width="0.445cm" svg:height="0.279cm" svg:x="3.341cm" svg:y="7.687cm"><draw:text-box><text:p text:style-name="P122"><text:span text:style-name="T188">J</text:span></text:p></draw:text-box></draw:frame><draw:frame draw:style-name="gr15" draw:text-style-name="P123" svg:width="0.449cm" svg:height="0.279cm" svg:x="3.83cm" svg:y="4.688cm"><draw:text-box><text:p text:style-name="P122"><text:span text:style-name="T188">K</text:span></text:p></draw:text-box></draw:frame><draw:frame draw:style-name="gr15" draw:text-style-name="P123" svg:width="0.563cm" svg:height="0.278cm" svg:x="2.048cm" svg:y="5.03cm"><draw:text-box><text:p text:style-name="P122"><text:span text:style-name="T188">L</text:span></text:p></draw:text-box></draw:frame><draw:frame draw:style-name="gr15" draw:text-style-name="P124" svg:width="0.445cm" svg:height="0.279cm" svg:x="5.846cm" svg:y="0.102cm"><draw:text-box><text:p text:style-name="P122"><text:span text:style-name="T189">x</text:span></text:p></draw:text-box></draw:frame><draw:frame draw:style-name="gr15" draw:text-style-name="P124" svg:width="0.449cm" svg:height="0.283cm" svg:x="2.11cm" svg:y="8.861cm"><draw:text-box><text:p text:style-name="P122"><text:span text:style-name="T189">y</text:span></text:p></draw:text-box></draw:frame><draw:polyline draw:style-name="gr16" draw:text-style-name="P125" svg:width="10.451cm" svg:height="3.196cm" draw:transform="rotate (-1.5707963267949) translate (5.79849654078189cm 0.229550627791279cm)" svg:viewBox="0 0 10452 3197" draw:points="0,0 1844,0 307,738 307,3197 3382,3197 2306,2213 3842,245 10452,245 10452,3197 9529,1229 7531,1966 4610,1966 4918,3197 8915,3197"><text:p/></draw:polyline></draw:g><draw:rect draw:style-name="gr17" draw:text-style-name="P126" svg:width="0.369cm" svg:height="0.368cm" draw:transform="rotate (-1.5707963267949) translate (5.56506944444444cm 10.2940555555556cm)"><text:p/></draw:rect><draw:rect draw:style-name="gr17" draw:text-style-name="P126" svg:width="0.271cm" svg:height="0.272cm" draw:transform="rotate (-1.5707963267949) translate (2.86631944444444cm 0.552097222222222cm)"><text:p/></draw:rect><draw:circle draw:style-name="gr18" draw:text-style-name="P127" svg:width="0.884cm" svg:height="0.884cm" draw:transform="skewX (0.00191986217719374) rotate (-1.70274321824567) translate (6.24769444444445cm 1.60161111111111cm)" draw:kind="arc" draw:start-angle="178.75" draw:end-angle="213.31"><text:p/></draw:circle><draw:ellipse draw:style-name="gr19" draw:text-style-name="P127" svg:width="1.031cm" svg:height="1.027cm" draw:transform="rotate (-1.5707963267949) translate (4.10280555555556cm 1.83091666666667cm)" draw:kind="arc" draw:start-angle="329.31" draw:end-angle="34.07"><text:p/></draw:ellipse><draw:ellipse draw:style-name="gr18" draw:text-style-name="P127" svg:width="1.133cm" svg:height="1.13cm" draw:transform="skewX (0.00157079632679487) rotate (-1.76033908356148) translate (4.460875cm 4.365625cm)" draw:kind="arc" draw:start-angle="298.85" draw:end-angle="15.66"><text:p/></draw:ellipse><draw:ellipse draw:style-name="gr19" draw:text-style-name="P127" svg:width="1.198cm" svg:height="1.195cm" draw:transform="rotate (-1.47934107399039) translate (3.05152777777778cm 4.59140277777778cm)" draw:kind="arc" draw:start-angle="1.19" draw:end-angle="105.03"><text:p/></draw:ellipse><draw:ellipse draw:style-name="gr18" draw:text-style-name="P127" svg:width="1.504cm" svg:height="1.497cm" draw:transform="rotate (-1.5707963267949) translate (3.56658333333333cm 9.92893055555556cm)" draw:kind="arc" draw:start-angle="89.93" draw:end-angle="123.62"><text:p/></draw:ellipse><draw:ellipse draw:style-name="gr18" draw:text-style-name="P127" svg:width="1.595cm" svg:height="1.588cm" draw:transform="rotate (-1.5707963267949) translate (3.44840277777778cm 3.09386111111111cm)" draw:kind="arc" draw:start-angle="154.65" draw:end-angle="182.65"><text:p/></draw:ellipse><draw:ellipse draw:style-name="gr20" draw:text-style-name="P127" svg:width="1.267cm" svg:height="1.262cm" draw:transform="rotate (-1.5707963267949) translate (5.79790277777778cm -0.0934861111111111cm)" draw:kind="arc" draw:start-angle="267.61" draw:end-angle="18.55"><text:p/></draw:ellipse><draw:ellipse draw:style-name="gr19" draw:text-style-name="P127" svg:width="1.451cm" svg:height="1.447cm" draw:transform="rotate (-1.47323242160841) translate (6.18948611111111cm 3.53483333333333cm)" draw:kind="arc" draw:start-angle="210.84" draw:end-angle="355.18"><text:p/></draw:ellipse><draw:ellipse draw:style-name="gr19" draw:text-style-name="P127" svg:width="1.384cm" svg:height="1.377cm" draw:transform="rotate (-1.56695660244051) translate (4.48027777777778cm 6.88975cm)" draw:kind="arc" draw:start-angle="17" draw:end-angle="175.93"><text:p/></draw:ellipse><draw:ellipse draw:style-name="gr19" draw:text-style-name="P127" svg:width="1.031cm" svg:height="1.027cm" draw:transform="rotate (2.76303073883222) translate (5.05354166666667cm 10.4580972222222cm)" draw:kind="arc" draw:start-angle="329.31" draw:end-angle="34.07"><text:p/></draw:ellipse></draw:g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p text:style-name="Standard"><text:span text:style-name="Character_5f_20_5f_style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prefix="  " style:num-suffix=" " style:num-format="1">
        <style:list-level-properties text:min-label-distance="0.199cm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paragraph-properties fo:text-align="start" style:justify-single-word="false"/>
    </style:style>
    <style:style style:name="MP12" style:family="paragraph" style:parent-style-name="Footer">
      <style:text-properties officeooo:paragraph-rsid="030c4d7d"/>
    </style:style>
    <style:style style:name="MP1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4" style:family="paragraph" style:parent-style-name="Footer">
      <style:text-properties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1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ae4cab"/>
    </style:style>
    <style:style style:name="MP17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22" style:family="paragraph">
      <loext:graphic-properties draw:fill="solid" draw:fill-color="#d7e12c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2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2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3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3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2" style:family="paragraph" style:parent-style-name="Header">
      <style:paragraph-properties fo:text-align="start" style:justify-single-word="false"/>
      <style:text-properties officeooo:paragraph-rsid="0289fb01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5" style:family="paragraph" style:parent-style-name="Footer">
      <style:text-properties officeooo:paragraph-rsid="00d4df5c"/>
    </style:style>
    <style:style style:name="MP36" style:family="paragraph" style:parent-style-name="_5f_Header_20_N_20_page_20_impaire_20__28_D_29_">
      <style:paragraph-properties fo:text-align="start" style:justify-single-word="false"/>
    </style:style>
    <style:style style:name="MP37" style:family="paragraph" style:parent-style-name="Footer">
      <style:paragraph-properties fo:text-align="end" style:justify-single-word="false"/>
      <style:text-properties officeooo:paragraph-rsid="00d4df5c"/>
    </style:style>
    <style:style style:name="MP38" style:family="paragraph" style:parent-style-name="Footer">
      <style:paragraph-properties fo:text-align="start" style:justify-single-word="false"/>
      <style:text-properties officeooo:paragraph-rsid="00d4df5c"/>
    </style:style>
    <style:style style:name="MP39" style:family="paragraph" style:parent-style-name="_5f_Header_20_G_20_page_20_impaire_20__28_D_29_">
      <style:text-properties officeooo:paragraph-rsid="01259ec2"/>
    </style:style>
    <style:style style:name="MP40" style:family="paragraph" style:parent-style-name="_5f_Header_20_G_20_page_20_paire_20__28_G_29_">
      <style:text-properties officeooo:paragraph-rsid="00eb2abc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2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5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16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17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1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0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21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2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5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6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2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8" style:family="text">
      <style:text-properties officeooo:rsid="0160d7ef"/>
    </style:style>
    <style:style style:name="MT29" style:family="text">
      <style:text-properties officeooo:rsid="0072f07f"/>
    </style:style>
    <style:style style:name="MT30" style:family="text">
      <style:text-properties officeooo:rsid="0268e0aa"/>
    </style:style>
    <style:style style:name="MT31" style:family="text">
      <style:text-properties officeooo:rsid="026ec296"/>
    </style:style>
    <style:style style:name="MT32" style:family="text">
      <style:text-properties officeooo:rsid="0272f9e5"/>
    </style:style>
    <style:style style:name="MT33" style:family="text">
      <style:text-properties officeooo:rsid="02757f12"/>
    </style:style>
    <style:style style:name="MT34" style:family="text">
      <style:text-properties officeooo:rsid="02735980"/>
    </style:style>
    <style:style style:name="MT35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36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3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8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0" style:family="text">
      <style:text-properties officeooo:rsid="01b6dc57"/>
    </style:style>
    <style:style style:name="MT41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3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4" style:family="text">
      <style:text-properties officeooo:rsid="00b5d2d1"/>
    </style:style>
    <style:style style:name="MT45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6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0" style:family="text">
      <style:text-properties officeooo:rsid="015f088a"/>
    </style:style>
    <style:style style:name="MT51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3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5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7" style:family="text">
      <style:text-properties officeooo:rsid="01f8729d"/>
    </style:style>
    <style:style style:name="MT58" style:family="text">
      <style:text-properties officeooo:rsid="010c4d3a"/>
    </style:style>
    <style:style style:name="MT59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0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1" style:family="text"/>
    <style:style style:name="MT62" style:family="text">
      <style:text-properties fo:font-size="16pt" style:font-size-asian="16pt" style:font-size-complex="16pt"/>
    </style:style>
    <style:style style:name="MT63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6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7" style:family="text">
      <style:text-properties officeooo:rsid="00b6801f"/>
    </style:style>
    <style:style style:name="MT68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0" style:family="text">
      <style:text-properties fo:font-variant="small-caps" fo:color="#7fb241" loext:opacity="100%" style:font-name="Bitstream Vera Sans" fo:font-weight="bold" officeooo:rsid="0246ec76"/>
    </style:style>
    <style:style style:name="MT71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73" style:family="text">
      <style:text-properties officeooo:rsid="016f3374"/>
    </style:style>
    <style:style style:name="MT7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6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7" style:family="text">
      <style:text-properties officeooo:rsid="014407b5"/>
    </style:style>
    <style:style style:name="MT78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2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83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4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8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6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7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8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1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7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9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1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7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8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0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2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4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5" style:family="text">
      <style:text-properties officeooo:rsid="008d016c"/>
    </style:style>
    <style:style style:name="MT116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7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5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7" style:family="text">
      <style:text-properties officeooo:rsid="009e3fdd"/>
    </style:style>
    <style:style style:name="MT128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2" style:family="text">
      <style:text-properties fo:font-variant="small-caps" officeooo:rsid="0054f64f"/>
    </style:style>
    <style:style style:name="MT133" style:family="text">
      <style:text-properties fo:font-variant="small-caps"/>
    </style:style>
    <style:style style:name="MT134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5" style:family="text">
      <style:text-properties officeooo:rsid="00a4cf55"/>
    </style:style>
    <style:style style:name="MT13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0" style:family="text">
      <style:text-properties officeooo:rsid="005a3fa8"/>
    </style:style>
    <style:style style:name="MT14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45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3" style:family="text">
      <style:text-properties officeooo:rsid="01fe03f2"/>
    </style:style>
    <style:style style:name="MT154" style:family="text">
      <style:text-properties fo:font-variant="small-caps" officeooo:rsid="0096b4e2"/>
    </style:style>
    <style:style style:name="MT155" style:family="text">
      <style:text-properties fo:font-variant="small-caps" officeooo:rsid="00a847d5"/>
    </style:style>
    <style:style style:name="MT156" style:family="text">
      <style:text-properties officeooo:rsid="0096b4e2"/>
    </style:style>
    <style:style style:name="MT15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8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0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1" style:family="text">
      <style:text-properties officeooo:rsid="0032e83a"/>
    </style:style>
    <style:style style:name="MT162" style:family="text">
      <style:text-properties officeooo:rsid="002b33ed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7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0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1" style:family="text">
      <style:text-properties fo:font-variant="small-caps" officeooo:rsid="007d7a6f"/>
    </style:style>
    <style:style style:name="MT172" style:family="text">
      <style:text-properties officeooo:rsid="00a59037"/>
    </style:style>
    <style:style style:name="MT173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5" style:family="text">
      <style:text-properties fo:font-variant="small-caps" officeooo:rsid="00990660"/>
    </style:style>
    <style:style style:name="MT176" style:family="text">
      <style:text-properties fo:font-variant="small-caps" officeooo:rsid="00b5d2d1"/>
    </style:style>
    <style:style style:name="MT177" style:family="text">
      <style:text-properties fo:font-variant="small-caps" officeooo:rsid="00b6801f"/>
    </style:style>
    <style:style style:name="MT178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0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1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2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3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9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70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68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3"><draw:text-box fo:min-height="0.499cm" fo:min-width="3cm"><draw:frame draw:style-name="Mfr2" draw:name="Frame81" text:anchor-type="frame" svg:x="0.45cm" svg:y="0.079cm" svg:width="0.817cm" draw:z-index="4"><draw:text-box fo:min-height="0.355cm"><text:p text:style-name="MP3"><text:page-number text:select-page="current">2</text:page-number></text:p></draw:text-box></draw:frame><text:p text:style-name="MP6"><draw:g text:anchor-type="paragraph" draw:z-index="416" draw:name="Shape4_275" draw:style-name="Mgr2"><draw:path draw:style-name="Mgr5" draw:text-style-name="MP10" svg:width="0.855cm" svg:height="1.172cm" svg:x="-1.303cm" svg:y="-0.179cm" svg:viewBox="0 0 856 1173" svg:d="M856 1173h-856v-991c0-100 79-182 175-182h505c97 0 176 82 176 182z"><text:p/></draw:path></draw:g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66" draw:name="Shape3_19" draw:style-name="Mgr1" draw:text-style-name="MP1" svg:x1="15.12cm" svg:y1="0.36cm" svg:x2="20.496cm" svg:y2="0.36cm"><text:p/></draw:line>Angles : <text:span text:style-name="MT6">Comprendre la notion d’angle</text:span></text:p>
      </style:header>
      <style:header-left>
        <text:p text:style-name="MP11"><draw:line text:anchor-type="paragraph" draw:z-index="36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1"><draw:text-box fo:min-height="0.355cm"><text:p text:style-name="MP3"><text:page-number text:select-page="current">1</text:page-number></text:p></draw:text-box></draw:frame><text:h text:style-name="_5f_Footer_20_page_20_impaire_20__28_D_29_" text:outline-level="1"><text:span text:style-name="MT8">Angles : </text:span><text:span text:style-name="MT9">Comprendre la notion d’angle</text:span></text:h></draw:text-box></draw:frame><draw:frame draw:style-name="Mfr3" draw:name="Frame610" text:anchor-type="paragraph" svg:x="12.328cm" svg:y="28.587cm" draw:z-index="2"><draw:text-box fo:min-height="0.499cm" fo:min-width="7.096cm"><draw:frame draw:style-name="Mfr2" draw:name="Frame71111112" text:anchor-type="frame" svg:x="0.45cm" svg:y="0.079cm" svg:width="0.817cm" draw:z-index="5"><draw:text-box fo:min-height="0.355cm"><text:p text:style-name="MP3"><text:page-number text:select-page="current">1</text:page-number></text:p></draw:text-box></draw:frame><text:p text:style-name="MP12"><text:span text:style-name="MT8">Angles : </text:span><text:span text:style-name="MT10">Mesurer un angle</text:span></text:p></draw:text-box></draw:frame><draw:g text:anchor-type="paragraph" draw:z-index="394" draw:name="Shape4_282" draw:style-name="Mgr2"><draw:path draw:style-name="Mgr5" draw:text-style-name="MP10" svg:width="0.855cm" svg:height="1.172cm" svg:x="18.371cm" svg:y="-0.175cm" svg:viewBox="0 0 856 1173" svg:d="M856 1173h-856v-991c0-100 79-182 175-182h505c97 0 176 82 176 182z"><text:p/></draw:path></draw:g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8">Angles : </text:span><text:span text:style-name="MT11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65" draw:name="Shape3_30" draw:style-name="Mgr1" draw:text-style-name="MP1" svg:x1="11.435cm" svg:y1="0.388cm" svg:x2="20.496cm" svg:y2="0.36cm"><text:p/></draw:line><text:span text:style-name="MT12">Angles</text:span> : <text:span text:style-name="MT12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4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3">Angles </text:span><text:span text:style-name="MT4">: </text:span><text:span text:style-name="MT13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62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3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8">Angles : </text:span><text:span text:style-name="MT14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8">Angles : </text:span><text:span text:style-name="MT10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8">Angles : </text:span><text:span text:style-name="MT1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6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57" draw:name="Shape3_34" draw:style-name="Mgr1" draw:text-style-name="MP1" svg:x1="15.448cm" svg:y1="0.365cm" svg:x2="20.496cm" svg:y2="0.36cm"><text:p/></draw:line><text:span text:style-name="MT15">Angles</text:span><text:span text:style-name="MT16"> : </text:span><text:span text:style-name="MT17">Calculer des mesures d’angle</text:span></text:p>
      </style:header>
      <style:header-left>
        <text:p text:style-name="_5f_Header_20_G_20_page_20_paire_20__28_G_29_"><draw:line text:anchor-type="paragraph" draw:z-index="358" draw:name="Shape3_36" draw:style-name="Mgr1" draw:text-style-name="MP1" svg:x1="15.448cm" svg:y1="0.365cm" svg:x2="20.496cm" svg:y2="0.36cm"><text:p/></draw:line><text:span text:style-name="MT15">Angles : </text:span><text:span text:style-name="MT17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8">Angles : </text:span><text:span text:style-name="MT1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8">Angles : </text:span><text:span text:style-name="MT18">Calculer des </text:span><text:span text:style-name="MT14">Mesure</text:span><text:span text:style-name="MT18">s</text:span><text:span text:style-name="MT14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8">Angles : </text:span><text:span text:style-name="MT19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3"><draw:line text:anchor-type="paragraph" draw:z-index="353" draw:name="Shape3_22" draw:style-name="Mgr6" draw:text-style-name="MP1" svg:x1="17.999cm" svg:y1="0.36cm" svg:x2="20.497cm" svg:y2="0.36cm"><text:p/></draw:line><text:span text:style-name="MT20">Nombres entiers et décimaux : </text:span><text:span text:style-name="MT21">La droite graduée</text:span></text:p>
      </style:header>
      <style:header-left>
        <text:p text:style-name="MP13"><draw:line text:anchor-type="paragraph" draw:z-index="355" draw:name="Shape3_37" draw:style-name="Mgr6" draw:text-style-name="MP1" svg:x1="17.999cm" svg:y1="0.36cm" svg:x2="20.497cm" svg:y2="0.36cm"><text:p/></draw:line><text:span text:style-name="MT20">Nombres entiers et décimaux : </text:span><text:span text:style-name="MT21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54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2">N</text:span><text:span text:style-name="MT23">ombres entiers et décimaux : </text:span><text:span text:style-name="MT24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56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2">N</text:span><text:span text:style-name="MT23">ombres entiers et décimaux : </text:span><text:span text:style-name="MT24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0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1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2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7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8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9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3"><draw:line text:anchor-type="paragraph" draw:z-index="345" draw:name="Shape3_5" draw:style-name="Mgr6" draw:text-style-name="MP1" svg:x1="17.597cm" svg:y1="0.383cm" svg:x2="19.595cm" svg:y2="0.383cm"><text:p/></draw:line><text:span text:style-name="MT20">Nombres entiers et décimaux : </text:span><text:span text:style-name="Character_5f_20_5f_style"><text:span text:style-name="MT25">×</text:span></text:span><text:span text:style-name="MT26"> 10, 100, 1000</text:span></text:p>
      </style:header>
      <style:header-left>
        <text:p text:style-name="MP13"><draw:line text:anchor-type="paragraph" draw:z-index="346" draw:name="Shape3_6" draw:style-name="Mgr6" draw:text-style-name="MP1" svg:x1="17.597cm" svg:y1="0.383cm" svg:x2="19.595cm" svg:y2="0.383cm"><text:p/></draw:line><text:span text:style-name="MT20">Nombres entiers et décimaux : </text:span><text:span text:style-name="Character_5f_20_5f_style"><text:span text:style-name="MT25">×</text:span></text:span><text:span text:style-name="MT26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<text:span text:style-name="MT22">N</text:span><text:span text:style-name="MT23">ombres entiers et décimaux : </text:span><text:span text:style-name="Character_5f_20_5f_style"><text:span text:style-name="MT25">×</text:span></text:span><text:span text:style-name="MT27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2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3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4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5"><draw:line text:anchor-type="paragraph" draw:z-index="338" draw:name="Shape3_4" draw:style-name="Mgr6" draw:text-style-name="MP1" svg:x1="6.842cm" svg:y1="0.431cm" svg:x2="20.496cm" svg:y2="0.36cm"><text:p/></draw:line>Numération</text:p>
      </style:header>
      <style:header-left>
        <text:p text:style-name="MP16"><draw:g text:anchor-type="paragraph" draw:z-index="340" draw:name="Shape4_8" draw:style-name="Mgr7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41" draw:name="Shape3_11" draw:style-name="Mgr6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8">N</text:span>ombres entiers et décimaux : numération</text:p></draw:text-box></draw:frame><draw:g text:anchor-type="paragraph" draw:z-index="339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7" text:outline-level="1"><draw:frame draw:style-name="Mfr3" draw:name="Frame42" text:anchor-type="paragraph" svg:x="10.091cm" svg:y="0.009cm" draw:z-index="0"><draw:text-box fo:min-height="0.499cm" fo:min-width="7.096cm"><text:p text:style-name="MP18"><text:span text:style-name="MT28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5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6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9"><draw:line text:anchor-type="paragraph" draw:z-index="332" draw:name="Shape3_13" draw:style-name="Mgr6" draw:text-style-name="MP1" svg:x1="18.701cm" svg:y1="0.36cm" svg:x2="20.497cm" svg:y2="0.36cm"><text:p/></draw:line><text:span text:style-name="MT29">Nombres entiers et décimaux</text:span> : <text:span text:style-name="MT29">Comparer, encadrer</text:span></text:p>
      </style:header>
      <style:header-left>
        <text:p text:style-name="MP19"><draw:line text:anchor-type="paragraph" draw:z-index="334" draw:name="Shape3_15" draw:style-name="Mgr6" draw:text-style-name="MP1" svg:x1="18.701cm" svg:y1="0.36cm" svg:x2="20.497cm" svg:y2="0.36cm"><text:p/></draw:line><text:span text:style-name="MT29">Nombres entiers et décimaux</text:span> : <text:span text:style-name="MT29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3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8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1"><draw:path text:anchor-type="paragraph" draw:z-index="325" draw:name="Shape1_2" draw:style-name="Mgr8" draw:text-style-name="MP22" svg:width="4.329cm" svg:height="2.238cm" svg:x="-1.8cm" svg:y="-8.982cm" svg:viewBox="0 0 4330 2239" svg:d="M0 2239l3984-288c209-15 363-167 345-342l-170-1609h-4159z"><text:p/></draw:path><draw:line text:anchor-type="paragraph" draw:z-index="326" draw:name="Shape3_10" draw:style-name="Mgr6" draw:text-style-name="MP1" svg:x1="15.337cm" svg:y1="0.36cm" svg:x2="20.496cm" svg:y2="0.36cm"><text:p/></draw:line><text:span text:style-name="MT30">Fractions</text:span> : <text:span text:style-name="MT30">Représentation géométrique</text:span></text:p>
      </style:header>
      <style:header-left>
        <text:p text:style-name="MP21"><draw:path text:anchor-type="paragraph" draw:z-index="327" draw:name="Shape1_10" draw:style-name="Mgr8" draw:text-style-name="MP22" svg:width="4.329cm" svg:height="2.238cm" svg:x="-1.8cm" svg:y="-8.982cm" svg:viewBox="0 0 4330 2239" svg:d="M0 2239l3984-288c209-15 363-167 345-342l-170-1609h-4159z"><text:p/></draw:path><draw:line text:anchor-type="paragraph" draw:z-index="328" draw:name="Shape3_14" draw:style-name="Mgr6" draw:text-style-name="MP1" svg:x1="15.337cm" svg:y1="0.36cm" svg:x2="20.496cm" svg:y2="0.36cm"><text:p/></draw:line><text:span text:style-name="MT30">Fractions</text:span> : <text:span text:style-name="MT30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<text:span text:style-name="MT28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2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3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4"><draw:path text:anchor-type="paragraph" draw:z-index="317" draw:name="Shape1_4" draw:style-name="Mgr8" draw:text-style-name="MP22" svg:width="4.329cm" svg:height="2.238cm" svg:x="-1.8cm" svg:y="-8.982cm" svg:viewBox="0 0 4330 2239" svg:d="M0 2239l3984-288c209-15 363-167 345-342l-170-1609h-4159z"><text:p/></draw:path><draw:line text:anchor-type="paragraph" draw:z-index="318" draw:name="Shape3_7" draw:style-name="Mgr6" draw:text-style-name="MP1" svg:x1="12.876cm" svg:y1="0.392cm" svg:x2="20.496cm" svg:y2="0.36cm"><text:p/></draw:line><text:span text:style-name="MT31">Fractions</text:span> : <text:span text:style-name="MT31">Vocabulaire et sens</text:span></text:p>
      </style:header>
      <style:header-left>
        <text:p text:style-name="MP24"><draw:path text:anchor-type="paragraph" draw:z-index="320" draw:name="Shape1_7" draw:style-name="Mgr8" draw:text-style-name="MP22" svg:width="4.329cm" svg:height="2.238cm" svg:x="-1.8cm" svg:y="-8.982cm" svg:viewBox="0 0 4330 2239" svg:d="M0 2239l3984-288c209-15 363-167 345-342l-170-1609h-4159z"><text:p/></draw:path><draw:line text:anchor-type="paragraph" draw:z-index="321" draw:name="Shape3_8" draw:style-name="Mgr6" draw:text-style-name="MP1" svg:x1="12.876cm" svg:y1="0.392cm" svg:x2="20.496cm" svg:y2="0.36cm"><text:p/></draw:line><text:span text:style-name="MT31">Fractions</text:span> : <text:span text:style-name="MT31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19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28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4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5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6"><draw:line text:anchor-type="paragraph" draw:z-index="311" draw:name="Shape3_24" draw:style-name="Mgr6" draw:text-style-name="MP1" svg:x1="11.52cm" svg:y1="0.376cm" svg:x2="20.496cm" svg:y2="0.36cm"><text:p/></draw:line><text:span text:style-name="MT32">Fractions</text:span> : <text:span text:style-name="MT32">Droite graduée</text:span></text:p>
      </style:header>
      <style:header-left>
        <text:p text:style-name="MP26"><draw:line text:anchor-type="paragraph" draw:z-index="313" draw:name="Shape3_28" draw:style-name="Mgr6" draw:text-style-name="MP1" svg:x1="11.52cm" svg:y1="0.376cm" svg:x2="20.496cm" svg:y2="0.36cm"><text:p/></draw:line><text:span text:style-name="MT32">Fractions</text:span> : <text:span text:style-name="MT32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12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28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8"><draw:line text:anchor-type="paragraph" draw:z-index="305" draw:name="Shape3_9" draw:style-name="Mgr6" draw:text-style-name="MP1" svg:x1="17.736cm" svg:y1="0.376cm" svg:x2="20.496cm" svg:y2="0.36cm"><text:p/></draw:line><text:span text:style-name="MT33">Fractions</text:span> : <text:span text:style-name="MT33">Fractions, décimaux et comparaison</text:span></text:p>
      </style:header>
      <style:header-left>
        <text:p text:style-name="MP28"><draw:line text:anchor-type="paragraph" draw:z-index="307" draw:name="Shape3_25" draw:style-name="Mgr6" draw:text-style-name="MP1" svg:x1="17.736cm" svg:y1="0.376cm" svg:x2="20.496cm" svg:y2="0.36cm"><text:p/></draw:line><text:span text:style-name="MT33">Fractions</text:span> : <text:span text:style-name="MT33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0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28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2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3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0"><draw:path text:anchor-type="paragraph" draw:z-index="297" draw:name="Shape1_1" draw:style-name="Mgr8" draw:text-style-name="MP22" svg:width="4.329cm" svg:height="2.238cm" svg:x="-1.5cm" svg:y="-7.401cm" svg:viewBox="0 0 4330 2239" svg:d="M0 2239l3984-288c209-15 363-167 345-342l-170-1609h-4159z"><text:p/></draw:path><draw:line text:anchor-type="paragraph" draw:z-index="298" draw:name="Shape3_2" draw:style-name="Mgr6" draw:text-style-name="MP1" svg:x1="10.37cm" svg:y1="0.365cm" svg:x2="20.496cm" svg:y2="0.36cm"><text:p/></draw:line><text:span text:style-name="MT34">Fractions</text:span> : <text:span text:style-name="MT34">Opérations</text:span> </text:p>
      </style:header>
      <style:header-left>
        <text:p text:style-name="MP30"><draw:path text:anchor-type="paragraph" draw:z-index="300" draw:name="Shape1_8" draw:style-name="Mgr8" draw:text-style-name="MP22" svg:width="4.329cm" svg:height="2.238cm" svg:x="-1.5cm" svg:y="-7.401cm" svg:viewBox="0 0 4330 2239" svg:d="M0 2239l3984-288c209-15 363-167 345-342l-170-1609h-4159z"><text:p/></draw:path><draw:line text:anchor-type="paragraph" draw:z-index="301" draw:name="Shape3_26" draw:style-name="Mgr6" draw:text-style-name="MP1" svg:x1="10.37cm" svg:y1="0.365cm" svg:x2="20.496cm" svg:y2="0.36cm"><text:p/></draw:line><text:span text:style-name="MT34">Fractions</text:span> : <text:span text:style-name="MT34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99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28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4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5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2"><draw:path text:anchor-type="paragraph" draw:z-index="291" draw:name="Shape1_5" draw:style-name="Mgr8" draw:text-style-name="MP22" svg:width="4.329cm" svg:height="2.238cm" svg:x="-1.5cm" svg:y="-1.001cm" svg:viewBox="0 0 4330 2239" svg:d="M0 2239l3984-288c209-15 363-167 345-342l-170-1609h-4159z"><text:p/></draw:path><draw:line text:anchor-type="paragraph" draw:z-index="292" draw:name="Shape3_21" draw:style-name="Mgr6" draw:text-style-name="MP1" svg:x1="10.308cm" svg:y1="0.388cm" svg:x2="20.496cm" svg:y2="0.36cm"><text:p/></draw:line><text:span text:style-name="MT35">Fractions</text:span><text:span text:style-name="MT20"> : </text:span><text:span text:style-name="MT36">Problèmes</text:span><text:span text:style-name="MT20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93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28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4"><draw:line text:anchor-type="paragraph" draw:z-index="286" draw:name="Shape3_12" draw:style-name="Mgr6" draw:text-style-name="MP1" svg:x1="10.308cm" svg:y1="0.388cm" svg:x2="20.496cm" svg:y2="0.36cm"><text:p/></draw:line><draw:path text:anchor-type="paragraph" draw:z-index="287" draw:name="Shape1_6" draw:style-name="Mgr8" draw:text-style-name="MP22" svg:width="4.329cm" svg:height="2.238cm" svg:x="-1.5cm" svg:y="-1.001cm" svg:viewBox="0 0 4330 2239" svg:d="M0 2239l3984-288c209-15 363-167 345-342l-170-1609h-4159z"><text:p/></draw:path><text:span text:style-name="MT35">Fractions</text:span><text:span text:style-name="MT20"> : </text:span><text:span text:style-name="MT36">Problèmes</text:span><text:span text:style-name="MT20"> </text:span></text:p>
      </style:header>
      <style:header-left>
        <text:p text:style-name="MP34"><draw:line text:anchor-type="paragraph" draw:z-index="289" draw:name="Shape3_27" draw:style-name="Mgr6" draw:text-style-name="MP1" svg:x1="10.308cm" svg:y1="0.388cm" svg:x2="20.496cm" svg:y2="0.36cm"><text:p/></draw:line><draw:path text:anchor-type="paragraph" draw:z-index="290" draw:name="Shape1_0" draw:style-name="Mgr8" draw:text-style-name="MP22" svg:width="4.329cm" svg:height="2.238cm" svg:x="-1.5cm" svg:y="-1.001cm" svg:viewBox="0 0 4330 2239" svg:d="M0 2239l3984-288c209-15 363-167 345-342l-170-1609h-4159z"><text:p/></draw:path><text:span text:style-name="MT35">Fractions</text:span><text:span text:style-name="MT20"> : </text:span><text:span text:style-name="MT36">Problèmes</text:span><text:span text:style-name="MT20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8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28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3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4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82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22">calculer</text:span><text:span text:style-name="MT37"> : </text:span><text:span text:style-name="MT22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6">Calculer : <text:span text:style-name="MT38">Multiplier</text:span> </text:p>
      </style:header>
      <style:header-left>
        <text:p text:style-name="MP36">Calculer : <text:span text:style-name="MT38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77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2">calculer</text:span><text:span text:style-name="MT37"> : </text:span><text:span text:style-name="MT39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22">calculer</text:span><text:span text:style-name="MT37"> : </text:span><text:span text:style-name="MT39">Multiplier</text:span></text:p></draw:text-box></draw:frame><draw:g text:anchor-type="paragraph" draw:z-index="278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4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5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0">Calculer : </text:span><text:span text:style-name="MT41">Diviser</text:span><text:span text:style-name="MT40"> </text:span></text:p>
      </style:header>
      <style:header-left>
        <text:p text:style-name="_5f_Header_20_N_20_page_20_impaire_20__28_D_29_"><text:span text:style-name="MT40">Calculer : </text:span><text:span text:style-name="MT41">Diviser</text:span><text:span text:style-name="MT40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72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2">calculer</text:span><text:span text:style-name="MT37"> : </text:span><text:span text:style-name="MT42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22">calculer</text:span><text:span text:style-name="MT37"> : </text:span><text:span text:style-name="MT42">diviser</text:span></text:p></draw:text-box></draw:frame><draw:g text:anchor-type="paragraph" draw:z-index="273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9"><text:span text:style-name="MT43">G</text:span>éométrie plane : Parallèles, perpendiculaires,<text:line-break/> distances</text:p>
      </style:header>
      <style:header-left>
        <text:p text:style-name="MP40"><text:s/><text:span text:style-name="MT43">Géométrie plane</text:span> : <text:span text:style-name="MT44">P</text:span><text:span text:style-name="MT45">arallèles, perpendiculaires,<text:line-break/> </text:span><text:span text:style-name="MT46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7">Géométrie plane : </text:span><text:span text:style-name="MT48">parallèles, perpendiculaires, </text:span><text:span text:style-name="MT49">distances</text:span></text:h></draw:text-box></draw:frame><draw:g text:anchor-type="paragraph" draw:z-index="270" draw:name="Shape4_59" draw:style-name="Mgr2"><draw:path draw:style-name="Mgr5" draw:text-style-name="MP1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0">G</text:span>éométrie plane : Parallèles, perpendiculaires, distances</text:h></draw:text-box></draw:frame><draw:g text:anchor-type="paragraph" draw:z-index="271" draw:name="Shape4_62" draw:style-name="Mgr2"><draw:path draw:style-name="Mgr5" draw:text-style-name="MP1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0">Calculer : </text:span><text:span text:style-name="MT51">Critères de divisibilité</text:span><text:span text:style-name="MT40"> </text:span></text:p>
      </style:header>
      <style:header-left>
        <text:p text:style-name="_5f_Header_20_N_20_page_20_impaire_20__28_D_29_"><text:span text:style-name="MT40">Calculer : </text:span><text:span text:style-name="MT51">Critères de divisibilité</text:span><text:span text:style-name="MT40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68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2">calculer</text:span><text:span text:style-name="MT37"> : </text:span><text:span text:style-name="MT52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22">calculer</text:span><text:span text:style-name="MT37"> : </text:span><text:span text:style-name="MT52">critères de divisibilité</text:span></text:p></draw:text-box></draw:frame><draw:g text:anchor-type="paragraph" draw:z-index="269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5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6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0">Calculer : </text:span><text:span text:style-name="MT53">Distributivité</text:span><text:span text:style-name="MT40"> </text:span></text:p>
      </style:header>
      <style:header-left>
        <text:p text:style-name="_5f_Header_20_N_20_page_20_impaire_20__28_D_29_"><text:span text:style-name="MT40">Calculer : </text:span><text:span text:style-name="MT53">Distributivité</text:span><text:span text:style-name="MT40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64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2">calculer</text:span><text:span text:style-name="MT37"> : </text:span><text:span text:style-name="MT54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0">Calculer : </text:span><text:span text:style-name="MT55">Priorités opératoires</text:span><text:span text:style-name="MT40"> </text:span></text:p>
      </style:header>
      <style:header-left>
        <text:p text:style-name="_5f_Header_20_N_20_page_20_impaire_20__28_D_29_"><text:span text:style-name="MT40">Calculer : </text:span><text:span text:style-name="MT55">Priorités opératoires</text:span><text:span text:style-name="MT40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59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2">calculer</text:span><text:span text:style-name="MT37"> : </text:span><text:span text:style-name="MT56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22">calculer</text:span><text:span text:style-name="MT37"> : </text:span><text:span text:style-name="MT56">priorités opératoires</text:span></text:p></draw:text-box></draw:frame><draw:g text:anchor-type="paragraph" draw:z-index="260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6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7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51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7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52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8">Utilis</text:span><text:span text:style-name="MT59">er des</text:span><text:span text:style-name="MT58"> données </text:span>: <text:span text:style-name="MT60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2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3">Utilis</text:span><text:span text:style-name="MT64">er</text:span><text:span text:style-name="MT63"> de</text:span><text:span text:style-name="MT64">s</text:span><text:span text:style-name="MT63"> données</text:span><text:span text:style-name="MT4"> : </text:span><text:span text:style-name="MT65">représenter</text:span><text:span text:style-name="MT4"> </text:span></text:p></draw:text-box></draw:frame><draw:g text:anchor-type="paragraph" draw:z-index="248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3">Utilis</text:span><text:span text:style-name="MT64">er</text:span><text:span text:style-name="MT63"> de</text:span><text:span text:style-name="MT64">s</text:span><text:span text:style-name="MT63"> données</text:span><text:span text:style-name="MT4"> : </text:span><text:span text:style-name="MT65">représenter</text:span><text:span text:style-name="MT4"> </text:span></text:p></draw:text-box></draw:frame><draw:g text:anchor-type="paragraph" draw:z-index="249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6">Repères du plan : Se repérer</text:span> </text:p>
      </style:header>
      <style:header-left>
        <text:p text:style-name="MP45"><text:span text:style-name="MT66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46" draw:name="Shape4_111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47" draw:name="Shape4_66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8">Utilis</text:span><text:span text:style-name="MT59">er des</text:span><text:span text:style-name="MT58"> données </text:span>: <text:span text:style-name="MT68">Organiser</text:span> </text:p>
      </style:header>
      <style:header-left>
        <text:p text:style-name="_5f_Header_20_D_20_page_20_paire_20__28_G_29_"><text:tab/> <text:span text:style-name="MT58">Utilis</text:span><text:span text:style-name="MT59">er des</text:span><text:span text:style-name="MT58"> données </text:span>: <text:span text:style-name="MT68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3">Utilis</text:span><text:span text:style-name="MT64">er</text:span><text:span text:style-name="MT63"> de</text:span><text:span text:style-name="MT64">s</text:span><text:span text:style-name="MT63"> données</text:span><text:span text:style-name="MT4"> : </text:span><text:span text:style-name="MT69">Organiser</text:span><text:span text:style-name="MT4"> </text:span></text:p></draw:text-box></draw:frame><draw:g text:anchor-type="paragraph" draw:z-index="243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3">Utilis</text:span><text:span text:style-name="MT64">er</text:span><text:span text:style-name="MT63"> de</text:span><text:span text:style-name="MT64">s</text:span><text:span text:style-name="MT63"> données</text:span><text:span text:style-name="MT4"> : </text:span><text:span text:style-name="MT69">Organiser</text:span><text:span text:style-name="MT4"> </text:span></text:p></draw:text-box></draw:frame><draw:g text:anchor-type="paragraph" draw:z-index="244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45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6">Repères du plan : Se repérer</text:span> </text:p>
      </style:header>
      <style:header-left>
        <text:p text:style-name="MP45"><text:span text:style-name="MT66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41" draw:name="Shape4_71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42" draw:name="Shape4_72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8" draw:name="Shape3_39" draw:style-name="Mgr9" draw:text-style-name="MP1" svg:x1="12.104cm" svg:y1="0.392cm" svg:x2="20.497cm" svg:y2="0.36cm"><text:p/></draw:line><text:span text:style-name="MT70">Conversion d’unité</text:span> : <text:span text:style-name="MT70">masses</text:span></text:p>
      </style:header>
      <style:header-left>
        <text:p text:style-name="_5f_Header_20_M_20_page_20_impaire_20__28_D_29_"><draw:line text:anchor-type="paragraph" draw:z-index="240" draw:name="Shape3_18" draw:style-name="Mgr9" draw:text-style-name="MP1" svg:x1="11.292cm" svg:y1="0.381cm" svg:x2="20.496cm" svg:y2="0.36cm"><text:p/></draw:line><text:span text:style-name="MT71">Périmètre</text:span> : <text:span text:style-name="MT72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3">C</text:span>onversion d’unité : masses</text:h></draw:text-box></draw:frame><draw:g text:anchor-type="paragraph" draw:z-index="9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0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4">Périmètre : </text:span><text:span text:style-name="MT75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7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8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6">Proportionnalité et pourcentages</text:span><text:span text:style-name="MT58"> </text:span>: <text:span text:style-name="MT76">proportionnalité</text:span> </text:p>
        <text:p text:style-name="MP49"/>
      </style:header>
      <style:header-left>
        <text:p text:style-name="Header"><text:span text:style-name="MT76">Proportionnalité et pourcentages</text:span><text:span text:style-name="MT58"> </text:span>: <text:span text:style-name="MT76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35" draw:name="Shape4_86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36" draw:name="Shape4_87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7">P</text:span>roportionnalité </text:p>
      </style:header>
      <style:header-left>
        <text:p text:style-name="_5f_Header_20_D_20_page_20_paire_20__28_G_29_"><text:span text:style-name="MT76"><text:tab/>Proportionnalité et pourcentage</text:span><text:span text:style-name="MT58"> </text:span>: <text:span text:style-name="MT7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33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34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6">Proportionnalité et pourcentages</text:span><text:span text:style-name="MT58"> </text:span>: <text:span text:style-name="MT76">proportionnalité</text:span> </text:p>
        <text:p text:style-name="MP49"/>
      </style:header>
      <style:header-left>
        <text:p text:style-name="Header"><text:span text:style-name="MT76">Proportionnalité et pourcentages</text:span><text:span text:style-name="MT58"> </text:span>: <text:span text:style-name="MT76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0" draw:name="Shape4_98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32" draw:name="Shape4_99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6">Proportionnalité et pourcentage</text:span><text:span text:style-name="MT58"> </text:span>: <text:span text:style-name="MT78">Pourcentages</text:span> </text:p>
      </style:header>
      <style:header-left>
        <text:p text:style-name="_5f_Header_20_D_20_page_20_impaire_20__28_D_29_"><text:span text:style-name="MT76">Proportionnalité et pourcentage</text:span><text:span text:style-name="MT58"> </text:span>: <text:span text:style-name="MT7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3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9">Proportionnalité et pourcentage : </text:span><text:span text:style-name="MT80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1">Proportionnalité et pourcentages : </text:span><text:span text:style-name="MT80">pourcentages</text:span></text:p></draw:text-box></draw:frame><draw:g text:anchor-type="paragraph" draw:z-index="204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0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1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7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8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9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2" draw:name="Shape3_1" draw:style-name="Mgr9" draw:text-style-name="MP1" svg:x1="12.45cm" svg:y1="0.362cm" svg:x2="20.497cm" svg:y2="0.36cm"><text:p/></draw:line><text:span text:style-name="MT71">Périmètre</text:span> : <text:span text:style-name="MT82">Mesurer, reporter</text:span></text:p>
      </style:header>
      <style:header-left>
        <text:p text:style-name="_5f_Header_20_M_20_page_20_impaire_20__28_D_29_"><draw:line text:anchor-type="paragraph" draw:z-index="193" draw:name="Shape3_20" draw:style-name="Mgr9" draw:text-style-name="MP1" svg:x1="12.45cm" svg:y1="0.362cm" svg:x2="20.497cm" svg:y2="0.36cm"><text:p/></draw:line><text:span text:style-name="MT71">Périmètre</text:span> : <text:span text:style-name="MT82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4">Périmètre : </text:span><text:span text:style-name="MT83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9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0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6" draw:name="Shape3_16" draw:style-name="Mgr9" draw:text-style-name="MP1" svg:x1="12.726cm" svg:y1="0.399cm" svg:x2="20.496cm" svg:y2="0.36cm"><text:p/></draw:line><text:span text:style-name="MT71">Périmètre</text:span> : <text:span text:style-name="MT84">Périmètres et unités</text:span></text:p>
      </style:header>
      <style:header-left>
        <text:p text:style-name="MP57"><draw:line text:anchor-type="paragraph" draw:z-index="188" draw:name="Shape3_17" draw:style-name="Mgr9" draw:text-style-name="MP1" svg:x1="16.083cm" svg:y1="0.383cm" svg:x2="20.496cm" svg:y2="0.36cm"><text:p/></draw:line><text:span text:style-name="MT71">Périmètre</text:span> : <text:span text:style-name="MT84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4">Périmètre <text:s/>: </text:span><text:span text:style-name="MT85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3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6">Conversions d’unités</text:span> : <text:span text:style-name="MT86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1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7">Conversions d’unités</text:span><text:span text:style-name="MT74"> : </text:span><text:span text:style-name="MT87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4">Périmètre : </text:span><text:span text:style-name="MT88">Problèmes</text:span></text:p></draw:text-box></draw:frame><draw:g text:anchor-type="paragraph" draw:z-index="182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0">Volume</text:span><text:span text:style-name="MT4"> </text:span></text:p></draw:text-box></draw:frame><draw:g text:anchor-type="paragraph" draw:z-index="180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7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8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9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1">Conversions d’unités : longueurs</text:span></text:p>
      </style:header>
      <style:header-left>
        <text:p text:style-name="_5f_Header_20_N_20_page_20_impaire_20__28_D_29_"><text:s/><text:span text:style-name="MT91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longueurs</text:span><text:span text:style-name="MT4"> </text:span></text:p></draw:text-box></draw:frame><draw:g text:anchor-type="paragraph" draw:z-index="174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92">masses</text:span></text:p>
      </style:header>
      <style:header-left>
        <text:p text:style-name="_5f_Header_20_N_20_page_20_impaire_20__28_D_29_"><text:s/><text:span text:style-name="MT91">Conversions d’unités : </text:span><text:span text:style-name="MT92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3">masses</text:span><text:span text:style-name="MT4"> </text:span></text:p></draw:text-box></draw:frame><draw:g text:anchor-type="paragraph" draw:z-index="171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2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2"><text:s/></text:span><text:span text:style-name="MT91">Conversions d’unités : </text:span><text:span text:style-name="MT92">masses</text:span></text:p>
      </style:header>
      <style:header-left>
        <text:p text:style-name="_5f_Header_20_N_20_page_20_impaire_20__28_D_29_"><text:span text:style-name="MT92"><text:s/></text:span><text:span text:style-name="MT91">Conversions d’unités : </text:span><text:span text:style-name="MT92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4">Masses</text:span><text:span text:style-name="MT4"> </text:span></text:p></draw:text-box></draw:frame><draw:g text:anchor-type="paragraph" draw:z-index="168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9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0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5">Conversions d’unités : </text:span><text:span text:style-name="MT96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1">Conversions d’unités : </text:span><text:span text:style-name="MT97">Capacités</text:span></text:p>
      </style:header>
      <style:header-left>
        <text:p text:style-name="Header"><text:s/><text:span text:style-name="MT91">Conversions d’unités : </text:span><text:span text:style-name="MT97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8">capacités</text:span><text:span text:style-name="MT4"> </text:span></text:p></draw:text-box></draw:frame><draw:g text:anchor-type="paragraph" draw:z-index="165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97">Capacités</text:span></text:p>
      </style:header>
      <style:header-left>
        <text:p text:style-name="_5f_Header_20_N_20_page_20_impaire_20__28_D_29_"><text:span text:style-name="MT99">Conversions d’unités : </text:span><text:span text:style-name="MT97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0">Capacités</text:span><text:span text:style-name="MT4"> </text:span></text:p></draw:text-box></draw:frame><draw:g text:anchor-type="paragraph" draw:z-index="164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1">Conversions d’unités : </text:span><text:span text:style-name="MT101">Temps et d</text:span><text:span text:style-name="MT102">urées</text:span></text:p>
      </style:header>
      <style:header-left>
        <text:p text:style-name="Header"><text:s/><text:span text:style-name="MT91">Conversions d’unités : </text:span><text:span text:style-name="MT101">Temps et d</text:span><text:span text:style-name="MT102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3">temps et </text:span><text:span text:style-name="MT104">durées</text:span><text:span text:style-name="MT4"> </text:span></text:p></draw:text-box></draw:frame><draw:g text:anchor-type="paragraph" draw:z-index="161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101">Temps et d</text:span><text:span text:style-name="MT102">urées</text:span></text:p>
      </style:header>
      <style:header-left>
        <text:p text:style-name="_5f_Header_20_N_20_page_20_impaire_20__28_D_29_"><text:span text:style-name="MT99">Conversions d’unités : </text:span><text:span text:style-name="MT101">Temps et d</text:span><text:span text:style-name="MT102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3">temps et </text:span><text:span text:style-name="MT104">durées</text:span><text:span text:style-name="MT4"> </text:span></text:p></draw:text-box></draw:frame><draw:g text:anchor-type="paragraph" draw:z-index="159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0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5">Conversions d’unités : </text:span><text:span text:style-name="MT103">temps et </text:span><text:span text:style-name="MT104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105">Temps et durées</text:span></text:p>
      </style:header>
      <style:header-left>
        <text:p text:style-name="_5f_Header_20_N_20_page_20_impaire_20__28_D_29_"><text:s/><text:span text:style-name="MT91">Conversions d’unités : </text:span><text:span text:style-name="MT105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6">Temps et </text:span><text:span text:style-name="MT107">Durée</text:span><text:span text:style-name="MT4"> </text:span></text:p></draw:text-box></draw:frame><draw:g text:anchor-type="paragraph" draw:z-index="156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7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108">Vitesse</text:span></text:p>
      </style:header>
      <style:header-left>
        <text:p text:style-name="_5f_Header_20_N_20_page_20_impaire_20__28_D_29_"><text:span text:style-name="MT99">Conversions d’unités : </text:span><text:span text:style-name="MT108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9">vitesse</text:span><text:span text:style-name="MT4"> </text:span></text:p></draw:text-box></draw:frame><draw:g text:anchor-type="paragraph" draw:z-index="154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5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5">Conversions d’unités : </text:span><text:span text:style-name="MT109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1">Conversions d’unités : </text:span><text:span text:style-name="MT110">Aires</text:span></text:p>
      </style:header>
      <style:header-left>
        <text:p text:style-name="Header"><text:s/><text:span text:style-name="MT91">Conversions d’unités : </text:span><text:span text:style-name="MT110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1">aires</text:span></text:p></draw:text-box></draw:frame><draw:g text:anchor-type="paragraph" draw:z-index="151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2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9">Conversions d’unités : </text:span><text:span text:style-name="MT110">Aires</text:span></text:p>
      </style:header>
      <style:header-left>
        <text:p text:style-name="_5f_Header_20_N_20_page_20_paire_20__28_G_29_"><text:span text:style-name="MT99">Conversions d’unités : </text:span><text:span text:style-name="MT110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9">Conversions d’unités : </text:span><text:span text:style-name="MT111">Aires</text:span></text:h></draw:text-box></draw:frame><draw:g text:anchor-type="paragraph" draw:z-index="150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112">Problèmes</text:span></text:p>
      </style:header>
      <style:header-left>
        <text:p text:style-name="_5f_Header_20_N_20_page_20_paire_20__28_G_29_"><text:s/><text:span text:style-name="MT91">Conversions d’unités : </text:span><text:span text:style-name="MT112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3">problèmes</text:span></text:p></draw:text-box></draw:frame><draw:g text:anchor-type="paragraph" draw:z-index="148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4">Conversions d’unités </text:span><text:span text:style-name="MT4">: </text:span><text:span text:style-name="MT114">problèmes</text:span></text:p></draw:text-box></draw:frame><draw:g text:anchor-type="paragraph" draw:z-index="149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99">Conversions d’unités : </text:span><text:span text:style-name="MT112">Problèmes</text:span></text:p>
      </style:header>
      <style:header-left>
        <text:p text:style-name="MP65"><text:span text:style-name="MT99">Conversions d’unités : </text:span><text:span text:style-name="MT11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3">problèmes</text:span></text:p></draw:text-box></draw:frame><draw:g text:anchor-type="paragraph" draw:z-index="146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5">Conversions d’unités : </text:span><text:span text:style-name="MT113">problèmes</text:span></text:p></draw:text-box></draw:frame><draw:g text:anchor-type="paragraph" draw:z-index="147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3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4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5"><text:s text:c="15"/>A</text:span>ires : Aire et unité</text:p>
      </style:header>
      <style:header-left>
        <text:p text:style-name="MP66"><text:span text:style-name="MT115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2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3">Géométrie plane, </text:span><text:span text:style-name="MT116">partie 1</text:span> : <text:span text:style-name="MT117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8">Géométrie plane, </text:span><text:span text:style-name="MT119">partie 1</text:span><text:span text:style-name="MT118"> : </text:span><text:span text:style-name="MT120">assembler et décomposer</text:span></text:p></draw:text-box></draw:frame><draw:g text:anchor-type="paragraph" draw:z-index="140" draw:name="Shape4_216" draw:style-name="Mgr2"><draw:path draw:style-name="Mgr5" draw:text-style-name="MP1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1" draw:name="Shape4_217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7">Géométrie plane, </text:span><text:span text:style-name="MT119">partie 1</text:span><text:span text:style-name="MT47"> : </text:span><text:span text:style-name="MT120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1">Géométrie plane</text:span><text:span text:style-name="MT122"> : </text:span><text:span text:style-name="MT123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7">Géométrie plane : </text:span><text:span text:style-name="MT124">vocabulaire</text:span></text:p></draw:text-box></draw:frame><draw:g text:anchor-type="paragraph" draw:z-index="138" draw:name="Shape4_213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7">Géométrie plane : </text:span><text:span text:style-name="MT124">vocabulaire</text:span></text:p></draw:text-box></draw:frame><draw:g text:anchor-type="paragraph" draw:z-index="139" draw:name="Shape4_214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3">Géométrie plane, </text:span><text:span text:style-name="MT116">partie 1</text:span> : <text:span text:style-name="MT125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8">Géométrie plane, </text:span><text:span text:style-name="MT119">partie 1</text:span><text:span text:style-name="MT118"> : </text:span><text:span text:style-name="MT126">coder</text:span></text:p></draw:text-box></draw:frame><draw:g text:anchor-type="paragraph" draw:z-index="136" draw:name="Shape4_211" draw:style-name="Mgr2"><draw:path draw:style-name="Mgr5" draw:text-style-name="MP1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7">Géométrie plane, </text:span><text:span text:style-name="MT119">partie 1</text:span><text:span text:style-name="MT47"> : </text:span><text:span text:style-name="MT126">coder</text:span></text:p></draw:text-box></draw:frame><draw:g text:anchor-type="paragraph" draw:z-index="137" draw:name="Shape4_212" draw:style-name="Mgr2"><draw:path draw:style-name="Mgr5" draw:text-style-name="MP1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1">Géométrie plane</text:span><text:span text:style-name="MT122"> : </text:span><text:span text:style-name="MT123">Vocabulaire</text:span></text:p>
      </style:header>
      <style:header-left>
        <text:p text:style-name="MP70"><text:span text:style-name="MT121">Géométrie plane</text:span><text:span text:style-name="MT122"> : </text:span><text:span text:style-name="MT123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7">Géométrie plane : </text:span><text:span text:style-name="MT124">vocabulaire</text:span></text:p></draw:text-box></draw:frame><draw:g text:anchor-type="paragraph" draw:z-index="134" draw:name="Shape4_209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7">Géométrie plane : </text:span><text:span text:style-name="MT124">vocabulaire</text:span></text:p></draw:text-box></draw:frame><draw:g text:anchor-type="paragraph" draw:z-index="135" draw:name="Shape4_210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3">Géométrie plane</text:span> : <text:span text:style-name="MT44">P</text:span><text:span text:style-name="MT45">arallèles, perpendiculaires,<text:line-break/> </text:span><text:span text:style-name="MT46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2" draw:name="Shape4_204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Géométrie plane : </text:span><text:span text:style-name="MT48">Parallèles, perpendiculaires, </text:span><text:span text:style-name="MT49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7">Géométrie plane : </text:span><text:span text:style-name="MT48">parallèles, perpendiculaires, </text:span><text:span text:style-name="MT49">distances</text:span></text:p></draw:text-box></draw:frame><draw:g text:anchor-type="paragraph" draw:z-index="133" draw:name="Shape4_206" draw:style-name="Mgr2"><draw:path draw:style-name="Mgr5" draw:text-style-name="MP1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130" draw:name="Shape4_205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131" draw:name="Shape4_154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3">Géométrie plane</text:span> : <text:span text:style-name="MT128">Milieu, alignement, </text:span><text:span text:style-name="MT129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8" draw:name="Shape4_150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8">Géométrie plane : </text:span><text:span text:style-name="MT130">milieu, Alignement, </text:span><text:span text:style-name="MT131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9" draw:name="Shape4_158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7">Géométrie plane : </text:span><text:span text:style-name="MT130">milieu, alignement, </text:span><text:span text:style-name="MT131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6" draw:name="Shape4_159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7" draw:name="Shape4_160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3">Géométrie plane</text:span> : <text:span text:style-name="MT43">Points, droites </text:span><text:span text:style-name="MT134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4" draw:name="Shape4_202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5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5" draw:name="Shape4_203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5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2" draw:name="Shape4_200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201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6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0" draw:name="Shape4_194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1" draw:name="Shape4_195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6">R</text:span><text:span text:style-name="MT137">epères du plan : Se </text:span><text:span text:style-name="MT138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9">déplacer</text:span></text:p></draw:text-box></draw:frame><draw:g text:anchor-type="paragraph" draw:z-index="118" draw:name="Shape4_192" draw:style-name="Mgr2"><draw:path draw:style-name="Mgr5" draw:text-style-name="MP1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39">déplacer</text:span></text:p></draw:text-box></draw:frame><draw:g text:anchor-type="paragraph" draw:z-index="119" draw:name="Shape4_193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6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6" draw:name="Shape4_190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7" draw:name="Shape4_191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7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7">R</text:span>epères du plan : Se repérer</text:p>
      </style:header>
      <style:header-left>
        <text:p text:style-name="_5f_Header_20_G_20_page_20_paire_20__28_G_29_"><text:span text:style-name="MT67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4" draw:name="Shape4_161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5" draw:name="Shape4_189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3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0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6" draw:name="Shape7_8" draw:style-name="Mgr9" draw:text-style-name="MP1" svg:x1="9.042cm" svg:y1="0.36cm" svg:x2="20.461cm" svg:y2="0.36cm"><text:p/></draw:line><draw:path text:anchor-type="paragraph" draw:z-index="107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8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1">Série 1</text:span></text:p></draw:text-box></draw:frame>T<text:span text:style-name="MT142">itre de la série</text:span></text:p>
      </style:header>
      <style:header-left>
        <text:p text:style-name="MP80"><draw:line text:anchor-type="paragraph" draw:z-index="110" draw:name="Shape7_9" draw:style-name="Mgr9" draw:text-style-name="MP1" svg:x1="9.042cm" svg:y1="0.36cm" svg:x2="20.461cm" svg:y2="0.36cm"><text:p/></draw:line><draw:path text:anchor-type="paragraph" draw:z-index="111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2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1">Série 1</text:span></text:p></draw:text-box></draw:frame>T<text:span text:style-name="MT142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9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3">Angles</text:span> • <text:span text:style-name="MT143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5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1"><text:s text:c="15"/>A</text:span><text:span text:style-name="MT144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5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7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8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1">Série 1</text:span></text:p></draw:text-box></draw:frame><draw:line text:anchor-type="paragraph" draw:z-index="89" draw:name="Shape7_6" draw:style-name="Mgr9" draw:text-style-name="MP1" svg:x1="9.042cm" svg:y1="0.36cm" svg:x2="20.461cm" svg:y2="0.36cm"><text:p/></draw:line>T<text:span text:style-name="MT142">itre de la série</text:span></text:p>
      </style:header>
      <style:header-left>
        <text:p text:style-name="MP80"><draw:path text:anchor-type="paragraph" draw:z-index="91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2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1">Série 1</text:span></text:p></draw:text-box></draw:frame><draw:line text:anchor-type="paragraph" draw:z-index="93" draw:name="Shape7_3" draw:style-name="Mgr9" draw:text-style-name="MP1" svg:x1="9.042cm" svg:y1="0.36cm" svg:x2="20.461cm" svg:y2="0.36cm"><text:p/></draw:line>T<text:span text:style-name="MT142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0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3">Angles</text:span> • <text:span text:style-name="MT143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2315292907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0">Volumes : </text:span><text:span text:style-name="MT147">Calculs et conversions</text:span> </text:p></draw:text-box></draw:frame><draw:g text:anchor-type="paragraph" draw:z-index="85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61641438083604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0">Volumes : </text:span><text:span text:style-name="MT147">Calculs et conversions</text:span> </text:p></draw:text-box></draw:frame><draw:g text:anchor-type="paragraph" draw:z-index="86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3" draw:name="Shape4_196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4" draw:name="Shape4_197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3">Géométrie plane</text:span> : <text:span text:style-name="MT148">D</text:span><text:span text:style-name="MT43">roites, </text:span><text:span text:style-name="MT149">demi-droites </text:span><text:span text:style-name="MT150">&amp; </text:span><text:span text:style-name="MT149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1" draw:name="Shape4_198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8">Géométrie plane : </text:span><text:span text:style-name="MT47">droites, </text:span><text:span text:style-name="MT151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2" draw:name="Shape4_199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7">Géométrie plane : droites, </text:span><text:span text:style-name="MT151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5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0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2">Aires</text:span><text:span text:style-name="MT74"> <text:s/>: </text:span><text:span text:style-name="MT152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3">Aires </text:span>: <text:span text:style-name="MT153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5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3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4">Constructions géométriques : </text:span><text:span text:style-name="MT155">Reproduire</text:span></text:p>
      </style:header>
      <style:header-left>
        <text:p text:style-name="MP95"><text:span text:style-name="MT154">Constructions géométriques : </text:span><text:span text:style-name="MT155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1" draw:name="Shape10_1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2" draw:name="Shape10_2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9" draw:name="Shape4_219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7">G</text:span><text:span text:style-name="MT158">éométrie </text:span><text:span text:style-name="MT159">plane </text:span><text:span text:style-name="MT158">: </text:span><text:span text:style-name="MT159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0" draw:name="Shape4_220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7">G</text:span><text:span text:style-name="MT158">éométrie </text:span><text:span text:style-name="MT160">plane</text:span><text:span text:style-name="MT158"> : </text:span><text:span text:style-name="MT160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5" draw:name="Shape9" draw:style-name="Mgr1" draw:text-style-name="MP1" svg:x1="11.559cm" svg:y1="0.36cm" svg:x2="20.5cm" svg:y2="0.36cm"><text:p/></draw:line><draw:frame text:anchor-type="paragraph" draw:z-index="66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1">Série 1</text:span></text:p></draw:text-box></draw:frame><draw:path text:anchor-type="paragraph" draw:z-index="67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1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8" draw:name="Shape10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2">Éléments de géométrie</text:span> • <text:span text:style-name="MT162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4" draw:name="Shape4_221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4">Constructions géométriques : </text:span><text:span text:style-name="MT155">Reproduire</text:span></text:p>
      </style:header>
      <style:header-left>
        <text:p text:style-name="MP104"><text:span text:style-name="MT154">Constructions géométriques : </text:span><text:span text:style-name="MT155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3" draw:name="Shape4_222" draw:style-name="Mgr2"><draw:path draw:style-name="Mgr5" draw:text-style-name="MP1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3">Constructions géométriques : </text:span><text:span text:style-name="MT164">Reproduire</text:span></text:p>
      </style:header>
      <style:header-left>
        <text:p text:style-name="_5f_Header_20_G_20_page_20_paire_20__28_G_29_"><text:span text:style-name="MT163">Constructions géométriques : </text:span><text:span text:style-name="MT164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1" draw:name="Shape4_223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6">CONSTRUCTIONS Géométriques : </text:span><text:span text:style-name="MT157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2" draw:name="Shape4_224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4">Constructions géométriques : </text:span><text:span text:style-name="MT155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9" draw:name="Shape10_0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0" draw:name="Shape10_3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3">Constructions géométriques : </text:span><text:span text:style-name="MT165">Rédiger</text:span></text:p>
      </style:header>
      <style:header-left>
        <text:p text:style-name="_5f_Header_20_G_20_page_20_paire_20__28_G_29_"><text:span text:style-name="MT163">Constructions géométriques : </text:span><text:span text:style-name="MT165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8" draw:name="Shape4_225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6">CONSTRUCTIONS Géométriques : </text:span><text:span text:style-name="MT166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7">S</text:span>olides : <text:span text:style-name="MT167">Vocabulaire, nature</text:span></text:p>
      </style:header>
      <style:header-left>
        <text:p text:style-name="_5f_Header_20_G_20_page_20_impaire_20__28_D_29_"><text:span text:style-name="MT167">S</text:span>olides : <text:span text:style-name="MT167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6" draw:name="Shape4_254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7" draw:name="Shape4_255" draw:style-name="Mgr2"><draw:path draw:style-name="Mgr5" draw:text-style-name="MP1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2">S</text:span><text:span text:style-name="MT133">olides</text:span> : <text:span text:style-name="MT132">Vocabulaire, nature</text:span></text:p>
      </style:header>
      <style:header-left>
        <text:p text:style-name="MP72"><text:span text:style-name="MT132">S</text:span><text:span text:style-name="MT133">olides</text:span> : <text:span text:style-name="MT132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4" draw:name="Shape4_226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5" draw:name="Shape4_253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7">S</text:span>olides : <text:span text:style-name="MT168">Perspective cavalière</text:span></text:p>
      </style:header>
      <style:header-left>
        <text:p text:style-name="_5f_Header_20_G_20_page_20_impaire_20__28_D_29_"><text:span text:style-name="MT167">S</text:span>olides : <text:span text:style-name="MT168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2" draw:name="Shape4_227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0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3" draw:name="Shape4_252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9">solides : </text:span><text:span text:style-name="MT170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2">Solides : </text:span><text:span text:style-name="MT171">Patrons</text:span></text:p>
      </style:header>
      <style:header-left>
        <text:p text:style-name="_5f_Header_20_G_20_page_20_paire_20__28_G_29_"><text:span text:style-name="MT132">Solides : </text:span><text:span text:style-name="MT171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2">patrons</text:span></text:p></draw:text-box></draw:frame><draw:g text:anchor-type="paragraph" draw:z-index="50" draw:name="Shape4_228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2">patrons</text:span></text:h></draw:text-box></draw:frame><draw:g text:anchor-type="paragraph" draw:z-index="51" draw:name="Shape4_251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7">S</text:span>olides : <text:span text:style-name="MT173">Patrons</text:span></text:p>
      </style:header>
      <style:header-left>
        <text:p text:style-name="_5f_Header_20_G_20_page_20_impaire_20__28_D_29_"><text:span text:style-name="MT167">S</text:span>olides : <text:span text:style-name="MT173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8" draw:name="Shape4_229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4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9" draw:name="Shape4_250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9">solides : </text:span><text:span text:style-name="MT174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>
      <style:header-left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6" draw:name="Shape4_248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7" draw:name="Shape4_249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44" draw:name="Shape4_246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45" draw:name="Shape4_247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46"> : </text:span><text:span text:style-name="MT179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2" draw:name="Shape4_244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7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3" draw:name="Shape4_245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7">Géométrie plane : </text:span><text:span text:style-name="MT48">parallèles, perpendiculaires, </text:span><text:span text:style-name="MT49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40" draw:name="Shape4_242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41" draw:name="Shape4_243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46"> : </text:span><text:span text:style-name="MT178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8" draw:name="Shape4_240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S</text:span><text:span text:style-name="MT180">ymétrie axiale : </text:span><text:span text:style-name="MT181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9" draw:name="Shape4_241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8">S</text:span><text:span text:style-name="MT180">ymétrie axiale : </text:span><text:span text:style-name="MT181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36" draw:name="Shape4_230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7" draw:name="Shape4_239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7">S</text:span><text:span text:style-name="MT46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4" draw:name="Shape4_237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7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5" draw:name="Shape4_238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7">Géométrie plane : </text:span><text:span text:style-name="MT48">parallèles, perpendiculaires, </text:span><text:span text:style-name="MT49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header-left>
        <text:p text:style-name="MP107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32" draw:name="Shape4_235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33" draw:name="Shape4_236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2">Symétrie axiale</text:span><text:span text:style-name="MT46"> : </text:span><text:span text:style-name="MT183">Axes de symétrie de figures</text:span></text:p>
      </style:header>
      <style:header-left>
        <text:p text:style-name="MP111"><text:span text:style-name="MT182">Symétrie axiale</text:span><text:span text:style-name="MT46"> : </text:span><text:span text:style-name="MT183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0" draw:name="Shape4_233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7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1" draw:name="Shape4_234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7">Géométrie plane : </text:span><text:span text:style-name="MT48">parallèles, perpendiculaires, </text:span><text:span text:style-name="MT49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28" draw:name="Shape4_231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29" draw:name="Shape4_232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7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6" draw:name="Shape4_151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7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7" draw:name="Shape4_152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7">Géométrie plane : </text:span><text:span text:style-name="MT48">parallèles, perpendiculaires, </text:span><text:span text:style-name="MT49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24" draw:name="Shape4_131" draw:style-name="Mgr2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7">Géométrie plane : </text:span><text:span text:style-name="MT44">parallèles, perpendiculaires, </text:span><text:span text:style-name="MT67">distances</text:span></text:p></draw:text-box></draw:frame><draw:g text:anchor-type="paragraph" draw:z-index="25" draw:name="Shape4_146" draw:style-name="Mgr2"><draw:path draw:style-name="Mgr5" draw:text-style-name="MP1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7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2" draw:name="Shape4_49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7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3" draw:name="Shape4_51" draw:style-name="Mgr2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7">Géométrie plane : </text:span><text:span text:style-name="MT48">parallèles, perpendiculaires, </text:span><text:span text:style-name="MT49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6" draw:name="Shape3_0" draw:style-name="Mgr14" draw:text-style-name="MP1" svg:x1="10.893cm" svg:y1="0.403cm" svg:x2="20.503cm" svg:y2="0.327cm"><text:p/></draw:line><draw:path text:anchor-type="char" draw:z-index="1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0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9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8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7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1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4" draw:name="Shape3_23" draw:style-name="Mgr6" draw:text-style-name="MP1" svg:x1="11.52cm" svg:y1="0.376cm" svg:x2="20.496cm" svg:y2="0.36cm"><text:p/></draw:line><text:span text:style-name="MT32">Fractions</text:span> : <text:span text:style-name="MT32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5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28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6">Conversions d’unités</text:span> : <text:span text:style-name="MT86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71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7">Conversions d’unités</text:span><text:span text:style-name="MT74"> : </text:span><text:span text:style-name="MT87">Vitesse</text:span></text:p></draw:text-box></draw:frame></text:p>
      </style:footer>
      <style:footer-left>
        <text:p text:style-name="MP58"><draw:g text:anchor-type="paragraph" draw:z-index="383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4">Périmètre : </text:span><text:span text:style-name="MT88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84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85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86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87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88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89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6">Conversions d’unités</text:span> : <text:span text:style-name="MT86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90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7">Conversions d’unités</text:span><text:span text:style-name="MT74"> : </text:span><text:span text:style-name="MT87">Vitesse</text:span></text:p></draw:text-box></draw:frame></text:p>
      </style:footer>
      <style:footer-left>
        <text:p text:style-name="MP58"><draw:g text:anchor-type="paragraph" draw:z-index="391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4">Périmètre : </text:span><text:span text:style-name="MT88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6">Conversions d’unités</text:span> : <text:span text:style-name="MT86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92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7">Conversions d’unités</text:span><text:span text:style-name="MT74"> : </text:span><text:span text:style-name="MT87">Vitesse</text:span></text:p></draw:text-box></draw:frame></text:p>
      </style:footer>
      <style:footer-left>
        <text:p text:style-name="MP58"><draw:g text:anchor-type="paragraph" draw:z-index="393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4">Périmètre : </text:span><text:span text:style-name="MT88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3DT11H33M55S</meta:editing-duration>
    <meta:editing-cycles>399</meta:editing-cycles>
    <meta:generator>LibreOffice/7.1.4.2$Linux_X86_64 LibreOffice_project/a529a4fab45b75fefc5b6226684193eb000654f6</meta:generator>
    <dc:date>2021-09-09T06:16:37.043849267</dc:date>
    <meta:document-statistic meta:table-count="1" meta:image-count="0" meta:object-count="32" meta:page-count="2" meta:paragraph-count="819" meta:word-count="3046" meta:character-count="19856" meta:non-whitespace-character-count="17162"/>
    <meta:template xlink:type="simple" xlink:actuate="onRequest" xlink:title="modele_cahier_6eme_Sesamath" xlink:href="../../../../../../../.config/libreoffice/4/user/template/modele_cahier_6eme_Sesamath.ott" meta:date="2020-10-20T16:19:16.435181319"/>
  </office:meta>
</office:document-meta>
</file>

<file path=Object 1/content.xml><?xml version="1.0" encoding="utf-8"?>
<math xmlns="http://www.w3.org/1998/Math/MathML" display="block">
  <semantics>
    <mover accent="true">
      <mi mathvariant="italic">SAP</mi>
      <mo stretchy="true">^</mo>
    </mover>
    <annotation encoding="StarMath 5.0">widehat{ SAP }</annotation>
  </semantics>
</math>
</file>

<file path=Object 10/content.xml><?xml version="1.0" encoding="utf-8"?>
<math xmlns="http://www.w3.org/1998/Math/MathML" display="block">
  <semantics>
    <mover accent="true">
      <mtext>BAC</mtext>
      <mo stretchy="true">^</mo>
    </mover>
    <annotation encoding="StarMath 5.0">widehat { "BAC" }</annotation>
  </semantics>
</math>
</file>

<file path=Object 11/content.xml><?xml version="1.0" encoding="utf-8"?>
<math xmlns="http://www.w3.org/1998/Math/MathML" display="block">
  <semantics>
    <mover accent="true">
      <mstyle mathsize="12pt">
        <mrow>
          <mi>s</mi>
          <mtext>R</mtext>
          <mi>t</mi>
        </mrow>
      </mstyle>
      <mo stretchy="true">^</mo>
    </mover>
    <annotation encoding="StarMath 5.0">widehat { size12 {s"R"t} }</annotation>
  </semantics>
</math>
</file>

<file path=Object 12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BAC</annotation>
  </semantics>
</math>
</file>

<file path=Object 13/content.xml><?xml version="1.0" encoding="utf-8"?>
<math xmlns="http://www.w3.org/1998/Math/MathML" display="block">
  <semantics>
    <mover accent="true">
      <mrow>
        <mstyle mathsize="12pt">
          <mi>h</mi>
        </mstyle>
        <mtext>K</mtext>
        <mstyle mathsize="12pt">
          <mi>m</mi>
        </mstyle>
      </mrow>
      <mo stretchy="true">^</mo>
    </mover>
    <annotation encoding="StarMath 5.0"> widehat {size 12{h}"K"size 12{m}}</annotation>
  </semantics>
</math>
</file>

<file path=Object 14/content.xml><?xml version="1.0" encoding="utf-8"?>
<math xmlns="http://www.w3.org/1998/Math/MathML" display="block">
  <semantics>
    <mover accent="true">
      <mrow>
        <mstyle mathsize="12pt">
          <mi>s</mi>
        </mstyle>
        <mtext>U</mtext>
        <mstyle mathsize="12pt">
          <mi>w</mi>
        </mstyle>
      </mrow>
      <mo stretchy="true">^</mo>
    </mover>
    <annotation encoding="StarMath 5.0"> widehat {size 12{s}"U"size 12{w}}</annotation>
  </semantics>
</math>
</file>

<file path=Object 15/content.xml><?xml version="1.0" encoding="utf-8"?>
<math xmlns="http://www.w3.org/1998/Math/MathML" display="block">
  <semantics>
    <mover accent="true">
      <mi mathvariant="italic">EGF</mi>
      <mo stretchy="true">^</mo>
    </mover>
    <annotation encoding="StarMath 5.0">widehat EGF</annotation>
  </semantics>
</math>
</file>

<file path=Object 16/content.xml><?xml version="1.0" encoding="utf-8"?>
<math xmlns="http://www.w3.org/1998/Math/MathML" display="block">
  <semantics>
    <mover accent="true">
      <mi mathvariant="italic">LNO</mi>
      <mo stretchy="true">^</mo>
    </mover>
    <annotation encoding="StarMath 5.0">widehat LNO</annotation>
  </semantics>
</math>
</file>

<file path=Object 17/content.xml><?xml version="1.0" encoding="utf-8"?>
<math xmlns="http://www.w3.org/1998/Math/MathML" display="block">
  <semantics>
    <mover accent="true">
      <mrow>
        <mstyle mathsize="12pt">
          <mi>t</mi>
        </mstyle>
        <mtext>D</mtext>
        <mstyle mathsize="12pt">
          <mi>z</mi>
        </mstyle>
      </mrow>
      <mo stretchy="true">^</mo>
    </mover>
    <annotation encoding="StarMath 5.0"> widehat {size 12{t}"D"size 12{z}}</annotation>
  </semantics>
</math>
</file>

<file path=Object 18/content.xml><?xml version="1.0" encoding="utf-8"?>
<math xmlns="http://www.w3.org/1998/Math/MathML" display="block">
  <semantics>
    <mover accent="true">
      <mi mathvariant="italic">PQR</mi>
      <mo stretchy="true">^</mo>
    </mover>
    <annotation encoding="StarMath 5.0">widehat PQR</annotation>
  </semantics>
</math>
</file>

<file path=Object 19/content.xml><?xml version="1.0" encoding="utf-8"?>
<math xmlns="http://www.w3.org/1998/Math/MathML" display="block">
  <semantics>
    <mover accent="true">
      <mrow>
        <mstyle mathsize="12pt">
          <mi>x</mi>
        </mstyle>
        <mtext>Y</mtext>
        <mstyle mathsize="12pt">
          <mi>v</mi>
        </mstyle>
      </mrow>
      <mo stretchy="true">^</mo>
    </mover>
    <annotation encoding="StarMath 5.0"> widehat {size 12{x}"Y"size 12{v}}</annotation>
  </semantics>
</math>
</file>

<file path=Object 2/content.xml><?xml version="1.0" encoding="utf-8"?>
<math xmlns="http://www.w3.org/1998/Math/MathML" display="block">
  <semantics>
    <mover accent="true">
      <mi mathvariant="italic">DPG</mi>
      <mo stretchy="true">^</mo>
    </mover>
    <annotation encoding="StarMath 5.0">widehat{ DPG }</annotation>
  </semantics>
</math>
</file>

<file path=Object 20/content.xml><?xml version="1.0" encoding="utf-8"?>
<math xmlns="http://www.w3.org/1998/Math/MathML" display="block">
  <semantics>
    <mover accent="true">
      <mi>b</mi>
      <mo stretchy="true">^</mo>
    </mover>
    <annotation encoding="StarMath 5.0">widehat b</annotation>
  </semantics>
</math>
</file>

<file path=Object 21/content.xml><?xml version="1.0" encoding="utf-8"?>
<math xmlns="http://www.w3.org/1998/Math/MathML" display="block">
  <semantics>
    <mover accent="true">
      <mi>d</mi>
      <mo stretchy="true">^</mo>
    </mover>
    <annotation encoding="StarMath 5.0">widehat d</annotation>
  </semantics>
</math>
</file>

<file path=Object 22/content.xml><?xml version="1.0" encoding="utf-8"?>
<math xmlns="http://www.w3.org/1998/Math/MathML" display="block">
  <semantics>
    <mover accent="true">
      <mi>e</mi>
      <mo stretchy="true">^</mo>
    </mover>
    <annotation encoding="StarMath 5.0">widehat e </annotation>
  </semantics>
</math>
</file>

<file path=Object 23/content.xml><?xml version="1.0" encoding="utf-8"?>
<math xmlns="http://www.w3.org/1998/Math/MathML" display="block">
  <semantics>
    <mover accent="true">
      <mi>i</mi>
      <mo stretchy="true">^</mo>
    </mover>
    <annotation encoding="StarMath 5.0">widehat i</annotation>
  </semantics>
</math>
</file>

<file path=Object 24/content.xml><?xml version="1.0" encoding="utf-8"?>
<math xmlns="http://www.w3.org/1998/Math/MathML" display="block">
  <semantics>
    <mover accent="true">
      <mi>b</mi>
      <mo stretchy="true">^</mo>
    </mover>
    <annotation encoding="StarMath 5.0">widehat b</annotation>
  </semantics>
</math>
</file>

<file path=Object 25/content.xml><?xml version="1.0" encoding="utf-8"?>
<math xmlns="http://www.w3.org/1998/Math/MathML" display="block">
  <semantics>
    <mover accent="true">
      <mi>d</mi>
      <mo stretchy="true">^</mo>
    </mover>
    <annotation encoding="StarMath 5.0">widehat d</annotation>
  </semantics>
</math>
</file>

<file path=Object 26/content.xml><?xml version="1.0" encoding="utf-8"?>
<math xmlns="http://www.w3.org/1998/Math/MathML" display="block">
  <semantics>
    <mover accent="true">
      <mi>e</mi>
      <mo stretchy="true">^</mo>
    </mover>
    <annotation encoding="StarMath 5.0">widehat e </annotation>
  </semantics>
</math>
</file>

<file path=Object 27/content.xml><?xml version="1.0" encoding="utf-8"?>
<math xmlns="http://www.w3.org/1998/Math/MathML" display="block">
  <semantics>
    <mover accent="true">
      <mi>i</mi>
      <mo stretchy="true">^</mo>
    </mover>
    <annotation encoding="StarMath 5.0">widehat i</annotation>
  </semantics>
</math>
</file>

<file path=Object 28/content.xml><?xml version="1.0" encoding="utf-8"?>
<math xmlns="http://www.w3.org/1998/Math/MathML" display="block">
  <semantics>
    <mover accent="true">
      <mi>j</mi>
      <mo stretchy="true">^</mo>
    </mover>
    <annotation encoding="StarMath 5.0">widehat j</annotation>
  </semantics>
</math>
</file>

<file path=Object 29/content.xml><?xml version="1.0" encoding="utf-8"?>
<math xmlns="http://www.w3.org/1998/Math/MathML" display="block">
  <semantics>
    <mover accent="true">
      <mi>g</mi>
      <mo stretchy="true">^</mo>
    </mover>
    <annotation encoding="StarMath 5.0">widehat g </annotation>
  </semantics>
</math>
</file>

<file path=Object 3/content.xml><?xml version="1.0" encoding="utf-8"?>
<math xmlns="http://www.w3.org/1998/Math/MathML" display="block">
  <semantics>
    <mover accent="true">
      <mi mathvariant="italic">AKP</mi>
      <mo stretchy="true">^</mo>
    </mover>
    <annotation encoding="StarMath 5.0">widehat{ AKP }</annotation>
  </semantics>
</math>
</file>

<file path=Object 30/content.xml><?xml version="1.0" encoding="utf-8"?>
<math xmlns="http://www.w3.org/1998/Math/MathML" display="block">
  <semantics>
    <mover accent="true">
      <mi>c</mi>
      <mo stretchy="true">^</mo>
    </mover>
    <annotation encoding="StarMath 5.0">widehat c</annotation>
  </semantics>
</math>
</file>

<file path=Object 31/content.xml><?xml version="1.0" encoding="utf-8"?>
<math xmlns="http://www.w3.org/1998/Math/MathML" display="block">
  <semantics>
    <mover accent="true">
      <mi>a</mi>
      <mo stretchy="true">^</mo>
    </mover>
    <annotation encoding="StarMath 5.0">widehat a</annotation>
  </semantics>
</math>
</file>

<file path=Object 33/content.xml><?xml version="1.0" encoding="utf-8"?>
<math xmlns="http://www.w3.org/1998/Math/MathML" display="block">
  <semantics>
    <mover accent="true">
      <mi>k</mi>
      <mo stretchy="true">^</mo>
    </mover>
    <annotation encoding="StarMath 5.0">widehat k</annotation>
  </semantics>
</math>
</file>

<file path=Object 4/content.xml><?xml version="1.0" encoding="utf-8"?>
<math xmlns="http://www.w3.org/1998/Math/MathML" display="block">
  <semantics>
    <mover accent="true">
      <mi mathvariant="italic">RFS</mi>
      <mo stretchy="true">^</mo>
    </mover>
    <annotation encoding="StarMath 5.0">widehat{ RFS }</annotation>
  </semantics>
</math>
</file>

<file path=Object 5/content.xml><?xml version="1.0" encoding="utf-8"?>
<math xmlns="http://www.w3.org/1998/Math/MathML" display="block">
  <semantics>
    <mover accent="true">
      <mi mathvariant="italic">RFH</mi>
      <mo stretchy="true">^</mo>
    </mover>
    <annotation encoding="StarMath 5.0">widehat{ RFH }</annotation>
  </semantics>
</math>
</file>

<file path=Object 6/content.xml><?xml version="1.0" encoding="utf-8"?>
<math xmlns="http://www.w3.org/1998/Math/MathML" display="block">
  <semantics>
    <mover accent="true">
      <mi mathvariant="italic">SFH</mi>
      <mo stretchy="true">^</mo>
    </mover>
    <annotation encoding="StarMath 5.0">widehat{ SFH }</annotation>
  </semantics>
</math>
</file>

<file path=Object 7/content.xml><?xml version="1.0" encoding="utf-8"?>
<math xmlns="http://www.w3.org/1998/Math/MathML" display="block">
  <semantics>
    <mover accent="true">
      <mi mathvariant="italic">PAG</mi>
      <mo stretchy="true">^</mo>
    </mover>
    <annotation encoding="StarMath 5.0">widehat{ PAG }</annotation>
  </semantics>
</math>
</file>

<file path=Object 8/content.xml><?xml version="1.0" encoding="utf-8"?>
<math xmlns="http://www.w3.org/1998/Math/MathML" display="block">
  <semantics>
    <mover accent="true">
      <mi mathvariant="italic">GPH</mi>
      <mo stretchy="true">^</mo>
    </mover>
    <annotation encoding="StarMath 5.0">widehat{ GPH }</annotation>
  </semantics>
</math>
</file>

<file path=Object 9/content.xml><?xml version="1.0" encoding="utf-8"?>
<math xmlns="http://www.w3.org/1998/Math/MathML" display="block">
  <semantics>
    <mover accent="true">
      <mstyle mathsize="12pt">
        <mrow>
          <mi>x</mi>
          <mtext>O</mtext>
          <mi>y</mi>
        </mrow>
      </mstyle>
      <mo stretchy="true">^</mo>
    </mover>
    <annotation encoding="StarMath 5.0">widehat { size12 {x"O"y} }</annotation>
  </semantics>
</math>
</file>